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Liberation Serif2" svg:font-family="'Liberation Serif'"/>
    <style:font-face style:name="OpenSymbol1" svg:font-family="OpenSymbol"/>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OpenSymbol" svg:font-family="Open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423cm" fo:min-width="3.657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61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6cm" fo:min-width="0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2.983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254cm" fo:min-width="0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0.2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0.105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0.423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0.635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634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254cm" fo:min-width="0.12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0.822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0.726cm" fo:padding-top="0cm" fo:padding-bottom="0cm" fo:padding-left="0cm" fo:padding-right="0cm"/>
    </style:style>
    <style:style style:name="gr16" style:family="graphic" style:parent-style-name="standard">
      <style:graphic-properties draw:stroke="solid" svg:stroke-width="0.002cm" svg:stroke-color="#000000" draw:fill="none" fo:padding-top="0.001cm" fo:padding-bottom="0.001cm" fo:padding-left="0.001cm" fo:padding-right="0.001cm"/>
    </style:style>
    <style:style style:name="gr17" style:family="graphic" style:parent-style-name="standard">
      <style:graphic-properties draw:stroke="none" draw:fill="none" draw:textarea-horizontal-align="left" draw:textarea-vertical-align="top" draw:auto-grow-height="true" draw:auto-grow-width="true" fo:min-height="0.423cm" fo:min-width="2.438cm" fo:padding-top="0cm" fo:padding-bottom="0cm" fo:padding-left="0cm" fo:padding-right="0cm"/>
    </style:style>
    <style:style style:name="gr18" style:family="graphic" style:parent-style-name="standard">
      <style:graphic-properties draw:stroke="solid" svg:stroke-width="0.003cm" svg:stroke-color="#000000" draw:fill="solid" draw:fill-color="#000000" fo:padding-top="0.001cm" fo:padding-bottom="0.001cm" fo:padding-left="0.001cm" fo:padding-right="0.001cm"/>
    </style:style>
    <style:style style:name="gr19" style:family="graphic" style:parent-style-name="standard">
      <style:graphic-properties draw:stroke="none" draw:fill="none" draw:textarea-horizontal-align="left" draw:textarea-vertical-align="top" draw:auto-grow-height="true" draw:auto-grow-width="true" fo:min-height="0.423cm" fo:min-width="0.398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0.832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96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4.4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4.749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4.13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2.411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2.062cm" fo:padding-top="0cm" fo:padding-bottom="0cm" fo:padding-left="0cm" fo:padding-right="0cm"/>
    </style:style>
    <style:style style:name="gr27" style:family="graphic" style:parent-style-name="standard">
      <style:graphic-properties draw:stroke="solid" svg:stroke-width="0.002cm" svg:stroke-color="#b3b3b3" draw:fill="none" fo:padding-top="0.001cm" fo:padding-bottom="0.001cm" fo:padding-left="0.001cm" fo:padding-right="0.001cm"/>
    </style:style>
    <style:style style:name="gr28" style:family="graphic" style:parent-style-name="standard">
      <style:graphic-properties draw:stroke="solid" svg:stroke-width="0.135cm" svg:stroke-color="#004586" draw:fill="none" fo:padding-top="0.067cm" fo:padding-bottom="0.067cm" fo:padding-left="0.067cm" fo:padding-right="0.067cm"/>
    </style:style>
    <style:style style:name="gr29" style:family="graphic" style:parent-style-name="standard">
      <style:graphic-properties draw:stroke="solid" svg:stroke-width="0.003cm" svg:stroke-color="#004586" draw:fill="solid" draw:fill-color="#000000" fo:padding-top="0.001cm" fo:padding-bottom="0.001cm" fo:padding-left="0.001cm" fo:padding-right="0.001cm"/>
    </style:style>
    <style:style style:name="gr30" style:family="graphic" style:parent-style-name="standard">
      <style:graphic-properties draw:stroke="solid" svg:stroke-width="0.002cm" svg:stroke-color="#004586" draw:fill="none" fo:padding-top="0.001cm" fo:padding-bottom="0.001cm" fo:padding-left="0.001cm" fo:padding-right="0.001cm"/>
    </style:style>
    <style:style style:name="gr31" style:family="graphic" style:parent-style-name="standard">
      <style:graphic-properties draw:stroke="none" draw:fill="solid" draw:fill-color="#000000"/>
    </style:style>
    <style:style style:name="gr32" style:family="graphic" style:parent-style-name="standard">
      <style:graphic-properties draw:stroke="solid" svg:stroke-width="0.003cm" svg:stroke-color="#004586" draw:fill="none" fo:padding-top="0.001cm" fo:padding-bottom="0.001cm" fo:padding-left="0.001cm" fo:padding-right="0.001cm"/>
    </style:style>
    <style:style style:name="gr33" style:family="graphic" style:parent-style-name="standard">
      <style:graphic-properties draw:stroke="none" draw:fill="none" draw:textarea-horizontal-align="left" draw:textarea-vertical-align="top" draw:auto-grow-height="true" draw:auto-grow-width="true" fo:min-height="0.592cm" fo:min-width="0.694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592cm" fo:min-width="0.197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592cm" fo:min-width="0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592cm" fo:min-width="0.493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2.17cm" fo:padding-top="0cm" fo:padding-bottom="0cm" fo:padding-left="0cm" fo:padding-right="0cm"/>
    </style:style>
    <style:style style:name="gr38" style:family="graphic" style:parent-style-name="standard">
      <style:graphic-properties draw:stroke="solid" svg:stroke-width="0.003cm" svg:stroke-color="#000000" draw:fill="none" fo:padding-top="0.001cm" fo:padding-bottom="0.001cm" fo:padding-left="0.001cm" fo:padding-right="0.001cm"/>
    </style:style>
    <style:style style:name="gr39" style:family="graphic" style:parent-style-name="standard">
      <style:graphic-properties draw:stroke="solid" svg:stroke-color="#000000" draw:fill="none"/>
    </style:style>
    <style:style style:name="gr40"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41" style:family="graphic" style:parent-style-name="objectwithoutfill">
      <style:graphic-properties draw:fill="none" draw:textarea-horizontal-align="center" draw:textarea-vertical-align="middle"/>
    </style:style>
    <style:style style:name="gr42" style:family="graphic" style:parent-style-name="Object_20_with_20_no_20_fill_20_and_20_no_20_line">
      <style:graphic-properties draw:textarea-horizontal-align="center" draw:textarea-vertical-align="middle" draw:ole-draw-aspect="1"/>
    </style:style>
    <style:style style:name="gr43" style:family="graphic" style:parent-style-name="objectwithoutfill">
      <style:graphic-properties draw:marker-end="Arrow" draw:fill="none" draw:textarea-horizontal-align="center" draw:textarea-vertical-align="middle"/>
    </style:style>
    <style:style style:name="gr44" style:family="graphic" style:parent-style-name="standard">
      <style:graphic-properties draw:stroke="none" svg:stroke-color="#000000" draw:fill="none" draw:fill-color="#ffffff" fo:min-height="0.688cm"/>
    </style:style>
    <style:style style:name="gr45" style:family="graphic" style:parent-style-name="objectwithoutfill">
      <style:graphic-properties draw:marker-start="Arrow" draw:marker-end="" draw:fill="none" draw:textarea-horizontal-align="center" draw:textarea-vertical-align="middle"/>
    </style:style>
    <style:style style:name="gr46" style:family="graphic" style:parent-style-name="standard">
      <style:graphic-properties draw:fill-color="#ff3333" draw:textarea-horizontal-align="justify" draw:textarea-vertical-align="middle" draw:auto-grow-height="false"/>
    </style:style>
    <style:style style:name="P1" style:family="paragraph">
      <style:paragraph-properties fo:text-align="start" style:writing-mode="lr-tb"/>
    </style:style>
    <style:style style:name="P2" style:family="paragraph">
      <style:paragraph-properties fo:text-align="center"/>
    </style:style>
    <style:style style:name="P3" style:family="paragraph">
      <style:text-properties fo:font-size="14pt" style:font-size-asian="24pt" style:font-size-complex="24pt"/>
    </style:style>
    <style:style style:name="T1" style:family="text">
      <style:text-properties fo:color="#000000" style:font-name="Liberation Serif2" fo:font-size="12pt" fo:font-weight="bold" style:font-size-asian="12pt" style:font-name-complex="Liberation Serif2" style:font-size-complex="12pt" style:font-weight-complex="bold"/>
    </style:style>
    <style:style style:name="T2" style:family="text">
      <style:text-properties fo:color="#000000" style:font-name="Liberation Serif2" fo:font-size="12pt" style:font-size-asian="12pt" style:font-name-complex="Liberation Serif2" style:font-size-complex="12pt"/>
    </style:style>
    <style:style style:name="T3" style:family="text">
      <style:text-properties fo:color="#000000" style:font-name="Liberation Serif2" fo:font-size="12.1000003814697pt" fo:font-style="italic" style:font-size-asian="12.1000003814697pt" style:font-name-complex="Liberation Serif2" style:font-size-complex="12.1000003814697pt" style:font-style-complex="italic"/>
    </style:style>
    <style:style style:name="T4" style:family="text">
      <style:text-properties fo:color="#000000" style:font-name="OpenSymbol1" fo:font-size="12.1000003814697pt" style:font-size-asian="12.1000003814697pt" style:font-name-complex="OpenSymbol1" style:font-size-complex="12.1000003814697pt"/>
    </style:style>
    <style:style style:name="T5" style:family="text">
      <style:text-properties fo:color="#000000" style:font-name="Liberation Serif2" fo:font-size="12pt" fo:font-style="italic" style:font-size-asian="12pt" style:font-name-complex="Liberation Serif2" style:font-size-complex="12pt" style:font-style-complex="italic"/>
    </style:style>
    <style:style style:name="T6" style:family="text">
      <style:text-properties fo:color="#000000" style:font-name="Liberation Serif2" fo:font-size="7.19999980926514pt" style:font-size-asian="7.19999980926514pt" style:font-name-complex="Liberation Serif2" style:font-size-complex="7.19999980926514pt"/>
    </style:style>
    <style:style style:name="T7" style:family="text">
      <style:text-properties fo:color="#000000" style:font-name="OpenSymbol1" fo:font-size="12pt" style:font-size-asian="12pt" style:font-name-complex="OpenSymbol1" style:font-size-complex="12pt"/>
    </style:style>
    <style:style style:name="T8" style:family="text">
      <style:text-properties fo:color="#000000" style:font-name="Liberation Sans2" fo:font-size="16.7999992370605pt" style:font-size-asian="16.7999992370605pt" style:font-name-complex="Liberation Sans2" style:font-size-complex="16.7999992370605pt"/>
    </style:style>
    <style:style style:name="T9" style:family="text">
      <style:text-properties fo:color="#000000" style:font-name="Liberation Sans2" fo:font-size="12pt" style:font-size-asian="12pt" style:font-name-complex="Liberation Sans2" style:font-size-complex="12pt"/>
    </style:style>
    <style:style style:name="T10" style:family="text">
      <style:text-properties fo:font-size="1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99cm" svg:height="29.7cm" svg:x="0cm" svg:y="0cm" svg:viewBox="0 0 20991 29701" draw:points="0,0 20991,0 20991,29701 0,29701">
          <text:p/>
        </draw:polygon>
        <draw:frame draw:style-name="gr2" draw:layer="layout" svg:width="3.871cm" svg:height="0.475cm" svg:x="9.059cm" svg:y="2.508cm">
          <draw:text-box>
            <text:p text:style-name="P1"><text:span text:style-name="T1">Trabajo autónomo 11</text:span></text:p>
          </draw:text-box>
        </draw:frame>
        <draw:frame draw:style-name="gr3" draw:layer="layout" svg:width="5.806cm" svg:height="0.475cm" svg:x="2.003cm" svg:y="3.739cm">
          <draw:text-box>
            <text:p text:style-name="P1"><text:span text:style-name="T2">Determina la corriente instantánea</text:span></text:p>
          </draw:text-box>
        </draw:frame>
        <draw:frame draw:style-name="gr4" draw:layer="layout" svg:width="0.121cm" svg:height="0.475cm" svg:x="8.124cm" svg:y="3.743cm">
          <draw:text-box>
            <text:p text:style-name="P1"><text:span text:style-name="T3">i</text:span></text:p>
          </draw:text-box>
        </draw:frame>
        <draw:frame draw:style-name="gr4" draw:layer="layout" svg:width="0.146cm" svg:height="0.53cm" svg:x="8.286cm" svg:y="3.835cm">
          <draw:text-box>
            <text:p text:style-name="P1"><text:span text:style-name="T4">(</text:span></text:p>
          </draw:text-box>
        </draw:frame>
        <draw:frame draw:style-name="gr4" draw:layer="layout" svg:width="0.121cm" svg:height="0.475cm" svg:x="8.445cm" svg:y="3.743cm">
          <draw:text-box>
            <text:p text:style-name="P1"><text:span text:style-name="T3">t</text:span></text:p>
          </draw:text-box>
        </draw:frame>
        <draw:frame draw:style-name="gr4" draw:layer="layout" svg:width="0.146cm" svg:height="0.53cm" svg:x="8.604cm" svg:y="3.835cm">
          <draw:text-box>
            <text:p text:style-name="P1"><text:span text:style-name="T4">)</text:span></text:p>
          </draw:text-box>
        </draw:frame>
        <draw:frame draw:style-name="gr5" draw:layer="layout" svg:width="3.093cm" svg:height="0.475cm" svg:x="9.052cm" svg:y="3.739cm">
          <draw:text-box>
            <text:p text:style-name="P1"><text:span text:style-name="T2"><text:s/></text:span><text:span text:style-name="T2">para los tiempos <text:s/></text:span></text:p>
          </draw:text-box>
        </draw:frame>
        <draw:frame draw:style-name="gr6" draw:layer="layout" svg:width="0.121cm" svg:height="0.475cm" svg:x="2.307cm" svg:y="4.494cm">
          <draw:text-box>
            <text:p text:style-name="P1"><text:span text:style-name="T5">t</text:span></text:p>
          </draw:text-box>
        </draw:frame>
        <draw:frame draw:style-name="gr7" draw:layer="layout" svg:width="0.129cm" svg:height="0.285cm" svg:x="2.437cm" svg:y="4.751cm">
          <draw:text-box>
            <text:p text:style-name="P1"><text:span text:style-name="T6">1</text:span></text:p>
          </draw:text-box>
        </draw:frame>
        <draw:frame draw:style-name="gr6" draw:layer="layout" svg:width="0.341cm" svg:height="0.526cm" svg:x="2.596cm" svg:y="4.579cm">
          <draw:text-box>
            <text:p text:style-name="P1"><text:span text:style-name="T7">=</text:span></text:p>
          </draw:text-box>
        </draw:frame>
        <draw:frame draw:style-name="gr8" draw:layer="layout" svg:width="0.379cm" svg:height="0.475cm" svg:x="2.942cm" svg:y="4.494cm">
          <draw:text-box>
            <text:p text:style-name="P1"><text:span text:style-name="T2">0</text:span><text:span text:style-name="T5">s</text:span></text:p>
          </draw:text-box>
        </draw:frame>
        <draw:frame draw:style-name="gr9" draw:layer="layout" svg:width="0.214cm" svg:height="0.475cm" svg:x="3.69cm" svg:y="4.501cm">
          <draw:text-box>
            <text:p text:style-name="P1"><text:span text:style-name="T2">, </text:span></text:p>
          </draw:text-box>
        </draw:frame>
        <draw:frame draw:style-name="gr6" draw:layer="layout" svg:width="0.121cm" svg:height="0.475cm" svg:x="4.205cm" svg:y="4.494cm">
          <draw:text-box>
            <text:p text:style-name="P1"><text:span text:style-name="T5">t</text:span></text:p>
          </draw:text-box>
        </draw:frame>
        <draw:frame draw:style-name="gr7" draw:layer="layout" svg:width="0.129cm" svg:height="0.285cm" svg:x="4.339cm" svg:y="4.751cm">
          <draw:text-box>
            <text:p text:style-name="P1"><text:span text:style-name="T6">2</text:span></text:p>
          </draw:text-box>
        </draw:frame>
        <draw:frame draw:style-name="gr6" draw:layer="layout" svg:width="0.341cm" svg:height="0.526cm" svg:x="4.497cm" svg:y="4.579cm">
          <draw:text-box>
            <text:p text:style-name="P1"><text:span text:style-name="T7">=</text:span></text:p>
          </draw:text-box>
        </draw:frame>
        <draw:frame draw:style-name="gr10" draw:layer="layout" svg:width="0.59cm" svg:height="0.475cm" svg:x="4.843cm" svg:y="4.494cm">
          <draw:text-box>
            <text:p text:style-name="P1"><text:span text:style-name="T2">20</text:span><text:span text:style-name="T5">s</text:span></text:p>
          </draw:text-box>
        </draw:frame>
        <draw:frame draw:style-name="gr6" draw:layer="layout" svg:width="0.108cm" svg:height="0.475cm" svg:x="5.799cm" svg:y="4.501cm">
          <draw:text-box>
            <text:p text:style-name="P1"><text:span text:style-name="T2">,</text:span></text:p>
          </draw:text-box>
        </draw:frame>
        <draw:frame draw:style-name="gr6" draw:layer="layout" svg:width="0.121cm" svg:height="0.475cm" svg:x="6.208cm" svg:y="4.494cm">
          <draw:text-box>
            <text:p text:style-name="P1"><text:span text:style-name="T5">t</text:span></text:p>
          </draw:text-box>
        </draw:frame>
        <draw:frame draw:style-name="gr7" draw:layer="layout" svg:width="0.129cm" svg:height="0.285cm" svg:x="6.339cm" svg:y="4.751cm">
          <draw:text-box>
            <text:p text:style-name="P1"><text:span text:style-name="T6">3</text:span></text:p>
          </draw:text-box>
        </draw:frame>
        <draw:frame draw:style-name="gr6" draw:layer="layout" svg:width="0.341cm" svg:height="0.526cm" svg:x="6.501cm" svg:y="4.579cm">
          <draw:text-box>
            <text:p text:style-name="P1"><text:span text:style-name="T7">=</text:span></text:p>
          </draw:text-box>
        </draw:frame>
        <draw:frame draw:style-name="gr10" draw:layer="layout" svg:width="0.59cm" svg:height="0.475cm" svg:x="6.843cm" svg:y="4.494cm">
          <draw:text-box>
            <text:p text:style-name="P1"><text:span text:style-name="T2">40</text:span><text:span text:style-name="T5">s</text:span></text:p>
          </draw:text-box>
        </draw:frame>
        <draw:frame draw:style-name="gr9" draw:layer="layout" svg:width="0.214cm" svg:height="0.475cm" svg:x="7.814cm" svg:y="4.501cm">
          <draw:text-box>
            <text:p text:style-name="P1"><text:span text:style-name="T2">, </text:span></text:p>
          </draw:text-box>
        </draw:frame>
        <draw:frame draw:style-name="gr6" draw:layer="layout" svg:width="0.121cm" svg:height="0.475cm" svg:x="8.329cm" svg:y="4.494cm">
          <draw:text-box>
            <text:p text:style-name="P1"><text:span text:style-name="T5">t</text:span></text:p>
          </draw:text-box>
        </draw:frame>
        <draw:frame draw:style-name="gr7" draw:layer="layout" svg:width="0.129cm" svg:height="0.285cm" svg:x="8.487cm" svg:y="4.751cm">
          <draw:text-box>
            <text:p text:style-name="P1"><text:span text:style-name="T6">4</text:span></text:p>
          </draw:text-box>
        </draw:frame>
        <draw:frame draw:style-name="gr6" draw:layer="layout" svg:width="0.341cm" svg:height="0.526cm" svg:x="8.618cm" svg:y="4.579cm">
          <draw:text-box>
            <text:p text:style-name="P1"><text:span text:style-name="T7">=</text:span></text:p>
          </draw:text-box>
        </draw:frame>
        <draw:frame draw:style-name="gr10" draw:layer="layout" svg:width="0.59cm" svg:height="0.475cm" svg:x="8.964cm" svg:y="4.494cm">
          <draw:text-box>
            <text:p text:style-name="P1"><text:span text:style-name="T2">60</text:span><text:span text:style-name="T5">s</text:span></text:p>
          </draw:text-box>
        </draw:frame>
        <draw:frame draw:style-name="gr9" draw:layer="layout" svg:width="0.214cm" svg:height="0.475cm" svg:x="9.937cm" svg:y="4.501cm">
          <draw:text-box>
            <text:p text:style-name="P1"><text:span text:style-name="T2">, </text:span></text:p>
          </draw:text-box>
        </draw:frame>
        <draw:frame draw:style-name="gr6" draw:layer="layout" svg:width="0.121cm" svg:height="0.475cm" svg:x="10.452cm" svg:y="4.494cm">
          <draw:text-box>
            <text:p text:style-name="P1"><text:span text:style-name="T5">t</text:span></text:p>
          </draw:text-box>
        </draw:frame>
        <draw:frame draw:style-name="gr7" draw:layer="layout" svg:width="0.129cm" svg:height="0.285cm" svg:x="10.583cm" svg:y="4.751cm">
          <draw:text-box>
            <text:p text:style-name="P1"><text:span text:style-name="T6">5</text:span></text:p>
          </draw:text-box>
        </draw:frame>
        <draw:frame draw:style-name="gr6" draw:layer="layout" svg:width="0.341cm" svg:height="0.526cm" svg:x="10.745cm" svg:y="4.579cm">
          <draw:text-box>
            <text:p text:style-name="P1"><text:span text:style-name="T7">=</text:span></text:p>
          </draw:text-box>
        </draw:frame>
        <draw:frame draw:style-name="gr10" draw:layer="layout" svg:width="0.59cm" svg:height="0.475cm" svg:x="11.087cm" svg:y="4.494cm">
          <draw:text-box>
            <text:p text:style-name="P1"><text:span text:style-name="T2">80</text:span><text:span text:style-name="T5">s</text:span></text:p>
          </draw:text-box>
        </draw:frame>
        <draw:frame draw:style-name="gr9" draw:layer="layout" svg:width="0.214cm" svg:height="0.475cm" svg:x="12.05cm" svg:y="4.501cm">
          <draw:text-box>
            <text:p text:style-name="P1"><text:span text:style-name="T2">, </text:span></text:p>
          </draw:text-box>
        </draw:frame>
        <draw:frame draw:style-name="gr6" draw:layer="layout" svg:width="0.121cm" svg:height="0.475cm" svg:x="12.565cm" svg:y="4.494cm">
          <draw:text-box>
            <text:p text:style-name="P1"><text:span text:style-name="T5">t</text:span></text:p>
          </draw:text-box>
        </draw:frame>
        <draw:frame draw:style-name="gr7" draw:layer="layout" svg:width="0.129cm" svg:height="0.285cm" svg:x="12.696cm" svg:y="4.751cm">
          <draw:text-box>
            <text:p text:style-name="P1"><text:span text:style-name="T6">6</text:span></text:p>
          </draw:text-box>
        </draw:frame>
        <draw:frame draw:style-name="gr6" draw:layer="layout" svg:width="0.341cm" svg:height="0.526cm" svg:x="12.858cm" svg:y="4.579cm">
          <draw:text-box>
            <text:p text:style-name="P1"><text:span text:style-name="T7">=</text:span></text:p>
          </draw:text-box>
        </draw:frame>
        <draw:frame draw:style-name="gr11" draw:layer="layout" svg:width="0.802cm" svg:height="0.475cm" svg:x="13.2cm" svg:y="4.494cm">
          <draw:text-box>
            <text:p text:style-name="P1"><text:span text:style-name="T2">100</text:span><text:span text:style-name="T5">s</text:span></text:p>
          </draw:text-box>
        </draw:frame>
        <draw:frame draw:style-name="gr9" draw:layer="layout" svg:width="0.214cm" svg:height="0.475cm" svg:x="14.372cm" svg:y="4.501cm">
          <draw:text-box>
            <text:p text:style-name="P1"><text:span text:style-name="T2">, </text:span></text:p>
          </draw:text-box>
        </draw:frame>
        <draw:frame draw:style-name="gr6" draw:layer="layout" svg:width="0.121cm" svg:height="0.475cm" svg:x="14.887cm" svg:y="4.494cm">
          <draw:text-box>
            <text:p text:style-name="P1"><text:span text:style-name="T5">t</text:span></text:p>
          </draw:text-box>
        </draw:frame>
        <draw:frame draw:style-name="gr7" draw:layer="layout" svg:width="0.129cm" svg:height="0.285cm" svg:x="15.017cm" svg:y="4.751cm">
          <draw:text-box>
            <text:p text:style-name="P1"><text:span text:style-name="T6">7</text:span></text:p>
          </draw:text-box>
        </draw:frame>
        <draw:frame draw:style-name="gr6" draw:layer="layout" svg:width="0.341cm" svg:height="0.526cm" svg:x="15.176cm" svg:y="4.579cm">
          <draw:text-box>
            <text:p text:style-name="P1"><text:span text:style-name="T7">=</text:span></text:p>
          </draw:text-box>
        </draw:frame>
        <draw:frame draw:style-name="gr11" draw:layer="layout" svg:width="0.802cm" svg:height="0.475cm" svg:x="15.522cm" svg:y="4.494cm">
          <draw:text-box>
            <text:p text:style-name="P1"><text:span text:style-name="T2">120</text:span><text:span text:style-name="T5">s</text:span></text:p>
          </draw:text-box>
        </draw:frame>
        <draw:frame draw:style-name="gr6" draw:layer="layout" svg:width="0.108cm" svg:height="0.475cm" svg:x="16.693cm" svg:y="4.501cm">
          <draw:text-box>
            <text:p text:style-name="P1"><text:span text:style-name="T2">,</text:span></text:p>
          </draw:text-box>
        </draw:frame>
        <draw:frame draw:style-name="gr6" draw:layer="layout" svg:width="0.121cm" svg:height="0.475cm" svg:x="2.307cm" svg:y="5.32cm">
          <draw:text-box>
            <text:p text:style-name="P1"><text:span text:style-name="T5">t</text:span></text:p>
          </draw:text-box>
        </draw:frame>
        <draw:frame draw:style-name="gr7" draw:layer="layout" svg:width="0.129cm" svg:height="0.285cm" svg:x="2.465cm" svg:y="5.576cm">
          <draw:text-box>
            <text:p text:style-name="P1"><text:span text:style-name="T6">8</text:span></text:p>
          </draw:text-box>
        </draw:frame>
        <draw:frame draw:style-name="gr6" draw:layer="layout" svg:width="0.341cm" svg:height="0.526cm" svg:x="2.599cm" svg:y="5.404cm">
          <draw:text-box>
            <text:p text:style-name="P1"><text:span text:style-name="T7">=</text:span></text:p>
          </draw:text-box>
        </draw:frame>
        <draw:frame draw:style-name="gr11" draw:layer="layout" svg:width="0.802cm" svg:height="0.475cm" svg:x="2.945cm" svg:y="5.32cm">
          <draw:text-box>
            <text:p text:style-name="P1"><text:span text:style-name="T2">140</text:span><text:span text:style-name="T5">s</text:span></text:p>
          </draw:text-box>
        </draw:frame>
        <draw:frame draw:style-name="gr9" draw:layer="layout" svg:width="0.214cm" svg:height="0.475cm" svg:x="4.116cm" svg:y="5.327cm">
          <draw:text-box>
            <text:p text:style-name="P1"><text:span text:style-name="T2">, </text:span></text:p>
          </draw:text-box>
        </draw:frame>
        <draw:frame draw:style-name="gr6" draw:layer="layout" svg:width="0.121cm" svg:height="0.475cm" svg:x="4.631cm" svg:y="5.32cm">
          <draw:text-box>
            <text:p text:style-name="P1"><text:span text:style-name="T5">t</text:span></text:p>
          </draw:text-box>
        </draw:frame>
        <draw:frame draw:style-name="gr7" draw:layer="layout" svg:width="0.129cm" svg:height="0.285cm" svg:x="4.79cm" svg:y="5.576cm">
          <draw:text-box>
            <text:p text:style-name="P1"><text:span text:style-name="T6">9</text:span></text:p>
          </draw:text-box>
        </draw:frame>
        <draw:frame draw:style-name="gr6" draw:layer="layout" svg:width="0.341cm" svg:height="0.526cm" svg:x="4.921cm" svg:y="5.404cm">
          <draw:text-box>
            <text:p text:style-name="P1"><text:span text:style-name="T7">=</text:span></text:p>
          </draw:text-box>
        </draw:frame>
        <draw:frame draw:style-name="gr12" draw:layer="layout" svg:width="0.802cm" svg:height="0.475cm" svg:x="5.266cm" svg:y="5.32cm">
          <draw:text-box>
            <text:p text:style-name="P1"><text:span text:style-name="T2">160</text:span><text:span text:style-name="T5">s</text:span></text:p>
          </draw:text-box>
        </draw:frame>
        <draw:frame draw:style-name="gr9" draw:layer="layout" svg:width="0.214cm" svg:height="0.475cm" svg:x="6.438cm" svg:y="5.327cm">
          <draw:text-box>
            <text:p text:style-name="P1"><text:span text:style-name="T2">, </text:span></text:p>
          </draw:text-box>
        </draw:frame>
        <draw:frame draw:style-name="gr6" draw:layer="layout" svg:width="0.121cm" svg:height="0.475cm" svg:x="6.953cm" svg:y="5.32cm">
          <draw:text-box>
            <text:p text:style-name="P1"><text:span text:style-name="T5">t</text:span></text:p>
          </draw:text-box>
        </draw:frame>
        <draw:frame draw:style-name="gr13" draw:layer="layout" svg:width="0.256cm" svg:height="0.285cm" svg:x="7.083cm" svg:y="5.576cm">
          <draw:text-box>
            <text:p text:style-name="P1"><text:span text:style-name="T6">10</text:span></text:p>
          </draw:text-box>
        </draw:frame>
        <draw:frame draw:style-name="gr6" draw:layer="layout" svg:width="0.341cm" svg:height="0.526cm" svg:x="7.348cm" svg:y="5.404cm">
          <draw:text-box>
            <text:p text:style-name="P1"><text:span text:style-name="T7">=</text:span></text:p>
          </draw:text-box>
        </draw:frame>
        <draw:frame draw:style-name="gr11" draw:layer="layout" svg:width="0.802cm" svg:height="0.475cm" svg:x="7.718cm" svg:y="5.32cm">
          <draw:text-box>
            <text:p text:style-name="P1"><text:span text:style-name="T2">180</text:span><text:span text:style-name="T5">s</text:span></text:p>
          </draw:text-box>
        </draw:frame>
        <draw:frame draw:style-name="gr14" draw:layer="layout" svg:width="0.929cm" svg:height="0.475cm" svg:x="2.003cm" svg:y="6.12cm">
          <draw:text-box>
            <text:p text:style-name="P1"><text:span text:style-name="T2">, con </text:span></text:p>
          </draw:text-box>
        </draw:frame>
        <draw:frame draw:style-name="gr6" draw:layer="layout" svg:width="0.286cm" svg:height="0.475cm" svg:x="3.238cm" svg:y="6.113cm">
          <draw:text-box>
            <text:p text:style-name="P1"><text:span text:style-name="T5">C</text:span></text:p>
          </draw:text-box>
        </draw:frame>
        <draw:frame draw:style-name="gr6" draw:layer="layout" svg:width="0.341cm" svg:height="0.526cm" svg:x="3.556cm" svg:y="6.098cm">
          <draw:text-box>
            <text:p text:style-name="P1"><text:span text:style-name="T7">=</text:span></text:p>
          </draw:text-box>
        </draw:frame>
        <draw:frame draw:style-name="gr15" draw:layer="layout" svg:width="0.988cm" svg:height="0.475cm" svg:x="3.901cm" svg:y="6.113cm">
          <draw:text-box>
            <text:p text:style-name="P1"><text:span text:style-name="T2">20</text:span><text:span text:style-name="T5">mF</text:span></text:p>
          </draw:text-box>
        </draw:frame>
        <draw:line draw:style-name="gr16" draw:layer="layout" svg:x1="2cm" svg:y1="8.293cm" svg:x2="5.81cm" svg:y2="8.293cm">
          <text:p/>
        </draw:line>
        <draw:line draw:style-name="gr16" draw:layer="layout" svg:x1="5.81cm" svg:y1="8.293cm" svg:x2="7.239cm" svg:y2="8.293cm">
          <text:p/>
        </draw:line>
        <draw:line draw:style-name="gr16" draw:layer="layout" svg:x1="7.239cm" svg:y1="8.293cm" svg:x2="8.35cm" svg:y2="8.293cm">
          <text:p/>
        </draw:line>
        <draw:line draw:style-name="gr16" draw:layer="layout" svg:x1="8.35cm" svg:y1="8.293cm" svg:x2="9.779cm" svg:y2="8.293cm">
          <text:p/>
        </draw:line>
        <draw:line draw:style-name="gr16" draw:layer="layout" svg:x1="9.779cm" svg:y1="8.293cm" svg:x2="11.049cm" svg:y2="8.293cm">
          <text:p/>
        </draw:line>
        <draw:line draw:style-name="gr16" draw:layer="layout" svg:x1="11.049cm" svg:y1="8.293cm" svg:x2="12.477cm" svg:y2="8.293cm">
          <text:p/>
        </draw:line>
        <draw:line draw:style-name="gr16" draw:layer="layout" svg:x1="12.477cm" svg:y1="8.293cm" svg:x2="13.747cm" svg:y2="8.293cm">
          <text:p/>
        </draw:line>
        <draw:line draw:style-name="gr16" draw:layer="layout" svg:x1="13.747cm" svg:y1="8.293cm" svg:x2="15.176cm" svg:y2="8.293cm">
          <text:p/>
        </draw:line>
        <draw:line draw:style-name="gr16" draw:layer="layout" svg:x1="15.176cm" svg:y1="8.293cm" svg:x2="16.446cm" svg:y2="8.293cm">
          <text:p/>
        </draw:line>
        <draw:line draw:style-name="gr16" draw:layer="layout" svg:x1="16.446cm" svg:y1="8.293cm" svg:x2="17.716cm" svg:y2="8.293cm">
          <text:p/>
        </draw:line>
        <draw:line draw:style-name="gr16" draw:layer="layout" svg:x1="17.716cm" svg:y1="8.293cm" svg:x2="19.014cm" svg:y2="8.293cm">
          <text:p/>
        </draw:line>
        <draw:line draw:style-name="gr16" draw:layer="layout" svg:x1="2cm" svg:y1="8.974cm" svg:x2="5.81cm" svg:y2="8.974cm">
          <text:p/>
        </draw:line>
        <draw:line draw:style-name="gr16" draw:layer="layout" svg:x1="5.81cm" svg:y1="8.974cm" svg:x2="7.239cm" svg:y2="8.974cm">
          <text:p/>
        </draw:line>
        <draw:line draw:style-name="gr16" draw:layer="layout" svg:x1="7.239cm" svg:y1="8.974cm" svg:x2="8.35cm" svg:y2="8.974cm">
          <text:p/>
        </draw:line>
        <draw:line draw:style-name="gr16" draw:layer="layout" svg:x1="8.35cm" svg:y1="8.974cm" svg:x2="9.779cm" svg:y2="8.974cm">
          <text:p/>
        </draw:line>
        <draw:line draw:style-name="gr16" draw:layer="layout" svg:x1="9.779cm" svg:y1="8.974cm" svg:x2="11.049cm" svg:y2="8.974cm">
          <text:p/>
        </draw:line>
        <draw:line draw:style-name="gr16" draw:layer="layout" svg:x1="11.049cm" svg:y1="8.974cm" svg:x2="12.477cm" svg:y2="8.974cm">
          <text:p/>
        </draw:line>
        <draw:line draw:style-name="gr16" draw:layer="layout" svg:x1="12.477cm" svg:y1="8.974cm" svg:x2="13.747cm" svg:y2="8.974cm">
          <text:p/>
        </draw:line>
        <draw:line draw:style-name="gr16" draw:layer="layout" svg:x1="13.747cm" svg:y1="8.974cm" svg:x2="15.176cm" svg:y2="8.974cm">
          <text:p/>
        </draw:line>
        <draw:line draw:style-name="gr16" draw:layer="layout" svg:x1="15.176cm" svg:y1="8.974cm" svg:x2="16.446cm" svg:y2="8.974cm">
          <text:p/>
        </draw:line>
        <draw:line draw:style-name="gr16" draw:layer="layout" svg:x1="16.446cm" svg:y1="8.974cm" svg:x2="17.716cm" svg:y2="8.974cm">
          <text:p/>
        </draw:line>
        <draw:line draw:style-name="gr16" draw:layer="layout" svg:x1="17.716cm" svg:y1="8.974cm" svg:x2="19.014cm" svg:y2="8.974cm">
          <text:p/>
        </draw:line>
        <draw:line draw:style-name="gr16" draw:layer="layout" svg:x1="2cm" svg:y1="10.17cm" svg:x2="5.81cm" svg:y2="10.17cm">
          <text:p/>
        </draw:line>
        <draw:line draw:style-name="gr16" draw:layer="layout" svg:x1="5.81cm" svg:y1="10.17cm" svg:x2="7.239cm" svg:y2="10.17cm">
          <text:p/>
        </draw:line>
        <draw:line draw:style-name="gr16" draw:layer="layout" svg:x1="7.239cm" svg:y1="10.17cm" svg:x2="8.35cm" svg:y2="10.17cm">
          <text:p/>
        </draw:line>
        <draw:line draw:style-name="gr16" draw:layer="layout" svg:x1="8.35cm" svg:y1="10.17cm" svg:x2="9.779cm" svg:y2="10.17cm">
          <text:p/>
        </draw:line>
        <draw:line draw:style-name="gr16" draw:layer="layout" svg:x1="9.779cm" svg:y1="10.17cm" svg:x2="11.049cm" svg:y2="10.17cm">
          <text:p/>
        </draw:line>
        <draw:line draw:style-name="gr16" draw:layer="layout" svg:x1="11.049cm" svg:y1="10.17cm" svg:x2="12.477cm" svg:y2="10.17cm">
          <text:p/>
        </draw:line>
        <draw:line draw:style-name="gr16" draw:layer="layout" svg:x1="12.477cm" svg:y1="10.17cm" svg:x2="13.747cm" svg:y2="10.17cm">
          <text:p/>
        </draw:line>
        <draw:line draw:style-name="gr16" draw:layer="layout" svg:x1="13.747cm" svg:y1="10.17cm" svg:x2="15.176cm" svg:y2="10.17cm">
          <text:p/>
        </draw:line>
        <draw:line draw:style-name="gr16" draw:layer="layout" svg:x1="15.176cm" svg:y1="10.17cm" svg:x2="16.446cm" svg:y2="10.17cm">
          <text:p/>
        </draw:line>
        <draw:line draw:style-name="gr16" draw:layer="layout" svg:x1="16.446cm" svg:y1="10.17cm" svg:x2="17.716cm" svg:y2="10.17cm">
          <text:p/>
        </draw:line>
        <draw:line draw:style-name="gr16" draw:layer="layout" svg:x1="17.716cm" svg:y1="10.17cm" svg:x2="19.014cm" svg:y2="10.17cm">
          <text:p/>
        </draw:line>
        <draw:line draw:style-name="gr16" draw:layer="layout" svg:x1="2cm" svg:y1="10.879cm" svg:x2="5.81cm" svg:y2="10.879cm">
          <text:p/>
        </draw:line>
        <draw:line draw:style-name="gr16" draw:layer="layout" svg:x1="5.81cm" svg:y1="10.879cm" svg:x2="7.239cm" svg:y2="10.879cm">
          <text:p/>
        </draw:line>
        <draw:line draw:style-name="gr16" draw:layer="layout" svg:x1="7.239cm" svg:y1="10.879cm" svg:x2="8.35cm" svg:y2="10.879cm">
          <text:p/>
        </draw:line>
        <draw:line draw:style-name="gr16" draw:layer="layout" svg:x1="8.35cm" svg:y1="10.879cm" svg:x2="9.779cm" svg:y2="10.879cm">
          <text:p/>
        </draw:line>
        <draw:line draw:style-name="gr16" draw:layer="layout" svg:x1="9.779cm" svg:y1="10.879cm" svg:x2="11.049cm" svg:y2="10.879cm">
          <text:p/>
        </draw:line>
        <draw:line draw:style-name="gr16" draw:layer="layout" svg:x1="11.049cm" svg:y1="10.879cm" svg:x2="12.477cm" svg:y2="10.879cm">
          <text:p/>
        </draw:line>
        <draw:line draw:style-name="gr16" draw:layer="layout" svg:x1="12.477cm" svg:y1="10.879cm" svg:x2="13.747cm" svg:y2="10.879cm">
          <text:p/>
        </draw:line>
        <draw:line draw:style-name="gr16" draw:layer="layout" svg:x1="13.747cm" svg:y1="10.879cm" svg:x2="15.176cm" svg:y2="10.879cm">
          <text:p/>
        </draw:line>
        <draw:line draw:style-name="gr16" draw:layer="layout" svg:x1="15.176cm" svg:y1="10.879cm" svg:x2="16.446cm" svg:y2="10.879cm">
          <text:p/>
        </draw:line>
        <draw:line draw:style-name="gr16" draw:layer="layout" svg:x1="16.446cm" svg:y1="10.879cm" svg:x2="17.716cm" svg:y2="10.879cm">
          <text:p/>
        </draw:line>
        <draw:line draw:style-name="gr16" draw:layer="layout" svg:x1="17.716cm" svg:y1="10.879cm" svg:x2="19.014cm" svg:y2="10.879cm">
          <text:p/>
        </draw:line>
        <draw:line draw:style-name="gr16" draw:layer="layout" svg:x1="2cm" svg:y1="8.974cm" svg:x2="2cm" svg:y2="8.293cm">
          <text:p/>
        </draw:line>
        <draw:line draw:style-name="gr16" draw:layer="layout" svg:x1="2cm" svg:y1="10.17cm" svg:x2="2cm" svg:y2="8.974cm">
          <text:p/>
        </draw:line>
        <draw:line draw:style-name="gr16" draw:layer="layout" svg:x1="2cm" svg:y1="10.879cm" svg:x2="2cm" svg:y2="10.17cm">
          <text:p/>
        </draw:line>
        <draw:line draw:style-name="gr16" draw:layer="layout" svg:x1="5.81cm" svg:y1="8.974cm" svg:x2="5.81cm" svg:y2="8.293cm">
          <text:p/>
        </draw:line>
        <draw:line draw:style-name="gr16" draw:layer="layout" svg:x1="5.81cm" svg:y1="10.17cm" svg:x2="5.81cm" svg:y2="8.974cm">
          <text:p/>
        </draw:line>
        <draw:line draw:style-name="gr16" draw:layer="layout" svg:x1="5.81cm" svg:y1="10.879cm" svg:x2="5.81cm" svg:y2="10.17cm">
          <text:p/>
        </draw:line>
        <draw:line draw:style-name="gr16" draw:layer="layout" svg:x1="7.239cm" svg:y1="8.974cm" svg:x2="7.239cm" svg:y2="8.293cm">
          <text:p/>
        </draw:line>
        <draw:line draw:style-name="gr16" draw:layer="layout" svg:x1="7.239cm" svg:y1="10.17cm" svg:x2="7.239cm" svg:y2="8.974cm">
          <text:p/>
        </draw:line>
        <draw:line draw:style-name="gr16" draw:layer="layout" svg:x1="7.239cm" svg:y1="10.879cm" svg:x2="7.239cm" svg:y2="10.17cm">
          <text:p/>
        </draw:line>
        <draw:line draw:style-name="gr16" draw:layer="layout" svg:x1="8.35cm" svg:y1="8.974cm" svg:x2="8.35cm" svg:y2="8.293cm">
          <text:p/>
        </draw:line>
        <draw:line draw:style-name="gr16" draw:layer="layout" svg:x1="8.35cm" svg:y1="10.17cm" svg:x2="8.35cm" svg:y2="8.974cm">
          <text:p/>
        </draw:line>
        <draw:line draw:style-name="gr16" draw:layer="layout" svg:x1="8.35cm" svg:y1="10.879cm" svg:x2="8.35cm" svg:y2="10.17cm">
          <text:p/>
        </draw:line>
        <draw:line draw:style-name="gr16" draw:layer="layout" svg:x1="9.779cm" svg:y1="8.974cm" svg:x2="9.779cm" svg:y2="8.293cm">
          <text:p/>
        </draw:line>
        <draw:line draw:style-name="gr16" draw:layer="layout" svg:x1="9.779cm" svg:y1="10.17cm" svg:x2="9.779cm" svg:y2="8.974cm">
          <text:p/>
        </draw:line>
        <draw:line draw:style-name="gr16" draw:layer="layout" svg:x1="9.779cm" svg:y1="10.879cm" svg:x2="9.779cm" svg:y2="10.17cm">
          <text:p/>
        </draw:line>
        <draw:line draw:style-name="gr16" draw:layer="layout" svg:x1="11.049cm" svg:y1="8.974cm" svg:x2="11.049cm" svg:y2="8.293cm">
          <text:p/>
        </draw:line>
        <draw:line draw:style-name="gr16" draw:layer="layout" svg:x1="11.049cm" svg:y1="10.17cm" svg:x2="11.049cm" svg:y2="8.974cm">
          <text:p/>
        </draw:line>
        <draw:line draw:style-name="gr16" draw:layer="layout" svg:x1="11.049cm" svg:y1="10.879cm" svg:x2="11.049cm" svg:y2="10.17cm">
          <text:p/>
        </draw:line>
        <draw:line draw:style-name="gr16" draw:layer="layout" svg:x1="12.477cm" svg:y1="8.974cm" svg:x2="12.477cm" svg:y2="8.293cm">
          <text:p/>
        </draw:line>
        <draw:line draw:style-name="gr16" draw:layer="layout" svg:x1="12.477cm" svg:y1="10.17cm" svg:x2="12.477cm" svg:y2="8.974cm">
          <text:p/>
        </draw:line>
        <draw:line draw:style-name="gr16" draw:layer="layout" svg:x1="12.477cm" svg:y1="10.879cm" svg:x2="12.477cm" svg:y2="10.17cm">
          <text:p/>
        </draw:line>
        <draw:line draw:style-name="gr16" draw:layer="layout" svg:x1="13.747cm" svg:y1="8.974cm" svg:x2="13.747cm" svg:y2="8.293cm">
          <text:p/>
        </draw:line>
        <draw:line draw:style-name="gr16" draw:layer="layout" svg:x1="13.747cm" svg:y1="10.17cm" svg:x2="13.747cm" svg:y2="8.974cm">
          <text:p/>
        </draw:line>
        <draw:line draw:style-name="gr16" draw:layer="layout" svg:x1="13.747cm" svg:y1="10.879cm" svg:x2="13.747cm" svg:y2="10.17cm">
          <text:p/>
        </draw:line>
        <draw:line draw:style-name="gr16" draw:layer="layout" svg:x1="15.176cm" svg:y1="8.974cm" svg:x2="15.176cm" svg:y2="8.293cm">
          <text:p/>
        </draw:line>
        <draw:line draw:style-name="gr16" draw:layer="layout" svg:x1="15.176cm" svg:y1="10.17cm" svg:x2="15.176cm" svg:y2="8.974cm">
          <text:p/>
        </draw:line>
        <draw:line draw:style-name="gr16" draw:layer="layout" svg:x1="15.176cm" svg:y1="10.879cm" svg:x2="15.176cm" svg:y2="10.17cm">
          <text:p/>
        </draw:line>
        <draw:line draw:style-name="gr16" draw:layer="layout" svg:x1="16.446cm" svg:y1="8.974cm" svg:x2="16.446cm" svg:y2="8.293cm">
          <text:p/>
        </draw:line>
        <draw:line draw:style-name="gr16" draw:layer="layout" svg:x1="16.446cm" svg:y1="10.17cm" svg:x2="16.446cm" svg:y2="8.974cm">
          <text:p/>
        </draw:line>
        <draw:line draw:style-name="gr16" draw:layer="layout" svg:x1="16.446cm" svg:y1="10.879cm" svg:x2="16.446cm" svg:y2="10.17cm">
          <text:p/>
        </draw:line>
        <draw:line draw:style-name="gr16" draw:layer="layout" svg:x1="17.716cm" svg:y1="8.974cm" svg:x2="17.716cm" svg:y2="8.293cm">
          <text:p/>
        </draw:line>
        <draw:line draw:style-name="gr16" draw:layer="layout" svg:x1="17.716cm" svg:y1="10.17cm" svg:x2="17.716cm" svg:y2="8.974cm">
          <text:p/>
        </draw:line>
        <draw:line draw:style-name="gr16" draw:layer="layout" svg:x1="17.716cm" svg:y1="10.879cm" svg:x2="17.716cm" svg:y2="10.17cm">
          <text:p/>
        </draw:line>
        <draw:line draw:style-name="gr16" draw:layer="layout" svg:x1="19.014cm" svg:y1="8.974cm" svg:x2="19.014cm" svg:y2="8.293cm">
          <text:p/>
        </draw:line>
        <draw:line draw:style-name="gr16" draw:layer="layout" svg:x1="19.014cm" svg:y1="10.17cm" svg:x2="19.014cm" svg:y2="8.974cm">
          <text:p/>
        </draw:line>
        <draw:line draw:style-name="gr16" draw:layer="layout" svg:x1="19.014cm" svg:y1="10.879cm" svg:x2="19.014cm" svg:y2="10.17cm">
          <text:p/>
        </draw:line>
        <draw:frame draw:style-name="gr6" draw:layer="layout" svg:width="0.108cm" svg:height="0.475cm" svg:x="5.266cm" svg:y="6.12cm">
          <draw:text-box>
            <text:p text:style-name="P1"><text:span text:style-name="T2">.</text:span></text:p>
          </draw:text-box>
        </draw:frame>
        <draw:frame draw:style-name="gr17" draw:layer="layout" svg:width="2.631cm" svg:height="0.475cm" svg:x="2.003cm" svg:y="7.581cm">
          <draw:text-box>
            <text:p text:style-name="P1"><text:span text:style-name="T2">Rellena la tabla</text:span></text:p>
          </draw:text-box>
        </draw:frame>
        <draw:frame draw:style-name="gr15" draw:layer="layout" svg:width="0.895cm" svg:height="0.475cm" svg:x="2.102cm" svg:y="8.41cm">
          <draw:text-box>
            <text:p text:style-name="P1"><text:span text:style-name="T2">t en s</text:span></text:p>
          </draw:text-box>
        </draw:frame>
        <draw:frame draw:style-name="gr6" draw:layer="layout" svg:width="0.214cm" svg:height="0.475cm" svg:x="5.912cm" svg:y="8.41cm">
          <draw:text-box>
            <text:p text:style-name="P1"><text:span text:style-name="T2">0</text:span></text:p>
          </draw:text-box>
        </draw:frame>
        <draw:frame draw:style-name="gr8" draw:layer="layout" svg:width="0.425cm" svg:height="0.475cm" svg:x="7.341cm" svg:y="8.41cm">
          <draw:text-box>
            <text:p text:style-name="P1"><text:span text:style-name="T2">20</text:span></text:p>
          </draw:text-box>
        </draw:frame>
        <draw:frame draw:style-name="gr8" draw:layer="layout" svg:width="0.425cm" svg:height="0.475cm" svg:x="8.452cm" svg:y="8.41cm">
          <draw:text-box>
            <text:p text:style-name="P1"><text:span text:style-name="T2">40</text:span></text:p>
          </draw:text-box>
        </draw:frame>
        <draw:frame draw:style-name="gr8" draw:layer="layout" svg:width="0.425cm" svg:height="0.475cm" svg:x="9.881cm" svg:y="8.41cm">
          <draw:text-box>
            <text:p text:style-name="P1"><text:span text:style-name="T2">60</text:span></text:p>
          </draw:text-box>
        </draw:frame>
        <draw:frame draw:style-name="gr8" draw:layer="layout" svg:width="0.425cm" svg:height="0.475cm" svg:x="11.151cm" svg:y="8.41cm">
          <draw:text-box>
            <text:p text:style-name="P1"><text:span text:style-name="T2">80</text:span></text:p>
          </draw:text-box>
        </draw:frame>
        <draw:frame draw:style-name="gr10" draw:layer="layout" svg:width="0.637cm" svg:height="0.475cm" svg:x="12.58cm" svg:y="8.41cm">
          <draw:text-box>
            <text:p text:style-name="P1"><text:span text:style-name="T2">100</text:span></text:p>
          </draw:text-box>
        </draw:frame>
        <draw:frame draw:style-name="gr10" draw:layer="layout" svg:width="0.637cm" svg:height="0.475cm" svg:x="13.85cm" svg:y="8.41cm">
          <draw:text-box>
            <text:p text:style-name="P1"><text:span text:style-name="T2">120</text:span></text:p>
          </draw:text-box>
        </draw:frame>
        <draw:frame draw:style-name="gr10" draw:layer="layout" svg:width="0.637cm" svg:height="0.475cm" svg:x="15.278cm" svg:y="8.41cm">
          <draw:text-box>
            <text:p text:style-name="P1"><text:span text:style-name="T2">140</text:span></text:p>
          </draw:text-box>
        </draw:frame>
        <draw:frame draw:style-name="gr10" draw:layer="layout" svg:width="0.637cm" svg:height="0.475cm" svg:x="16.548cm" svg:y="8.41cm">
          <draw:text-box>
            <text:p text:style-name="P1"><text:span text:style-name="T2">160</text:span></text:p>
          </draw:text-box>
        </draw:frame>
        <draw:polygon draw:style-name="gr18" draw:layer="layout" svg:width="0.469cm" svg:height="0.021cm" svg:x="2.43cm" svg:y="9.546cm" svg:viewBox="0 0 470 22" draw:points="0,22 470,22 470,0 0,0">
          <text:p/>
        </draw:polygon>
        <draw:polygon draw:style-name="gr16" draw:layer="layout" svg:width="0.469cm" svg:height="0.021cm" svg:x="2.43cm" svg:y="9.546cm" svg:viewBox="0 0 470 22" draw:points="0,22 470,22 470,0 0,0">
          <text:p/>
        </draw:polygon>
        <draw:frame draw:style-name="gr10" draw:layer="layout" svg:width="0.637cm" svg:height="0.475cm" svg:x="17.818cm" svg:y="8.41cm">
          <draw:text-box>
            <text:p text:style-name="P1"><text:span text:style-name="T2">180</text:span></text:p>
          </draw:text-box>
        </draw:frame>
        <draw:frame draw:style-name="gr8" draw:layer="layout" svg:width="0.4cm" svg:height="0.475cm" svg:x="2.458cm" svg:y="9.066cm">
          <draw:text-box>
            <text:p text:style-name="P1"><text:span text:style-name="T5">dv</text:span></text:p>
          </draw:text-box>
        </draw:frame>
        <draw:frame draw:style-name="gr8" draw:layer="layout" svg:width="0.332cm" svg:height="0.475cm" svg:x="2.483cm" svg:y="9.595cm">
          <draw:text-box>
            <text:p text:style-name="P1"><text:span text:style-name="T5">dt</text:span></text:p>
          </draw:text-box>
        </draw:frame>
        <draw:polygon draw:style-name="gr18" draw:layer="layout" svg:width="0.364cm" svg:height="0.021cm" svg:x="4.049cm" svg:y="9.546cm" svg:viewBox="0 0 365 22" draw:points="0,22 365,22 365,0 0,0">
          <text:p/>
        </draw:polygon>
        <draw:polygon draw:style-name="gr16" draw:layer="layout" svg:width="0.364cm" svg:height="0.021cm" svg:x="4.049cm" svg:y="9.546cm" svg:viewBox="0 0 365 22" draw:points="0,22 365,22 365,0 0,0">
          <text:p/>
        </draw:polygon>
        <draw:frame draw:style-name="gr19" draw:layer="layout" svg:width="0.506cm" svg:height="0.475cm" svg:x="3.217cm" svg:y="9.317cm">
          <draw:text-box>
            <text:p text:style-name="P1"><text:span text:style-name="T2">en </text:span></text:p>
          </draw:text-box>
        </draw:frame>
        <draw:frame draw:style-name="gr6" draw:layer="layout" svg:width="0.26cm" svg:height="0.475cm" svg:x="4.049cm" svg:y="9.066cm">
          <draw:text-box>
            <text:p text:style-name="P1"><text:span text:style-name="T5">V</text:span></text:p>
          </draw:text-box>
        </draw:frame>
        <draw:frame draw:style-name="gr6" draw:layer="layout" svg:width="0.167cm" svg:height="0.475cm" svg:x="4.131cm" svg:y="9.595cm">
          <draw:text-box>
            <text:p text:style-name="P1"><text:span text:style-name="T5">s</text:span></text:p>
          </draw:text-box>
        </draw:frame>
        <draw:frame draw:style-name="gr6" draw:layer="layout" svg:width="0.121cm" svg:height="0.475cm" svg:x="2.405cm" svg:y="10.297cm">
          <draw:text-box>
            <text:p text:style-name="P1"><text:span text:style-name="T5">i</text:span></text:p>
          </draw:text-box>
        </draw:frame>
        <draw:frame draw:style-name="gr6" draw:layer="layout" svg:width="0.146cm" svg:height="0.526cm" svg:x="2.564cm" svg:y="10.382cm">
          <draw:text-box>
            <text:p text:style-name="P1"><text:span text:style-name="T7">(</text:span></text:p>
          </draw:text-box>
        </draw:frame>
        <draw:frame draw:style-name="gr6" draw:layer="layout" svg:width="0.121cm" svg:height="0.475cm" svg:x="2.723cm" svg:y="10.297cm">
          <draw:text-box>
            <text:p text:style-name="P1"><text:span text:style-name="T5">t</text:span></text:p>
          </draw:text-box>
        </draw:frame>
        <draw:frame draw:style-name="gr6" draw:layer="layout" svg:width="0.146cm" svg:height="0.526cm" svg:x="2.882cm" svg:y="10.382cm">
          <draw:text-box>
            <text:p text:style-name="P1"><text:span text:style-name="T7">)</text:span></text:p>
          </draw:text-box>
        </draw:frame>
        <draw:frame draw:style-name="gr20" draw:layer="layout" svg:width="1.141cm" svg:height="0.475cm" svg:x="3.33cm" svg:y="10.287cm">
          <draw:text-box>
            <text:p text:style-name="P1"><text:span text:style-name="T2">en mA</text:span></text:p>
          </draw:text-box>
        </draw:frame>
        <draw:frame draw:style-name="gr21" draw:layer="layout" svg:width="3.075cm" svg:height="0.475cm" svg:x="2.003cm" svg:y="11.631cm">
          <draw:text-box>
            <text:p text:style-name="P1"><text:span text:style-name="T2">Dibuja el gráfico <text:s/></text:span></text:p>
          </draw:text-box>
        </draw:frame>
        <draw:frame draw:style-name="gr6" draw:layer="layout" svg:width="0.121cm" svg:height="0.475cm" svg:x="5.386cm" svg:y="11.641cm">
          <draw:text-box>
            <text:p text:style-name="P1"><text:span text:style-name="T5">i</text:span></text:p>
          </draw:text-box>
        </draw:frame>
        <draw:frame draw:style-name="gr6" draw:layer="layout" svg:width="0.146cm" svg:height="0.526cm" svg:x="5.545cm" svg:y="11.726cm">
          <draw:text-box>
            <text:p text:style-name="P1"><text:span text:style-name="T7">(</text:span></text:p>
          </draw:text-box>
        </draw:frame>
        <draw:frame draw:style-name="gr6" draw:layer="layout" svg:width="0.121cm" svg:height="0.475cm" svg:x="5.704cm" svg:y="11.641cm">
          <draw:text-box>
            <text:p text:style-name="P1"><text:span text:style-name="T5">t</text:span></text:p>
          </draw:text-box>
        </draw:frame>
        <draw:frame draw:style-name="gr6" draw:layer="layout" svg:width="0.146cm" svg:height="0.526cm" svg:x="5.863cm" svg:y="11.726cm">
          <draw:text-box>
            <text:p text:style-name="P1"><text:span text:style-name="T7">)</text:span></text:p>
          </draw:text-box>
        </draw:frame>
        <draw:frame draw:style-name="gr22" draw:layer="layout" svg:width="4.511cm" svg:height="0.475cm" svg:x="6.311cm" svg:y="11.631cm">
          <draw:text-box>
            <text:p text:style-name="P1"><text:span text:style-name="T2">con las siguientes escalas: </text:span></text:p>
          </draw:text-box>
        </draw:frame>
        <draw:frame draw:style-name="gr23" draw:layer="layout" svg:width="5.391cm" svg:height="0.475cm" svg:x="2.003cm" svg:y="12.389cm">
          <draw:text-box>
            <text:p text:style-name="P1"><text:span text:style-name="T2">Eje vertical de 0,02 mA = 1 cm.</text:span></text:p>
          </draw:text-box>
        </draw:frame>
        <draw:frame draw:style-name="gr24" draw:layer="layout" svg:width="4.468cm" svg:height="0.475cm" svg:x="2.003cm" svg:y="13.12cm">
          <draw:text-box>
            <text:p text:style-name="P1"><text:span text:style-name="T2">Eje horizontal 10 s = 1 cm</text:span></text:p>
          </draw:text-box>
        </draw:frame>
        <draw:frame draw:style-name="gr25" draw:layer="layout" svg:width="2.601cm" svg:height="0.475cm" svg:x="2.003cm" svg:y="27.234cm">
          <draw:text-box>
            <text:p text:style-name="P1"><text:span text:style-name="T2">Paulino Posada</text:span></text:p>
          </draw:text-box>
        </draw:frame>
        <draw:frame draw:style-name="gr26" draw:layer="layout" svg:width="2.28cm" svg:height="0.475cm" svg:x="16.721cm" svg:y="27.234cm">
          <draw:text-box>
            <text:p text:style-name="P1"><text:span text:style-name="T2">pág. 38 de 48</text:span></text:p>
          </draw:text-box>
        </draw:frame>
        <draw:frame draw:style-name="gr6" draw:layer="layout" svg:width="0.214cm" svg:height="0.475cm" svg:x="5.912cm" svg:y="9.311cm">
          <draw:text-box>
            <text:p text:style-name="P1"><text:span text:style-name="T2">0</text:span></text:p>
          </draw:text-box>
        </draw:frame>
        <draw:frame draw:style-name="gr8" draw:layer="layout" svg:width="1.094cm" svg:height="0.475cm" svg:x="7.142cm" svg:y="9.311cm">
          <draw:text-box>
            <text:p text:style-name="P1"><text:span text:style-name="T2">-0,007</text:span></text:p>
          </draw:text-box>
        </draw:frame>
        <draw:frame draw:style-name="gr8" draw:layer="layout" svg:width="1.077cm" svg:height="0.475cm" svg:x="8.353cm" svg:y="9.311cm">
          <draw:text-box>
            <text:p text:style-name="P1"><text:span text:style-name="T2">-0,011</text:span></text:p>
          </draw:text-box>
        </draw:frame>
        <draw:frame draw:style-name="gr8" draw:layer="layout" svg:width="1.094cm" svg:height="0.475cm" svg:x="9.782cm" svg:y="9.311cm">
          <draw:text-box>
            <text:p text:style-name="P1"><text:span text:style-name="T2">-0,014</text:span></text:p>
          </draw:text-box>
        </draw:frame>
        <draw:frame draw:style-name="gr8" draw:layer="layout" svg:width="0.883cm" svg:height="0.475cm" svg:x="9.883cm" svg:y="10.312cm">
          <draw:text-box>
            <text:p text:style-name="P1"><text:span text:style-name="T2">-0,28</text:span></text:p>
          </draw:text-box>
        </draw:frame>
        <draw:frame draw:style-name="gr8" draw:layer="layout" svg:width="0.883cm" svg:height="0.475cm" svg:x="8.584cm" svg:y="10.313cm">
          <draw:text-box>
            <text:p text:style-name="P1"><text:span text:style-name="T2">-0,22</text:span></text:p>
          </draw:text-box>
        </draw:frame>
        <draw:frame draw:style-name="gr8" draw:layer="layout" svg:width="0.883cm" svg:height="0.475cm" svg:x="7.285cm" svg:y="10.314cm">
          <draw:text-box>
            <text:p text:style-name="P1"><text:span text:style-name="T2">-0,14</text:span></text:p>
          </draw:text-box>
        </draw:frame>
        <draw:frame draw:style-name="gr6" draw:layer="layout" svg:width="0.214cm" svg:height="0.475cm" svg:x="5.912cm" svg:y="10.312cm">
          <draw:text-box>
            <text:p text:style-name="P1"><text:span text:style-name="T2">0</text:span></text:p>
          </draw:text-box>
        </draw:frame>
        <draw:frame draw:style-name="gr8" draw:layer="layout" svg:width="1.094cm" svg:height="0.475cm" svg:x="10.982cm" svg:y="9.312cm">
          <draw:text-box>
            <text:p text:style-name="P1"><text:span text:style-name="T2">-0,016</text:span></text:p>
          </draw:text-box>
        </draw:frame>
        <draw:frame draw:style-name="gr8" draw:layer="layout" svg:width="0.883cm" svg:height="0.475cm" svg:x="11.084cm" svg:y="10.313cm">
          <draw:text-box>
            <text:p text:style-name="P1"><text:span text:style-name="T2">-0,32</text:span></text:p>
          </draw:text-box>
        </draw:frame>
        <draw:frame draw:style-name="gr8" draw:layer="layout" svg:width="1.094cm" svg:height="0.475cm" svg:x="12.282cm" svg:y="9.313cm">
          <draw:text-box>
            <text:p text:style-name="P1"><text:span text:style-name="T2">-0,016</text:span></text:p>
          </draw:text-box>
        </draw:frame>
        <draw:frame draw:style-name="gr8" draw:layer="layout" svg:width="1.094cm" svg:height="0.475cm" svg:x="13.682cm" svg:y="9.312cm">
          <draw:text-box>
            <text:p text:style-name="P1"><text:span text:style-name="T2">-0,014</text:span></text:p>
          </draw:text-box>
        </draw:frame>
        <draw:frame draw:style-name="gr8" draw:layer="layout" svg:width="1.077cm" svg:height="0.475cm" svg:x="15.154cm" svg:y="9.312cm">
          <draw:text-box>
            <text:p text:style-name="P1"><text:span text:style-name="T2">-0,011</text:span></text:p>
          </draw:text-box>
        </draw:frame>
        <draw:frame draw:style-name="gr8" draw:layer="layout" svg:width="1.094cm" svg:height="0.475cm" svg:x="16.442cm" svg:y="9.312cm">
          <draw:text-box>
            <text:p text:style-name="P1"><text:span text:style-name="T2">-0,007</text:span></text:p>
          </draw:text-box>
        </draw:frame>
        <draw:frame draw:style-name="gr6" draw:layer="layout" svg:width="0.214cm" svg:height="0.475cm" svg:x="18.012cm" svg:y="9.312cm">
          <draw:text-box>
            <text:p text:style-name="P1"><text:span text:style-name="T2">0</text:span></text:p>
          </draw:text-box>
        </draw:frame>
        <draw:frame draw:style-name="gr8" draw:layer="layout" svg:width="0.883cm" svg:height="0.475cm" svg:x="12.485cm" svg:y="10.314cm">
          <draw:text-box>
            <text:p text:style-name="P1"><text:span text:style-name="T2">-0,32</text:span></text:p>
          </draw:text-box>
        </draw:frame>
        <draw:frame draw:style-name="gr8" draw:layer="layout" svg:width="0.883cm" svg:height="0.475cm" svg:x="13.784cm" svg:y="10.313cm">
          <draw:text-box>
            <text:p text:style-name="P1"><text:span text:style-name="T2">-0,28</text:span></text:p>
          </draw:text-box>
        </draw:frame>
        <draw:frame draw:style-name="gr8" draw:layer="layout" svg:width="0.883cm" svg:height="0.475cm" svg:x="15.285cm" svg:y="10.314cm">
          <draw:text-box>
            <text:p text:style-name="P1"><text:span text:style-name="T2">-0,22</text:span></text:p>
          </draw:text-box>
        </draw:frame>
        <draw:frame draw:style-name="gr8" draw:layer="layout" svg:width="0.883cm" svg:height="0.475cm" svg:x="16.586cm" svg:y="10.315cm">
          <draw:text-box>
            <text:p text:style-name="P1"><text:span text:style-name="T2">-0,14</text:span></text:p>
          </draw:text-box>
        </draw:frame>
        <draw:frame draw:style-name="gr6" draw:layer="layout" svg:width="0.214cm" svg:height="0.475cm" svg:x="18.012cm" svg:y="10.313cm">
          <draw:text-box>
            <text:p text:style-name="P1"><text:span text:style-name="T2">0</text:span></text:p>
          </draw:text-box>
        </draw:frame>
      </draw:page>
      <draw:page draw:name="page2" draw:style-name="dp1" draw:master-page-name="master-page32">
        <draw:polygon draw:style-name="gr27" draw:layer="layout" svg:width="20.743cm" svg:height="13.812cm" svg:x="3.965cm" svg:y="5.873cm" svg:viewBox="0 0 20744 13813" draw:points="10372,13813 0,13813 0,0 20744,0 20744,13813">
          <text:p/>
        </draw:polygon>
        <draw:line draw:style-name="gr27" draw:layer="layout" svg:x1="24.708cm" svg:y1="19.681cm" svg:x2="3.965cm" svg:y2="19.681cm">
          <text:p/>
        </draw:line>
        <draw:line draw:style-name="gr27" draw:layer="layout" svg:x1="24.708cm" svg:y1="17.381cm" svg:x2="3.965cm" svg:y2="17.381cm">
          <text:p/>
        </draw:line>
        <draw:line draw:style-name="gr27" draw:layer="layout" svg:x1="24.708cm" svg:y1="15.077cm" svg:x2="3.965cm" svg:y2="15.077cm">
          <text:p/>
        </draw:line>
        <draw:line draw:style-name="gr27" draw:layer="layout" svg:x1="24.708cm" svg:y1="12.777cm" svg:x2="3.965cm" svg:y2="12.777cm">
          <text:p/>
        </draw:line>
        <draw:line draw:style-name="gr27" draw:layer="layout" svg:x1="24.708cm" svg:y1="10.473cm" svg:x2="3.965cm" svg:y2="10.473cm">
          <text:p/>
        </draw:line>
        <draw:line draw:style-name="gr27" draw:layer="layout" svg:x1="24.708cm" svg:y1="8.17cm" svg:x2="3.965cm" svg:y2="8.17cm">
          <text:p/>
        </draw:line>
        <draw:line draw:style-name="gr27" draw:layer="layout" svg:x1="24.708cm" svg:y1="5.87cm" svg:x2="3.965cm" svg:y2="5.87cm">
          <text:p/>
        </draw:line>
        <draw:line draw:style-name="gr27" draw:layer="layout" svg:x1="3.965cm" svg:y1="13.028cm" svg:x2="3.965cm" svg:y2="12.777cm">
          <text:p/>
        </draw:line>
        <draw:line draw:style-name="gr27" draw:layer="layout" svg:x1="3.965cm" svg:y1="13.028cm" svg:x2="3.965cm" svg:y2="12.777cm">
          <text:p/>
        </draw:line>
        <draw:line draw:style-name="gr27" draw:layer="layout" svg:x1="4.254cm" svg:y1="13.028cm" svg:x2="4.254cm" svg:y2="12.777cm">
          <text:p/>
        </draw:line>
        <draw:line draw:style-name="gr27" draw:layer="layout" svg:x1="4.254cm" svg:y1="13.028cm" svg:x2="4.254cm" svg:y2="12.777cm">
          <text:p/>
        </draw:line>
        <draw:line draw:style-name="gr27" draw:layer="layout" svg:x1="4.543cm" svg:y1="13.028cm" svg:x2="4.543cm" svg:y2="12.777cm">
          <text:p/>
        </draw:line>
        <draw:line draw:style-name="gr27" draw:layer="layout" svg:x1="4.543cm" svg:y1="13.028cm" svg:x2="4.543cm" svg:y2="12.777cm">
          <text:p/>
        </draw:line>
        <draw:line draw:style-name="gr27" draw:layer="layout" svg:x1="4.829cm" svg:y1="13.028cm" svg:x2="4.829cm" svg:y2="12.777cm">
          <text:p/>
        </draw:line>
        <draw:line draw:style-name="gr27" draw:layer="layout" svg:x1="4.829cm" svg:y1="13.028cm" svg:x2="4.829cm" svg:y2="12.777cm">
          <text:p/>
        </draw:line>
        <draw:line draw:style-name="gr27" draw:layer="layout" svg:x1="5.118cm" svg:y1="13.028cm" svg:x2="5.118cm" svg:y2="12.777cm">
          <text:p/>
        </draw:line>
        <draw:line draw:style-name="gr27" draw:layer="layout" svg:x1="5.118cm" svg:y1="13.028cm" svg:x2="5.118cm" svg:y2="12.777cm">
          <text:p/>
        </draw:line>
        <draw:line draw:style-name="gr27" draw:layer="layout" svg:x1="5.408cm" svg:y1="13.028cm" svg:x2="5.408cm" svg:y2="12.777cm">
          <text:p/>
        </draw:line>
        <draw:line draw:style-name="gr27" draw:layer="layout" svg:x1="5.408cm" svg:y1="13.028cm" svg:x2="5.408cm" svg:y2="12.777cm">
          <text:p/>
        </draw:line>
        <draw:line draw:style-name="gr27" draw:layer="layout" svg:x1="5.693cm" svg:y1="13.028cm" svg:x2="5.693cm" svg:y2="12.777cm">
          <text:p/>
        </draw:line>
        <draw:line draw:style-name="gr27" draw:layer="layout" svg:x1="5.693cm" svg:y1="13.028cm" svg:x2="5.693cm" svg:y2="12.777cm">
          <text:p/>
        </draw:line>
        <draw:line draw:style-name="gr27" draw:layer="layout" svg:x1="5.983cm" svg:y1="13.028cm" svg:x2="5.983cm" svg:y2="12.777cm">
          <text:p/>
        </draw:line>
        <draw:line draw:style-name="gr27" draw:layer="layout" svg:x1="5.983cm" svg:y1="13.028cm" svg:x2="5.983cm" svg:y2="12.777cm">
          <text:p/>
        </draw:line>
        <draw:line draw:style-name="gr27" draw:layer="layout" svg:x1="6.272cm" svg:y1="13.028cm" svg:x2="6.272cm" svg:y2="12.777cm">
          <text:p/>
        </draw:line>
        <draw:line draw:style-name="gr27" draw:layer="layout" svg:x1="6.272cm" svg:y1="13.028cm" svg:x2="6.272cm" svg:y2="12.777cm">
          <text:p/>
        </draw:line>
        <draw:line draw:style-name="gr27" draw:layer="layout" svg:x1="6.558cm" svg:y1="13.028cm" svg:x2="6.558cm" svg:y2="12.777cm">
          <text:p/>
        </draw:line>
        <draw:line draw:style-name="gr27" draw:layer="layout" svg:x1="6.558cm" svg:y1="13.028cm" svg:x2="6.558cm" svg:y2="12.777cm">
          <text:p/>
        </draw:line>
        <draw:line draw:style-name="gr27" draw:layer="layout" svg:x1="6.847cm" svg:y1="13.028cm" svg:x2="6.847cm" svg:y2="12.777cm">
          <text:p/>
        </draw:line>
        <draw:line draw:style-name="gr27" draw:layer="layout" svg:x1="6.847cm" svg:y1="13.028cm" svg:x2="6.847cm" svg:y2="12.777cm">
          <text:p/>
        </draw:line>
        <draw:line draw:style-name="gr27" draw:layer="layout" svg:x1="7.136cm" svg:y1="13.028cm" svg:x2="7.136cm" svg:y2="12.777cm">
          <text:p/>
        </draw:line>
        <draw:line draw:style-name="gr27" draw:layer="layout" svg:x1="7.136cm" svg:y1="13.028cm" svg:x2="7.136cm" svg:y2="12.777cm">
          <text:p/>
        </draw:line>
        <draw:line draw:style-name="gr27" draw:layer="layout" svg:x1="7.422cm" svg:y1="13.028cm" svg:x2="7.422cm" svg:y2="12.777cm">
          <text:p/>
        </draw:line>
        <draw:line draw:style-name="gr27" draw:layer="layout" svg:x1="7.422cm" svg:y1="13.028cm" svg:x2="7.422cm" svg:y2="12.777cm">
          <text:p/>
        </draw:line>
        <draw:line draw:style-name="gr27" draw:layer="layout" svg:x1="7.711cm" svg:y1="13.028cm" svg:x2="7.711cm" svg:y2="12.777cm">
          <text:p/>
        </draw:line>
        <draw:line draw:style-name="gr27" draw:layer="layout" svg:x1="7.711cm" svg:y1="13.028cm" svg:x2="7.711cm" svg:y2="12.777cm">
          <text:p/>
        </draw:line>
        <draw:line draw:style-name="gr27" draw:layer="layout" svg:x1="7.997cm" svg:y1="13.028cm" svg:x2="7.997cm" svg:y2="12.777cm">
          <text:p/>
        </draw:line>
        <draw:line draw:style-name="gr27" draw:layer="layout" svg:x1="7.997cm" svg:y1="13.028cm" svg:x2="7.997cm" svg:y2="12.777cm">
          <text:p/>
        </draw:line>
        <draw:line draw:style-name="gr27" draw:layer="layout" svg:x1="8.286cm" svg:y1="13.028cm" svg:x2="8.286cm" svg:y2="12.777cm">
          <text:p/>
        </draw:line>
        <draw:line draw:style-name="gr27" draw:layer="layout" svg:x1="8.286cm" svg:y1="13.028cm" svg:x2="8.286cm" svg:y2="12.777cm">
          <text:p/>
        </draw:line>
        <draw:line draw:style-name="gr27" draw:layer="layout" svg:x1="8.576cm" svg:y1="13.028cm" svg:x2="8.576cm" svg:y2="12.777cm">
          <text:p/>
        </draw:line>
        <draw:line draw:style-name="gr27" draw:layer="layout" svg:x1="8.576cm" svg:y1="13.028cm" svg:x2="8.576cm" svg:y2="12.777cm">
          <text:p/>
        </draw:line>
        <draw:line draw:style-name="gr27" draw:layer="layout" svg:x1="8.861cm" svg:y1="13.028cm" svg:x2="8.861cm" svg:y2="12.777cm">
          <text:p/>
        </draw:line>
        <draw:line draw:style-name="gr27" draw:layer="layout" svg:x1="8.861cm" svg:y1="13.028cm" svg:x2="8.861cm" svg:y2="12.777cm">
          <text:p/>
        </draw:line>
        <draw:line draw:style-name="gr27" draw:layer="layout" svg:x1="9.151cm" svg:y1="13.028cm" svg:x2="9.151cm" svg:y2="12.777cm">
          <text:p/>
        </draw:line>
        <draw:line draw:style-name="gr27" draw:layer="layout" svg:x1="9.151cm" svg:y1="13.028cm" svg:x2="9.151cm" svg:y2="12.777cm">
          <text:p/>
        </draw:line>
        <draw:line draw:style-name="gr27" draw:layer="layout" svg:x1="9.44cm" svg:y1="13.028cm" svg:x2="9.44cm" svg:y2="12.777cm">
          <text:p/>
        </draw:line>
        <draw:line draw:style-name="gr27" draw:layer="layout" svg:x1="9.44cm" svg:y1="13.028cm" svg:x2="9.44cm" svg:y2="12.777cm">
          <text:p/>
        </draw:line>
        <draw:line draw:style-name="gr27" draw:layer="layout" svg:x1="9.726cm" svg:y1="13.028cm" svg:x2="9.726cm" svg:y2="12.777cm">
          <text:p/>
        </draw:line>
        <draw:line draw:style-name="gr27" draw:layer="layout" svg:x1="9.726cm" svg:y1="13.028cm" svg:x2="9.726cm" svg:y2="12.777cm">
          <text:p/>
        </draw:line>
        <draw:line draw:style-name="gr27" draw:layer="layout" svg:x1="10.015cm" svg:y1="13.028cm" svg:x2="10.015cm" svg:y2="12.777cm">
          <text:p/>
        </draw:line>
        <draw:line draw:style-name="gr27" draw:layer="layout" svg:x1="10.015cm" svg:y1="13.028cm" svg:x2="10.015cm" svg:y2="12.777cm">
          <text:p/>
        </draw:line>
        <draw:line draw:style-name="gr27" draw:layer="layout" svg:x1="10.304cm" svg:y1="13.028cm" svg:x2="10.304cm" svg:y2="12.777cm">
          <text:p/>
        </draw:line>
        <draw:line draw:style-name="gr27" draw:layer="layout" svg:x1="10.304cm" svg:y1="13.028cm" svg:x2="10.304cm" svg:y2="12.777cm">
          <text:p/>
        </draw:line>
        <draw:line draw:style-name="gr27" draw:layer="layout" svg:x1="10.59cm" svg:y1="13.028cm" svg:x2="10.59cm" svg:y2="12.777cm">
          <text:p/>
        </draw:line>
        <draw:line draw:style-name="gr27" draw:layer="layout" svg:x1="10.59cm" svg:y1="13.028cm" svg:x2="10.59cm" svg:y2="12.777cm">
          <text:p/>
        </draw:line>
        <draw:line draw:style-name="gr27" draw:layer="layout" svg:x1="10.879cm" svg:y1="13.028cm" svg:x2="10.879cm" svg:y2="12.777cm">
          <text:p/>
        </draw:line>
        <draw:line draw:style-name="gr27" draw:layer="layout" svg:x1="10.879cm" svg:y1="13.028cm" svg:x2="10.879cm" svg:y2="12.777cm">
          <text:p/>
        </draw:line>
        <draw:line draw:style-name="gr27" draw:layer="layout" svg:x1="11.168cm" svg:y1="13.028cm" svg:x2="11.168cm" svg:y2="12.777cm">
          <text:p/>
        </draw:line>
        <draw:line draw:style-name="gr27" draw:layer="layout" svg:x1="11.168cm" svg:y1="13.028cm" svg:x2="11.168cm" svg:y2="12.777cm">
          <text:p/>
        </draw:line>
        <draw:line draw:style-name="gr27" draw:layer="layout" svg:x1="11.454cm" svg:y1="13.028cm" svg:x2="11.454cm" svg:y2="12.777cm">
          <text:p/>
        </draw:line>
        <draw:line draw:style-name="gr27" draw:layer="layout" svg:x1="11.454cm" svg:y1="13.028cm" svg:x2="11.454cm" svg:y2="12.777cm">
          <text:p/>
        </draw:line>
        <draw:line draw:style-name="gr27" draw:layer="layout" svg:x1="11.743cm" svg:y1="13.028cm" svg:x2="11.743cm" svg:y2="12.777cm">
          <text:p/>
        </draw:line>
        <draw:line draw:style-name="gr27" draw:layer="layout" svg:x1="11.743cm" svg:y1="13.028cm" svg:x2="11.743cm" svg:y2="12.777cm">
          <text:p/>
        </draw:line>
        <draw:line draw:style-name="gr27" draw:layer="layout" svg:x1="12.033cm" svg:y1="13.028cm" svg:x2="12.033cm" svg:y2="12.777cm">
          <text:p/>
        </draw:line>
        <draw:line draw:style-name="gr27" draw:layer="layout" svg:x1="12.033cm" svg:y1="13.028cm" svg:x2="12.033cm" svg:y2="12.777cm">
          <text:p/>
        </draw:line>
        <draw:line draw:style-name="gr27" draw:layer="layout" svg:x1="12.319cm" svg:y1="13.028cm" svg:x2="12.319cm" svg:y2="12.777cm">
          <text:p/>
        </draw:line>
        <draw:line draw:style-name="gr27" draw:layer="layout" svg:x1="12.319cm" svg:y1="13.028cm" svg:x2="12.319cm" svg:y2="12.777cm">
          <text:p/>
        </draw:line>
        <draw:line draw:style-name="gr27" draw:layer="layout" svg:x1="12.608cm" svg:y1="13.028cm" svg:x2="12.608cm" svg:y2="12.777cm">
          <text:p/>
        </draw:line>
        <draw:line draw:style-name="gr27" draw:layer="layout" svg:x1="12.608cm" svg:y1="13.028cm" svg:x2="12.608cm" svg:y2="12.777cm">
          <text:p/>
        </draw:line>
        <draw:line draw:style-name="gr27" draw:layer="layout" svg:x1="12.897cm" svg:y1="13.028cm" svg:x2="12.897cm" svg:y2="12.777cm">
          <text:p/>
        </draw:line>
        <draw:line draw:style-name="gr27" draw:layer="layout" svg:x1="12.897cm" svg:y1="13.028cm" svg:x2="12.897cm" svg:y2="12.777cm">
          <text:p/>
        </draw:line>
        <draw:line draw:style-name="gr27" draw:layer="layout" svg:x1="13.183cm" svg:y1="13.028cm" svg:x2="13.183cm" svg:y2="12.777cm">
          <text:p/>
        </draw:line>
        <draw:line draw:style-name="gr27" draw:layer="layout" svg:x1="13.183cm" svg:y1="13.028cm" svg:x2="13.183cm" svg:y2="12.777cm">
          <text:p/>
        </draw:line>
        <draw:line draw:style-name="gr27" draw:layer="layout" svg:x1="13.472cm" svg:y1="13.028cm" svg:x2="13.472cm" svg:y2="12.777cm">
          <text:p/>
        </draw:line>
        <draw:line draw:style-name="gr27" draw:layer="layout" svg:x1="13.472cm" svg:y1="13.028cm" svg:x2="13.472cm" svg:y2="12.777cm">
          <text:p/>
        </draw:line>
        <draw:line draw:style-name="gr27" draw:layer="layout" svg:x1="13.761cm" svg:y1="13.028cm" svg:x2="13.761cm" svg:y2="12.777cm">
          <text:p/>
        </draw:line>
        <draw:line draw:style-name="gr27" draw:layer="layout" svg:x1="13.761cm" svg:y1="13.028cm" svg:x2="13.761cm" svg:y2="12.777cm">
          <text:p/>
        </draw:line>
        <draw:line draw:style-name="gr27" draw:layer="layout" svg:x1="14.047cm" svg:y1="13.028cm" svg:x2="14.047cm" svg:y2="12.777cm">
          <text:p/>
        </draw:line>
        <draw:line draw:style-name="gr27" draw:layer="layout" svg:x1="14.047cm" svg:y1="13.028cm" svg:x2="14.047cm" svg:y2="12.777cm">
          <text:p/>
        </draw:line>
        <draw:line draw:style-name="gr27" draw:layer="layout" svg:x1="14.336cm" svg:y1="13.028cm" svg:x2="14.336cm" svg:y2="12.777cm">
          <text:p/>
        </draw:line>
        <draw:line draw:style-name="gr27" draw:layer="layout" svg:x1="14.336cm" svg:y1="13.028cm" svg:x2="14.336cm" svg:y2="12.777cm">
          <text:p/>
        </draw:line>
        <draw:line draw:style-name="gr27" draw:layer="layout" svg:x1="14.622cm" svg:y1="13.028cm" svg:x2="14.622cm" svg:y2="12.777cm">
          <text:p/>
        </draw:line>
        <draw:line draw:style-name="gr27" draw:layer="layout" svg:x1="14.622cm" svg:y1="13.028cm" svg:x2="14.622cm" svg:y2="12.777cm">
          <text:p/>
        </draw:line>
        <draw:line draw:style-name="gr27" draw:layer="layout" svg:x1="14.911cm" svg:y1="13.028cm" svg:x2="14.911cm" svg:y2="12.777cm">
          <text:p/>
        </draw:line>
        <draw:line draw:style-name="gr27" draw:layer="layout" svg:x1="14.911cm" svg:y1="13.028cm" svg:x2="14.911cm" svg:y2="12.777cm">
          <text:p/>
        </draw:line>
        <draw:line draw:style-name="gr27" draw:layer="layout" svg:x1="15.201cm" svg:y1="13.028cm" svg:x2="15.201cm" svg:y2="12.777cm">
          <text:p/>
        </draw:line>
        <draw:line draw:style-name="gr27" draw:layer="layout" svg:x1="15.201cm" svg:y1="13.028cm" svg:x2="15.201cm" svg:y2="12.777cm">
          <text:p/>
        </draw:line>
        <draw:line draw:style-name="gr27" draw:layer="layout" svg:x1="15.486cm" svg:y1="13.028cm" svg:x2="15.486cm" svg:y2="12.777cm">
          <text:p/>
        </draw:line>
        <draw:line draw:style-name="gr27" draw:layer="layout" svg:x1="15.486cm" svg:y1="13.028cm" svg:x2="15.486cm" svg:y2="12.777cm">
          <text:p/>
        </draw:line>
        <draw:line draw:style-name="gr27" draw:layer="layout" svg:x1="15.776cm" svg:y1="13.028cm" svg:x2="15.776cm" svg:y2="12.777cm">
          <text:p/>
        </draw:line>
        <draw:line draw:style-name="gr27" draw:layer="layout" svg:x1="15.776cm" svg:y1="13.028cm" svg:x2="15.776cm" svg:y2="12.777cm">
          <text:p/>
        </draw:line>
        <draw:line draw:style-name="gr27" draw:layer="layout" svg:x1="16.065cm" svg:y1="13.028cm" svg:x2="16.065cm" svg:y2="12.777cm">
          <text:p/>
        </draw:line>
        <draw:line draw:style-name="gr27" draw:layer="layout" svg:x1="16.065cm" svg:y1="13.028cm" svg:x2="16.065cm" svg:y2="12.777cm">
          <text:p/>
        </draw:line>
        <draw:line draw:style-name="gr27" draw:layer="layout" svg:x1="16.351cm" svg:y1="13.028cm" svg:x2="16.351cm" svg:y2="12.777cm">
          <text:p/>
        </draw:line>
        <draw:line draw:style-name="gr27" draw:layer="layout" svg:x1="16.351cm" svg:y1="13.028cm" svg:x2="16.351cm" svg:y2="12.777cm">
          <text:p/>
        </draw:line>
        <draw:line draw:style-name="gr27" draw:layer="layout" svg:x1="16.64cm" svg:y1="13.028cm" svg:x2="16.64cm" svg:y2="12.777cm">
          <text:p/>
        </draw:line>
        <draw:line draw:style-name="gr27" draw:layer="layout" svg:x1="16.64cm" svg:y1="13.028cm" svg:x2="16.64cm" svg:y2="12.777cm">
          <text:p/>
        </draw:line>
        <draw:line draw:style-name="gr27" draw:layer="layout" svg:x1="16.929cm" svg:y1="13.028cm" svg:x2="16.929cm" svg:y2="12.777cm">
          <text:p/>
        </draw:line>
        <draw:line draw:style-name="gr27" draw:layer="layout" svg:x1="16.929cm" svg:y1="13.028cm" svg:x2="16.929cm" svg:y2="12.777cm">
          <text:p/>
        </draw:line>
        <draw:line draw:style-name="gr27" draw:layer="layout" svg:x1="17.215cm" svg:y1="13.028cm" svg:x2="17.215cm" svg:y2="12.777cm">
          <text:p/>
        </draw:line>
        <draw:line draw:style-name="gr27" draw:layer="layout" svg:x1="17.215cm" svg:y1="13.028cm" svg:x2="17.215cm" svg:y2="12.777cm">
          <text:p/>
        </draw:line>
        <draw:line draw:style-name="gr27" draw:layer="layout" svg:x1="17.504cm" svg:y1="13.028cm" svg:x2="17.504cm" svg:y2="12.777cm">
          <text:p/>
        </draw:line>
        <draw:line draw:style-name="gr27" draw:layer="layout" svg:x1="17.504cm" svg:y1="13.028cm" svg:x2="17.504cm" svg:y2="12.777cm">
          <text:p/>
        </draw:line>
        <draw:line draw:style-name="gr27" draw:layer="layout" svg:x1="17.794cm" svg:y1="13.028cm" svg:x2="17.794cm" svg:y2="12.777cm">
          <text:p/>
        </draw:line>
        <draw:line draw:style-name="gr27" draw:layer="layout" svg:x1="17.794cm" svg:y1="13.028cm" svg:x2="17.794cm" svg:y2="12.777cm">
          <text:p/>
        </draw:line>
        <draw:line draw:style-name="gr27" draw:layer="layout" svg:x1="18.079cm" svg:y1="13.028cm" svg:x2="18.079cm" svg:y2="12.777cm">
          <text:p/>
        </draw:line>
        <draw:line draw:style-name="gr27" draw:layer="layout" svg:x1="18.079cm" svg:y1="13.028cm" svg:x2="18.079cm" svg:y2="12.777cm">
          <text:p/>
        </draw:line>
        <draw:line draw:style-name="gr27" draw:layer="layout" svg:x1="18.369cm" svg:y1="13.028cm" svg:x2="18.369cm" svg:y2="12.777cm">
          <text:p/>
        </draw:line>
        <draw:line draw:style-name="gr27" draw:layer="layout" svg:x1="18.369cm" svg:y1="13.028cm" svg:x2="18.369cm" svg:y2="12.777cm">
          <text:p/>
        </draw:line>
        <draw:line draw:style-name="gr27" draw:layer="layout" svg:x1="18.658cm" svg:y1="13.028cm" svg:x2="18.658cm" svg:y2="12.777cm">
          <text:p/>
        </draw:line>
        <draw:line draw:style-name="gr27" draw:layer="layout" svg:x1="18.658cm" svg:y1="13.028cm" svg:x2="18.658cm" svg:y2="12.777cm">
          <text:p/>
        </draw:line>
        <draw:line draw:style-name="gr27" draw:layer="layout" svg:x1="18.944cm" svg:y1="13.028cm" svg:x2="18.944cm" svg:y2="12.777cm">
          <text:p/>
        </draw:line>
        <draw:line draw:style-name="gr27" draw:layer="layout" svg:x1="18.944cm" svg:y1="13.028cm" svg:x2="18.944cm" svg:y2="12.777cm">
          <text:p/>
        </draw:line>
        <draw:line draw:style-name="gr27" draw:layer="layout" svg:x1="19.233cm" svg:y1="13.028cm" svg:x2="19.233cm" svg:y2="12.777cm">
          <text:p/>
        </draw:line>
        <draw:line draw:style-name="gr27" draw:layer="layout" svg:x1="19.233cm" svg:y1="13.028cm" svg:x2="19.233cm" svg:y2="12.777cm">
          <text:p/>
        </draw:line>
        <draw:line draw:style-name="gr27" draw:layer="layout" svg:x1="19.522cm" svg:y1="13.028cm" svg:x2="19.522cm" svg:y2="12.777cm">
          <text:p/>
        </draw:line>
        <draw:line draw:style-name="gr27" draw:layer="layout" svg:x1="19.522cm" svg:y1="13.028cm" svg:x2="19.522cm" svg:y2="12.777cm">
          <text:p/>
        </draw:line>
        <draw:line draw:style-name="gr27" draw:layer="layout" svg:x1="19.808cm" svg:y1="13.028cm" svg:x2="19.808cm" svg:y2="12.777cm">
          <text:p/>
        </draw:line>
        <draw:line draw:style-name="gr27" draw:layer="layout" svg:x1="19.808cm" svg:y1="13.028cm" svg:x2="19.808cm" svg:y2="12.777cm">
          <text:p/>
        </draw:line>
        <draw:line draw:style-name="gr27" draw:layer="layout" svg:x1="20.097cm" svg:y1="13.028cm" svg:x2="20.097cm" svg:y2="12.777cm">
          <text:p/>
        </draw:line>
        <draw:line draw:style-name="gr27" draw:layer="layout" svg:x1="20.097cm" svg:y1="13.028cm" svg:x2="20.097cm" svg:y2="12.777cm">
          <text:p/>
        </draw:line>
        <draw:line draw:style-name="gr27" draw:layer="layout" svg:x1="20.387cm" svg:y1="13.028cm" svg:x2="20.387cm" svg:y2="12.777cm">
          <text:p/>
        </draw:line>
        <draw:line draw:style-name="gr27" draw:layer="layout" svg:x1="20.387cm" svg:y1="13.028cm" svg:x2="20.387cm" svg:y2="12.777cm">
          <text:p/>
        </draw:line>
        <draw:line draw:style-name="gr27" draw:layer="layout" svg:x1="20.672cm" svg:y1="13.028cm" svg:x2="20.672cm" svg:y2="12.777cm">
          <text:p/>
        </draw:line>
        <draw:line draw:style-name="gr27" draw:layer="layout" svg:x1="20.672cm" svg:y1="13.028cm" svg:x2="20.672cm" svg:y2="12.777cm">
          <text:p/>
        </draw:line>
        <draw:line draw:style-name="gr27" draw:layer="layout" svg:x1="20.962cm" svg:y1="13.028cm" svg:x2="20.962cm" svg:y2="12.777cm">
          <text:p/>
        </draw:line>
        <draw:line draw:style-name="gr27" draw:layer="layout" svg:x1="20.962cm" svg:y1="13.028cm" svg:x2="20.962cm" svg:y2="12.777cm">
          <text:p/>
        </draw:line>
        <draw:line draw:style-name="gr27" draw:layer="layout" svg:x1="21.251cm" svg:y1="13.028cm" svg:x2="21.251cm" svg:y2="12.777cm">
          <text:p/>
        </draw:line>
        <draw:line draw:style-name="gr27" draw:layer="layout" svg:x1="21.251cm" svg:y1="13.028cm" svg:x2="21.251cm" svg:y2="12.777cm">
          <text:p/>
        </draw:line>
        <draw:line draw:style-name="gr27" draw:layer="layout" svg:x1="21.537cm" svg:y1="13.028cm" svg:x2="21.537cm" svg:y2="12.777cm">
          <text:p/>
        </draw:line>
        <draw:line draw:style-name="gr27" draw:layer="layout" svg:x1="21.537cm" svg:y1="13.028cm" svg:x2="21.537cm" svg:y2="12.777cm">
          <text:p/>
        </draw:line>
        <draw:line draw:style-name="gr27" draw:layer="layout" svg:x1="21.826cm" svg:y1="13.028cm" svg:x2="21.826cm" svg:y2="12.777cm">
          <text:p/>
        </draw:line>
        <draw:line draw:style-name="gr27" draw:layer="layout" svg:x1="21.826cm" svg:y1="13.028cm" svg:x2="21.826cm" svg:y2="12.777cm">
          <text:p/>
        </draw:line>
        <draw:line draw:style-name="gr27" draw:layer="layout" svg:x1="22.112cm" svg:y1="13.028cm" svg:x2="22.112cm" svg:y2="12.777cm">
          <text:p/>
        </draw:line>
        <draw:line draw:style-name="gr27" draw:layer="layout" svg:x1="22.112cm" svg:y1="13.028cm" svg:x2="22.112cm" svg:y2="12.777cm">
          <text:p/>
        </draw:line>
        <draw:line draw:style-name="gr27" draw:layer="layout" svg:x1="22.401cm" svg:y1="13.028cm" svg:x2="22.401cm" svg:y2="12.777cm">
          <text:p/>
        </draw:line>
        <draw:line draw:style-name="gr27" draw:layer="layout" svg:x1="22.401cm" svg:y1="13.028cm" svg:x2="22.401cm" svg:y2="12.777cm">
          <text:p/>
        </draw:line>
        <draw:line draw:style-name="gr27" draw:layer="layout" svg:x1="22.69cm" svg:y1="13.028cm" svg:x2="22.69cm" svg:y2="12.777cm">
          <text:p/>
        </draw:line>
        <draw:line draw:style-name="gr27" draw:layer="layout" svg:x1="22.69cm" svg:y1="13.028cm" svg:x2="22.69cm" svg:y2="12.777cm">
          <text:p/>
        </draw:line>
        <draw:line draw:style-name="gr27" draw:layer="layout" svg:x1="22.976cm" svg:y1="13.028cm" svg:x2="22.976cm" svg:y2="12.777cm">
          <text:p/>
        </draw:line>
        <draw:line draw:style-name="gr27" draw:layer="layout" svg:x1="22.976cm" svg:y1="13.028cm" svg:x2="22.976cm" svg:y2="12.777cm">
          <text:p/>
        </draw:line>
        <draw:line draw:style-name="gr27" draw:layer="layout" svg:x1="23.265cm" svg:y1="13.028cm" svg:x2="23.265cm" svg:y2="12.777cm">
          <text:p/>
        </draw:line>
        <draw:line draw:style-name="gr27" draw:layer="layout" svg:x1="23.265cm" svg:y1="13.028cm" svg:x2="23.265cm" svg:y2="12.777cm">
          <text:p/>
        </draw:line>
        <draw:line draw:style-name="gr27" draw:layer="layout" svg:x1="23.554cm" svg:y1="13.028cm" svg:x2="23.554cm" svg:y2="12.777cm">
          <text:p/>
        </draw:line>
        <draw:line draw:style-name="gr27" draw:layer="layout" svg:x1="23.554cm" svg:y1="13.028cm" svg:x2="23.554cm" svg:y2="12.777cm">
          <text:p/>
        </draw:line>
        <draw:line draw:style-name="gr27" draw:layer="layout" svg:x1="23.84cm" svg:y1="13.028cm" svg:x2="23.84cm" svg:y2="12.777cm">
          <text:p/>
        </draw:line>
        <draw:line draw:style-name="gr27" draw:layer="layout" svg:x1="23.84cm" svg:y1="13.028cm" svg:x2="23.84cm" svg:y2="12.777cm">
          <text:p/>
        </draw:line>
        <draw:line draw:style-name="gr27" draw:layer="layout" svg:x1="3.965cm" svg:y1="12.777cm" svg:x2="24.708cm" svg:y2="12.777cm">
          <text:p/>
        </draw:line>
        <draw:line draw:style-name="gr27" draw:layer="layout" svg:x1="3.711cm" svg:y1="19.681cm" svg:x2="3.965cm" svg:y2="19.681cm">
          <text:p/>
        </draw:line>
        <draw:line draw:style-name="gr27" draw:layer="layout" svg:x1="3.711cm" svg:y1="19.681cm" svg:x2="3.965cm" svg:y2="19.681cm">
          <text:p/>
        </draw:line>
        <draw:line draw:style-name="gr27" draw:layer="layout" svg:x1="3.711cm" svg:y1="17.381cm" svg:x2="3.965cm" svg:y2="17.381cm">
          <text:p/>
        </draw:line>
        <draw:line draw:style-name="gr27" draw:layer="layout" svg:x1="3.711cm" svg:y1="17.381cm" svg:x2="3.965cm" svg:y2="17.381cm">
          <text:p/>
        </draw:line>
        <draw:line draw:style-name="gr27" draw:layer="layout" svg:x1="3.711cm" svg:y1="15.077cm" svg:x2="3.965cm" svg:y2="15.077cm">
          <text:p/>
        </draw:line>
        <draw:line draw:style-name="gr27" draw:layer="layout" svg:x1="3.711cm" svg:y1="15.077cm" svg:x2="3.965cm" svg:y2="15.077cm">
          <text:p/>
        </draw:line>
        <draw:line draw:style-name="gr27" draw:layer="layout" svg:x1="3.711cm" svg:y1="12.777cm" svg:x2="3.965cm" svg:y2="12.777cm">
          <text:p/>
        </draw:line>
        <draw:line draw:style-name="gr27" draw:layer="layout" svg:x1="3.711cm" svg:y1="12.777cm" svg:x2="3.965cm" svg:y2="12.777cm">
          <text:p/>
        </draw:line>
        <draw:line draw:style-name="gr27" draw:layer="layout" svg:x1="3.711cm" svg:y1="10.473cm" svg:x2="3.965cm" svg:y2="10.473cm">
          <text:p/>
        </draw:line>
        <draw:line draw:style-name="gr27" draw:layer="layout" svg:x1="3.711cm" svg:y1="10.473cm" svg:x2="3.965cm" svg:y2="10.473cm">
          <text:p/>
        </draw:line>
        <draw:line draw:style-name="gr27" draw:layer="layout" svg:x1="3.711cm" svg:y1="8.17cm" svg:x2="3.965cm" svg:y2="8.17cm">
          <text:p/>
        </draw:line>
        <draw:line draw:style-name="gr27" draw:layer="layout" svg:x1="3.711cm" svg:y1="8.17cm" svg:x2="3.965cm" svg:y2="8.17cm">
          <text:p/>
        </draw:line>
        <draw:line draw:style-name="gr27" draw:layer="layout" svg:x1="3.711cm" svg:y1="5.87cm" svg:x2="3.965cm" svg:y2="5.87cm">
          <text:p/>
        </draw:line>
        <draw:line draw:style-name="gr27" draw:layer="layout" svg:x1="3.711cm" svg:y1="5.87cm" svg:x2="3.965cm" svg:y2="5.87cm">
          <text:p/>
        </draw:line>
        <draw:line draw:style-name="gr27" draw:layer="layout" svg:x1="3.965cm" svg:y1="19.681cm" svg:x2="3.965cm" svg:y2="5.87cm">
          <text:p/>
        </draw:line>
        <draw:polyline draw:style-name="gr28" draw:layer="layout" svg:width="20.743cm" svg:height="9.211cm" svg:x="3.965cm" svg:y="8.17cm" svg:viewBox="0 0 20744 9212" draw:points="0,0 289,21 578,70 864,159 1153,279 1443,434 1728,617 2018,836 2307,1079 2593,1351 2882,1647 3171,1965 3457,2303 3746,2660 4032,3030 4321,3415 4611,3806 4896,4205 5186,4607 5475,5006 5761,5404 6050,5797 6339,6182 6626,6552 6915,6908 7204,7247 7490,7564 7779,7861 8069,8132 8355,8379 8644,8595 8933,8778 9219,8933 9508,9053 9797,9141 10083,9191 10372,9212 10658,9191 10947,9141 11237,9053 11522,8933 11812,8778 12101,8595 12387,8379 12676,8132 12965,7861 13251,7564 13540,7247 13830,6908 14115,6552 14405,6182 14694,5797 14980,5404 15269,5006 15558,4604 15844,4205 16133,3806 16423,3415 16708,3030 16998,2660 17287,2303 17573,1965 17862,1647 18148,1351 18437,1079 18726,836 19012,617 19301,434 19590,279 19876,159 20166,70 20455,21 20744,0">
          <text:p/>
        </draw:polyline>
        <draw:path draw:style-name="gr29" draw:layer="layout" svg:width="0.383cm" svg:height="0.377cm" svg:x="3.663cm" svg:y="13.344cm" svg:viewBox="0 0 384 378" svg:d="M295 90c28 29 49 53 64 78 14 25 21 46 25 67 0 21 0 39-7 56-7 18-18 32-33 46-14 14-32 25-49 32-18 7-36 11-57 7-21-3-46-11-67-25-24-14-53-35-81-63s-49-53-63-78c-15-24-25-46-25-67-4-21 0-39 7-56 7-18 18-32 32-46s31-25 49-32c14-8 35-11 57-8 17 0 42 12 67 26 24 14 49 35 81 63zM256 126c-25-22-42-39-64-53-17-11-31-18-49-25-14-4-25-4-39 3-10 4-21 11-32 18-10 11-17 21-21 35-3 11-3 25 0 39 4 14 11 32 25 50 11 17 28 35 53 60 21 21 42 38 60 52 17 11 35 18 49 22 14 7 28 7 43 0 10-4 21-11 31-18 11-11 18-21 21-32 4-14 4-28 0-42-3-14-14-28-24-49-14-18-32-36-53-60z">
          <text:p/>
        </draw:path>
        <draw:path draw:style-name="gr30" draw:layer="layout" svg:width="0.383cm" svg:height="0.377cm" svg:x="3.663cm" svg:y="13.344cm" svg:viewBox="0 0 384 378" svg:d="M295 90c28 29 49 53 64 78 14 25 21 46 25 67 0 21 0 39-7 56-7 18-18 32-33 46-14 14-32 25-49 32-18 7-36 11-57 7-21-3-46-11-67-25-24-14-53-35-81-63s-49-53-63-78c-15-24-25-46-25-67-4-21 0-39 7-56 7-18 18-32 32-46s31-25 49-32c14-8 35-11 57-8 17 0 42 12 67 26 24 14 49 35 81 63z">
          <text:p/>
        </draw:path>
        <draw:path draw:style-name="gr30" draw:layer="layout" svg:width="0.287cm" svg:height="0.287cm" svg:x="3.712cm" svg:y="13.389cm" svg:viewBox="0 0 288 288" svg:d="M208 81c-25-22-42-39-65-53-17-11-31-18-49-25-14-4-25-4-39 3-10 4-21 11-32 18-10 11-17 21-21 35-3 11-3 25 0 39 4 14 11 32 25 50 11 17 28 35 53 61 21 21 42 38 60 52 17 11 36 18 50 22 14 7 28 7 43 0 10-4 21-11 31-18 11-11 18-21 21-32 4-14 4-28 0-43-3-14-14-28-24-49-14-18-32-36-53-60z">
          <text:p/>
        </draw:path>
        <draw:path draw:style-name="gr29" draw:layer="layout" svg:width="0.438cm" svg:height="0.434cm" svg:x="4.589cm" svg:y="13.557cm" svg:viewBox="0 0 439 435" svg:d="M247 435l-28-25c-11-25-14-46-18-71 0-21-3-42 0-63 0-21 4-42 4-60 3-21 3-39 3-56 4-15 0-32-3-46-4-14-11-29-25-40-7-11-18-14-25-18-10-3-17-7-28-7-7 0-17 4-25 7-10 7-17 11-24 18-7 11-14 18-18 26-7 10-10 17-10 28 0 7 0 17 3 28 4 7 7 18 14 25l-39 35c-10-11-17-25-21-39-7-14-7-28-7-42s4-28 14-43c7-18 18-32 32-46s28-25 42-32c18-11 32-14 46-14s28 0 43 7c14 3 28 14 42 28 7 7 18 21 21 32 7 10 11 25 11 40 3 14 3 28 3 42s0 32-3 46c0 14 0 32-4 46 0 14-3 31-3 46 0 14 0 28 3 38 0 14 4 25 7 39l152-152 33 32z">
          <text:p/>
        </draw:path>
        <draw:path draw:style-name="gr30" draw:layer="layout" svg:width="0.438cm" svg:height="0.434cm" svg:x="4.589cm" svg:y="13.557cm" svg:viewBox="0 0 439 435" svg:d="M247 435l-28-25c-11-25-14-46-18-71 0-21-3-42 0-63 0-21 4-42 4-60 3-21 3-39 3-56 4-15 0-32-3-46-4-14-11-29-25-40-7-11-18-14-25-18-10-3-17-7-28-7-7 0-17 4-25 7-10 7-17 11-24 18-7 11-14 18-18 26-7 10-10 17-10 28 0 7 0 17 3 28 4 7 7 18 14 25l-39 35c-10-11-17-25-21-39-7-14-7-28-7-42s4-28 14-43c7-18 18-32 32-46s28-25 42-32c18-11 32-14 46-14s28 0 43 7c14 3 28 14 42 28 7 7 18 21 21 32 7 10 11 25 11 40 3 14 3 28 3 42s0 32-3 46c0 14 0 32-4 46 0 14-3 31-3 46 0 14 0 28 3 38 0 14 4 25 7 39l152-152 33 32z">
          <text:p/>
        </draw:path>
        <draw:path draw:style-name="gr29" draw:layer="layout" svg:width="0.384cm" svg:height="0.377cm" svg:x="4.814cm" svg:y="13.342cm" svg:viewBox="0 0 385 378" svg:d="M295 89c28 28 49 56 64 77 14 25 21 50 25 67 3 22 0 43-7 60-7 18-18 32-33 46-14 14-28 25-46 32-17 7-39 7-60 7-21-3-42-11-67-25-24-14-49-35-77-63-32-28-53-57-67-78-14-24-22-49-25-67-4-21 0-39 7-56 11-18 21-32 35-46 14-15 28-26 46-33 18-10 35-10 57-10 21 3 42 10 67 24 24 14 53 37 81 65zM259 128c-24-22-45-39-63-53s-35-22-49-25c-15-4-29-4-39 0-11 3-25 11-32 21-11 11-18 21-25 32-3 14-3 25 0 42 4 14 14 28 25 46 14 18 32 39 53 64 25 21 46 38 63 49 18 14 36 21 50 25 14 3 28 3 39 0 14-4 24-11 35-22 7-7 14-21 18-31 3-11 3-25 0-39-4-14-11-32-25-49-11-18-28-39-50-60z">
          <text:p/>
        </draw:path>
        <draw:path draw:style-name="gr30" draw:layer="layout" svg:width="0.384cm" svg:height="0.377cm" svg:x="4.814cm" svg:y="13.342cm" svg:viewBox="0 0 385 378" svg:d="M295 89c28 28 49 56 64 77 14 25 21 50 25 67 3 22 0 43-7 60-7 18-18 32-33 46-14 14-28 25-46 32-17 7-39 7-60 7-21-3-42-11-67-25-24-14-49-35-77-63-32-28-53-57-67-78-14-24-22-49-25-67-4-21 0-39 7-56 11-18 21-32 35-46 14-15 28-26 46-33 18-10 35-10 57-10 21 3 42 10 67 24 24 14 53 37 81 65z">
          <text:p/>
        </draw:path>
        <draw:path draw:style-name="gr30" draw:layer="layout" svg:width="0.288cm" svg:height="0.284cm" svg:x="4.862cm" svg:y="13.388cm" svg:viewBox="0 0 289 285" svg:d="M211 82c-24-22-45-40-64-54-18-14-35-22-49-25-15-4-29-4-39 0-11 3-25 11-32 21-11 11-18 21-25 33-3 14-3 25 0 42 4 14 14 28 25 46 14 18 32 39 53 64 25 21 46 38 63 49 19 14 37 21 51 25 14 3 28 3 39 0 14-4 24-11 35-22 7-7 14-21 18-31 3-11 3-25 0-39-4-14-11-32-25-49-11-18-28-39-50-60z">
          <text:p/>
        </draw:path>
        <draw:path draw:style-name="gr29" draw:layer="layout" svg:width="0.331cm" svg:height="0.395cm" svg:x="5.817cm" svg:y="13.543cm" svg:viewBox="0 0 332 396" svg:d="M264 223l68 67-36 35-67-67-137 138-29-28-63-330 39-38 197 195 39-39 33 28zM46 77c0 0 0 4 0 7 3 0 3 5 3 8 4 7 4 11 4 14 3 4 3 8 3 11l36 180c0 4 0 4 0 7 3 4 3 7 3 11 0 3 0 7 0 10 0 4 0 4 0 7l106-102z">
          <text:p/>
        </draw:path>
        <draw:polygon draw:style-name="gr30" draw:layer="layout" svg:width="0.331cm" svg:height="0.395cm" svg:x="5.817cm" svg:y="13.543cm" svg:viewBox="0 0 332 396" draw:points="264,223 332,290 296,325 229,258 92,396 63,368 0,38 39,0 236,195 275,156 308,184">
          <text:p/>
        </draw:polygon>
        <draw:path draw:style-name="gr30" draw:layer="layout" svg:width="0.155cm" svg:height="0.254cm" svg:x="5.863cm" svg:y="13.62cm" svg:viewBox="0 0 156 255" svg:d="M0 0c0 0 0 4 0 7 3 0 3 4 3 7 4 7 4 11 4 14 3 4 3 8 3 11l36 180c0 5 0 5 0 8 3 4 3 7 3 11 0 3 0 7 0 10 0 4 0 4 0 7l107-103z">
          <text:p/>
        </draw:path>
        <draw:path draw:style-name="gr29" draw:layer="layout" svg:width="0.384cm" svg:height="0.377cm" svg:x="5.967cm" svg:y="13.342cm" svg:viewBox="0 0 385 378" svg:d="M294 89c29 28 50 56 65 77 14 25 21 50 25 67 3 22 0 43-8 60-7 18-17 32-32 46-14 14-32 25-50 32-17 7-35 7-56 7-21-3-42-11-67-25s-53-35-81-63c-29-28-50-57-64-78-14-24-24-49-24-67-4-21 0-39 7-56 7-18 17-32 35-46 14-15 28-26 46-33 17-10 35-10 56-10 21 3 42 10 67 24s53 37 81 65zM256 128c-22-22-43-39-60-53-22-14-36-22-50-25-17-4-28-4-42 0-11 3-21 11-32 21-11 11-18 21-21 32-4 14-4 25 0 42 3 14 10 28 25 46 10 18 28 39 53 64 21 21 42 38 59 49 18 14 36 21 50 25 18 3 28 3 42 0 11-4 21-11 32-22 11-7 18-21 21-31 4-11 4-25 0-39-3-14-10-32-25-49-14-18-28-39-52-60z">
          <text:p/>
        </draw:path>
        <draw:path draw:style-name="gr30" draw:layer="layout" svg:width="0.384cm" svg:height="0.377cm" svg:x="5.967cm" svg:y="13.342cm" svg:viewBox="0 0 385 378" svg:d="M294 89c29 28 50 56 65 77 14 25 21 50 25 67 3 22 0 43-8 60-7 18-17 32-32 46-14 14-32 25-50 32-17 7-35 7-56 7-21-3-42-11-67-25s-53-35-81-63c-29-28-50-57-64-78-14-24-24-49-24-67-4-21 0-39 7-56 7-18 17-32 35-46 14-15 28-26 46-33 17-10 35-10 56-10 21 3 42 10 67 24s53 37 81 65z">
          <text:p/>
        </draw:path>
        <draw:path draw:style-name="gr30" draw:layer="layout" svg:width="0.288cm" svg:height="0.284cm" svg:x="6.015cm" svg:y="13.388cm" svg:viewBox="0 0 289 285" svg:d="M209 82c-22-22-43-40-61-54-22-14-36-22-50-25-17-4-28-4-42 0-11 3-21 11-32 21-11 11-18 21-21 33-4 14-4 25 0 42 3 14 10 28 25 46 10 18 28 39 53 64 21 21 42 38 59 49 19 14 37 21 51 25 18 3 28 3 42 0 11-4 21-11 32-22 11-7 18-21 21-31 4-11 4-25 0-39-3-14-10-32-25-49-14-18-28-39-52-60z">
          <text:p/>
        </draw:path>
        <draw:path draw:style-name="gr29" draw:layer="layout" svg:width="0.382cm" svg:height="0.379cm" svg:x="6.906cm" svg:y="13.554cm" svg:viewBox="0 0 383 380" svg:d="M334 147c14 15 24 32 35 46 7 18 10 32 14 50 0 18-4 32-11 50s-17 32-31 46c-18 18-36 28-57 35-18 7-39 7-60 4-21-4-42-11-63-25-23-14-44-32-68-53-25-28-46-53-60-75-18-25-25-49-29-71-7-21-3-42 0-60 7-21 18-38 36-52 10-11 21-18 31-25 11-7 22-11 36-14 10-4 21-4 35 0 15 0 29 7 43 14l-31 42c-16-10-33-10-47-10-14 3-25 10-36 21-10 10-17 21-21 35-3 14-3 28 0 42 4 15 11 32 21 50 15 17 29 35 46 54-3-19-3-40 0-58 7-17 18-35 37-49 10-14 24-25 42-32 14-3 28-7 46-7 14 0 32 4 46 11 17 7 31 17 46 31zM298 186c-10-10-21-17-32-21-10-7-21-11-31-11-11 0-21 0-32 4s-21 11-32 21c-7 7-10 14-17 25-4 7-7 17-7 28-5 11 0 19 3 29 4 14 11 25 21 32 11 11 21 21 36 28 10 7 24 11 35 11 14 3 24 3 35 0 11-4 21-11 32-21 7-7 14-18 17-29 4-10 8-17 8-28-4-15-8-25-11-36-7-11-14-21-25-32z">
          <text:p/>
        </draw:path>
        <draw:path draw:style-name="gr30" draw:layer="layout" svg:width="0.382cm" svg:height="0.379cm" svg:x="6.906cm" svg:y="13.554cm" svg:viewBox="0 0 383 380" svg:d="M334 147c14 15 24 32 35 46 7 18 10 32 14 50 0 18-4 32-11 50s-17 32-31 46c-18 18-36 28-57 35-18 7-39 7-60 4-21-4-42-11-63-25-23-14-44-32-68-53-25-28-46-53-60-75-18-25-25-49-29-71-7-21-3-42 0-60 7-21 18-38 36-52 10-11 21-18 31-25 11-7 22-11 36-14 10-4 21-4 35 0 15 0 29 7 43 14l-31 42c-16-10-33-10-47-10-14 3-25 10-36 21-10 10-17 21-21 35-3 14-3 28 0 42 4 15 11 32 21 50 15 17 29 35 46 54-3-19-3-40 0-58 7-17 18-35 37-49 10-14 24-25 42-32 14-3 28-7 46-7 14 0 32 4 46 11 17 7 31 17 46 31z">
          <text:p/>
        </draw:path>
        <draw:path draw:style-name="gr30" draw:layer="layout" svg:width="0.189cm" svg:height="0.179cm" svg:x="7.05cm" svg:y="13.708cm" svg:viewBox="0 0 190 180" svg:d="M153 32c-10-10-21-17-32-21-10-7-21-11-31-11-11 0-21 0-32 4s-21 11-32 21c-7 7-10 14-17 25-4 7-7 17-7 28-5 11 0 18 3 28 4 14 11 25 21 32 11 11 21 21 36 29 10 7 24 11 35 11 14 3 24 3 35 0 11-4 21-11 32-22 7-7 14-18 17-29 4-10 9-17 9-28-5-14-9-24-12-35-7-11-14-21-25-32z">
          <text:p/>
        </draw:path>
        <draw:path draw:style-name="gr29" draw:layer="layout" svg:width="0.383cm" svg:height="0.377cm" svg:x="7.119cm" svg:y="13.342cm" svg:viewBox="0 0 384 378" svg:d="M296 89c28 28 46 56 61 77 14 25 25 50 25 67 3 22 3 43-7 60-8 18-18 32-33 46-14 14-28 25-46 32s-39 7-57 7c-21-3-45-11-70-25s-49-35-78-63c-28-28-53-57-67-78-14-24-21-49-24-67 0-21 0-39 10-56 7-18 18-32 32-46 14-15 32-26 46-33 17-10 35-10 56-10 21 3 46 10 71 24 24 14 49 37 81 65zM257 128c-25-22-46-39-63-53-18-14-36-22-50-25-14-4-28-4-39 0-10 3-21 11-31 21-11 11-18 21-22 32-7 14-7 25-3 42 3 14 14 28 25 46 14 18 31 39 56 64 21 21 42 38 60 49 18 14 35 21 49 25 15 3 29 3 39 0 14-4 25-11 36-22 10-7 14-21 21-31 3-11 3-25 0-39-7-14-14-32-25-49-14-18-32-39-53-60z">
          <text:p/>
        </draw:path>
        <draw:path draw:style-name="gr30" draw:layer="layout" svg:width="0.383cm" svg:height="0.377cm" svg:x="7.119cm" svg:y="13.342cm" svg:viewBox="0 0 384 378" svg:d="M296 89c28 28 46 56 61 77 14 25 25 50 25 67 3 22 3 43-7 60-8 18-18 32-33 46-14 14-28 25-46 32s-39 7-57 7c-21-3-45-11-70-25s-49-35-78-63c-28-28-53-57-67-78-14-24-21-49-24-67 0-21 0-39 10-56 7-18 18-32 32-46 14-15 32-26 46-33 17-10 35-10 56-10 21 3 46 10 71 24 24 14 49 37 81 65z">
          <text:p/>
        </draw:path>
        <draw:path draw:style-name="gr30" draw:layer="layout" svg:width="0.291cm" svg:height="0.284cm" svg:x="7.166cm" svg:y="13.388cm" svg:viewBox="0 0 292 285" svg:d="M211 82c-25-22-46-40-63-54-18-14-36-22-50-25-14-4-28-4-39 0-10 3-21 11-31 21-11 11-18 21-22 33-7 14-7 25-3 42 3 14 14 28 25 46 14 18 31 39 56 64 21 21 42 38 60 49 18 14 35 21 49 25 15 3 29 3 40 0 14-4 25-11 36-22 10-7 14-21 21-31 3-11 3-25 0-39-7-14-14-32-25-49-14-18-32-39-54-60z">
          <text:p/>
        </draw:path>
        <draw:path draw:style-name="gr29" draw:layer="layout" svg:width="0.4cm" svg:height="0.393cm" svg:x="8.043cm" svg:y="13.555cm" svg:viewBox="0 0 401 394" svg:d="M364 161c11 14 21 24 28 38s11 32 7 46c0 14-3 32-10 50-11 14-21 31-39 49-18 19-35 29-53 36-14 11-32 14-46 14-17 0-31 0-46-7-14-7-28-17-42-29-11-11-19-21-22-32-7-14-11-24-11-35s0-21 4-32c3-10 10-21 14-28v-3c-11 7-21 10-32 14-10 0-21 3-31 0-11 0-18-4-29-11-10-3-17-11-28-18-11-10-18-21-21-35-7-14-7-25-7-42 0-14 3-28 14-43 7-14 18-31 32-45 17-14 31-29 49-36 14-7 28-10 46-10 14-4 29 0 40 7 14 3 24 10 35 21 7 7 14 18 21 28 4 7 7 18 7 28 4 11 4 22 0 32 0 11-7 21-14 28l4 4c7-7 17-14 28-18 14-3 25-3 35-3 11 0 21 3 32 10 14 4 25 11 35 22zM181 72c-7-10-18-14-26-17-7-4-14-7-25-7-7 0-17 3-28 7-7 3-17 10-28 21-11 10-18 17-21 28-4 7-7 18-7 25 0 10 3 17 7 24 3 11 10 18 17 25 7 4 11 11 22 14 7 4 14 7 24 7 7 4 18 0 28-3 11-4 23-11 33-21 11-11 18-22 25-32 3-11 3-21 3-28-3-11-3-18-10-25-4-7-11-14-14-18zM322 196c-7-7-14-14-25-18-7-3-17-7-28-7-7 0-18 4-28 7-14 4-25 14-36 25-10 10-21 21-24 32-4 10-7 21-7 31 0 7 3 18 7 25 7 11 10 18 17 25 11 10 22 17 29 21 10 7 21 7 31 10 11 0 22-3 32-7 11-7 21-14 32-24 10-11 21-21 25-32 3-11 7-21 7-32 0-10-4-17-11-28-3-11-14-18-21-28z">
          <text:p/>
        </draw:path>
        <draw:path draw:style-name="gr30" draw:layer="layout" svg:width="0.4cm" svg:height="0.393cm" svg:x="8.043cm" svg:y="13.555cm" svg:viewBox="0 0 401 394" svg:d="M364 161c11 14 21 24 28 38s11 32 7 46c0 14-3 32-10 50-11 14-21 31-39 49-18 19-35 29-53 36-14 11-32 14-46 14-17 0-31 0-46-7-14-7-28-17-42-29-11-11-19-21-22-32-7-14-11-24-11-35s0-21 4-32c3-10 10-21 14-28v-3c-11 7-21 10-32 14-10 0-21 3-31 0-11 0-18-4-29-11-10-3-17-11-28-18-11-10-18-21-21-35-7-14-7-25-7-42 0-14 3-28 14-43 7-14 18-31 32-45 17-14 31-29 49-36 14-7 28-10 46-10 14-4 29 0 40 7 14 3 24 10 35 21 7 7 14 18 21 28 4 7 7 18 7 28 4 11 4 22 0 32 0 11-7 21-14 28l4 4c7-7 17-14 28-18 14-3 25-3 35-3 11 0 21 3 32 10 14 4 25 11 35 22z">
          <text:p/>
        </draw:path>
        <draw:path draw:style-name="gr30" draw:layer="layout" svg:width="0.158cm" svg:height="0.153cm" svg:x="8.089cm" svg:y="13.603cm" svg:viewBox="0 0 159 154" svg:d="M135 24c-7-10-18-14-25-17-7-4-14-7-25-7-7 0-17 3-28 7-7 3-18 10-29 21-11 10-18 17-21 28-4 7-7 18-7 25 0 11 3 18 7 25 3 11 10 18 17 25 7 4 11 11 22 14 8 4 15 7 25 7 7 4 18 0 28-3 11-4 22-11 32-21 11-11 18-22 25-32 3-12 3-22 3-29-3-11-3-18-10-25-4-7-11-14-14-18z">
          <text:p/>
        </draw:path>
        <draw:path draw:style-name="gr30" draw:layer="layout" svg:width="0.18cm" svg:height="0.176cm" svg:x="8.216cm" svg:y="13.726cm" svg:viewBox="0 0 181 177" svg:d="M149 25c-7-7-14-14-25-18-7-3-18-7-29-7-7 0-18 4-28 7-14 4-25 14-36 25-10 10-21 21-24 32-4 10-7 21-7 32 0 7 3 18 7 25 7 11 10 18 17 25 11 10 22 17 29 21 10 7 21 7 31 10 11 0 22-3 33-7 11-7 21-14 32-24 10-11 21-21 25-32 3-11 7-21 7-33 0-10-4-17-11-28-3-11-14-18-21-28z">
          <text:p/>
        </draw:path>
        <draw:path draw:style-name="gr29" draw:layer="layout" svg:width="0.384cm" svg:height="0.377cm" svg:x="8.271cm" svg:y="13.342cm" svg:viewBox="0 0 385 378" svg:d="M294 89c28 28 49 56 64 77 15 25 22 50 25 67 4 22 0 43-7 60-7 18-18 32-33 46-14 14-31 25-49 32s-35 7-56 7c-22-3-43-11-68-25-24-14-49-35-77-63-32-28-53-57-67-78-14-24-21-49-25-67-3-21 0-39 7-56 11-18 21-32 35-46 15-15 29-26 46-33 18-10 36-10 57-10 21 3 42 10 67 24s53 37 81 65zM255 128c-21-22-42-39-60-53-17-14-35-22-49-25-14-4-28-4-39 0-14 3-25 11-35 21-11 11-18 21-21 32-4 14-4 25 0 42 3 14 10 28 24 46s32 39 53 64c25 21 42 38 64 49 17 14 31 21 49 25 14 3 28 3 39 0 10-4 25-11 32-22 10-7 17-21 21-31 3-11 3-25 0-39-4-14-11-32-25-49-11-18-28-39-53-60z">
          <text:p/>
        </draw:path>
        <draw:path draw:style-name="gr30" draw:layer="layout" svg:width="0.384cm" svg:height="0.377cm" svg:x="8.271cm" svg:y="13.342cm" svg:viewBox="0 0 385 378" svg:d="M294 89c28 28 49 56 64 77 15 25 22 50 25 67 4 22 0 43-7 60-7 18-18 32-33 46-14 14-31 25-49 32s-35 7-56 7c-22-3-43-11-68-25-24-14-49-35-77-63-32-28-53-57-67-78-14-24-21-49-25-67-3-21 0-39 7-56 11-18 21-32 35-46 15-15 29-26 46-33 18-10 36-10 57-10 21 3 42 10 67 24s53 37 81 65z">
          <text:p/>
        </draw:path>
        <draw:path draw:style-name="gr30" draw:layer="layout" svg:width="0.287cm" svg:height="0.284cm" svg:x="8.319cm" svg:y="13.388cm" svg:viewBox="0 0 288 285" svg:d="M208 82c-21-22-42-40-61-54-17-14-35-22-49-25-14-4-28-4-39 0-14 3-25 11-35 21-11 11-18 21-21 33-4 14-4 25 0 42 3 14 10 28 24 46s32 39 53 64c25 21 42 38 64 49 18 14 32 21 50 25 14 3 28 3 39 0 10-4 25-11 32-22 10-7 17-21 21-31 3-11 3-25 0-39-4-14-11-32-25-49-11-18-28-39-53-60z">
          <text:p/>
        </draw:path>
        <draw:polygon draw:style-name="gr29" draw:layer="layout" svg:width="0.42cm" svg:height="0.398cm" svg:x="8.995cm" svg:y="13.804cm" svg:viewBox="0 0 421 399" draw:points="238,399 206,368 280,293 54,70 37,183 0,148 23,31 58,0 319,254 389,187 421,215">
          <text:p/>
        </draw:polygon>
        <draw:polygon draw:style-name="gr30" draw:layer="layout" svg:width="0.42cm" svg:height="0.398cm" svg:x="8.995cm" svg:y="13.804cm" svg:viewBox="0 0 421 399" draw:points="238,399 206,368 280,293 54,70 37,183 0,148 23,31 58,0 319,254 389,187 421,215">
          <text:p/>
        </draw:polygon>
        <draw:path draw:style-name="gr29" draw:layer="layout" svg:width="0.382cm" svg:height="0.377cm" svg:x="9.2cm" svg:y="13.562cm" svg:viewBox="0 0 383 378" svg:d="M294 90c28 28 49 53 63 78 14 24 25 46 25 68 3 21 0 38-7 56s-18 35-32 49c-14 15-28 25-46 32-17 7-39 7-60 4-17 0-42-11-67-25-25-11-50-32-78-60-32-28-53-56-67-81-14-26-22-47-25-68 0-18 0-39 11-53 7-18 17-35 31-49s32-25 46-32c18-7 35-11 57-7 22 3 46 10 71 25 21 14 50 35 78 63zM258 129c-24-25-45-43-63-53-18-14-35-21-50-25-15-3-29-3-39 0-11 4-21 11-32 21-11 11-18 22-21 32-7 11-7 25-4 39 4 14 14 32 25 49 14 19 32 40 56 61 22 25 44 39 61 53 18 11 36 21 50 25 14 3 28 3 39 0 14-4 24-11 35-21 7-11 14-21 18-32 7-14 7-25 0-39-4-17-11-32-22-50-14-18-31-39-53-60z">
          <text:p/>
        </draw:path>
        <draw:path draw:style-name="gr30" draw:layer="layout" svg:width="0.382cm" svg:height="0.377cm" svg:x="9.2cm" svg:y="13.562cm" svg:viewBox="0 0 383 378" svg:d="M294 90c28 28 49 53 63 78 14 24 25 46 25 68 3 21 0 38-7 56s-18 35-32 49c-14 15-28 25-46 32-17 7-39 7-60 4-17 0-42-11-67-25-25-11-50-32-78-60-32-28-53-56-67-81-14-26-22-47-25-68 0-18 0-39 11-53 7-18 17-35 31-49s32-25 46-32c18-7 35-11 57-7 22 3 46 10 71 25 21 14 50 35 78 63z">
          <text:p/>
        </draw:path>
        <draw:path draw:style-name="gr30" draw:layer="layout" svg:width="0.29cm" svg:height="0.284cm" svg:x="9.247cm" svg:y="13.611cm" svg:viewBox="0 0 291 285" svg:d="M211 80c-24-25-45-43-63-53-19-14-36-21-50-25-15-3-29-3-39 0-11 4-21 11-32 21-11 11-18 22-21 32-7 11-7 25-4 39 4 14 14 33 25 50 14 18 32 39 56 60 22 25 43 39 60 53 19 11 37 21 51 25 14 3 28 3 39 0 14-4 24-11 35-21 7-11 14-21 18-32 7-14 7-25 0-39-4-17-11-32-22-49-14-18-31-40-53-61z">
          <text:p/>
        </draw:path>
        <draw:path draw:style-name="gr29" draw:layer="layout" svg:width="0.385cm" svg:height="0.377cm" svg:x="9.422cm" svg:y="13.344cm" svg:viewBox="0 0 386 378" svg:d="M297 90c28 29 49 53 63 78 12 25 22 46 26 67 0 21 0 39-7 56-12 18-22 36-37 46-14 14-28 25-45 32-18 7-36 11-57 7-21 0-46-11-70-25-22-14-50-31-78-60-28-31-49-56-67-81-14-24-21-46-25-67 0-21 4-39 11-56 7-14 17-32 32-46 14-14 31-25 49-32 14-8 35-11 53-8 21 5 46 12 70 26 25 14 50 35 82 63zM258 129c-25-25-46-42-64-53-17-14-35-21-49-25-14-3-28-3-39 0-11 4-21 11-32 22-10 10-17 21-21 31-3 11-3 25 0 39 4 14 11 32 25 50 10 17 28 38 53 60 21 21 42 38 60 52 17 11 35 22 49 25 14 4 28 4 42 0 11-3 22-10 32-21 11-11 18-21 21-32 4-14 4-24 0-42-3-14-14-28-24-46-14-18-32-39-53-60z">
          <text:p/>
        </draw:path>
        <draw:path draw:style-name="gr30" draw:layer="layout" svg:width="0.385cm" svg:height="0.377cm" svg:x="9.422cm" svg:y="13.344cm" svg:viewBox="0 0 386 378" svg:d="M297 90c28 29 49 53 63 78 12 25 22 46 26 67 0 21 0 39-7 56-12 18-22 36-37 46-14 14-28 25-45 32-18 7-36 11-57 7-21 0-46-11-70-25-22-14-50-31-78-60-28-31-49-56-67-81-14-24-21-46-25-67 0-21 4-39 11-56 7-14 17-32 32-46 14-14 31-25 49-32 14-8 35-11 53-8 21 5 46 12 70 26 25 14 50 35 82 63z">
          <text:p/>
        </draw:path>
        <draw:path draw:style-name="gr30" draw:layer="layout" svg:width="0.287cm" svg:height="0.284cm" svg:x="9.472cm" svg:y="13.392cm" svg:viewBox="0 0 288 285" svg:d="M208 81c-25-25-46-43-64-54-18-14-36-21-50-25-14-3-28-3-39 0-11 4-21 11-32 22-10 10-17 21-21 32-3 11-3 25 0 39 4 14 11 32 25 50 10 17 28 38 53 60 21 21 42 38 60 52 18 11 36 22 50 25 14 4 28 4 42 0 11-3 22-10 32-21 11-11 18-21 21-32 4-14 4-24 0-42-3-14-14-28-24-46-14-18-32-39-53-60z">
          <text:p/>
        </draw:path>
        <draw:polygon draw:style-name="gr29" draw:layer="layout" svg:width="0.42cm" svg:height="0.398cm" svg:x="10.145cm" svg:y="13.804cm" svg:viewBox="0 0 421 399" draw:points="238,399 206,368 284,293 57,70 36,183 0,148 22,31 57,0 319,254 389,187 421,215">
          <text:p/>
        </draw:polygon>
        <draw:polygon draw:style-name="gr30" draw:layer="layout" svg:width="0.42cm" svg:height="0.398cm" svg:x="10.145cm" svg:y="13.804cm" svg:viewBox="0 0 421 399" draw:points="238,399 206,368 284,293 57,70 36,183 0,148 22,31 57,0 319,254 389,187 421,215">
          <text:p/>
        </draw:polygon>
        <draw:path draw:style-name="gr29" draw:layer="layout" svg:width="0.437cm" svg:height="0.434cm" svg:x="10.35cm" svg:y="13.557cm" svg:viewBox="0 0 438 435" svg:d="M243 435l-24-25c-11-21-14-46-18-67 0-21-3-42 0-64 0-21 4-42 4-60 3-21 3-38 3-56 4-18 0-32-3-46-4-17-14-28-25-43-7-7-18-14-25-18-10-3-17-3-28-3-7 0-18 3-25 7-10 3-17 10-24 17-11 8-14 15-18 26-7 7-11 18-11 25 0 10 0 17 4 28 3 11 7 18 14 28l-42 35c-7-14-14-24-18-38-7-14-7-29-7-43s4-31 11-46c10-15 21-29 35-46 14-14 28-25 42-32 18-7 32-11 46-14 14 0 28 3 42 7 15 7 29 17 43 28 7 11 17 21 21 35 7 11 10 26 10 40 4 11 4 25 4 42 0 15 0 29-4 46 0 14 0 29-3 46 0 14-4 28-4 43 0 14 0 28 4 42 0 14 3 25 7 35l153-148 31 28z">
          <text:p/>
        </draw:path>
        <draw:path draw:style-name="gr30" draw:layer="layout" svg:width="0.437cm" svg:height="0.434cm" svg:x="10.35cm" svg:y="13.557cm" svg:viewBox="0 0 438 435" svg:d="M243 435l-24-25c-11-21-14-46-18-67 0-21-3-42 0-64 0-21 4-42 4-60 3-21 3-38 3-56 4-18 0-32-3-46-4-17-14-28-25-43-7-7-18-14-25-18-10-3-17-3-28-3-7 0-18 3-25 7-10 3-17 10-24 17-11 8-14 15-18 26-7 7-11 18-11 25 0 10 0 17 4 28 3 11 7 18 14 28l-42 35c-7-14-14-24-18-38-7-14-7-29-7-43s4-31 11-46c10-15 21-29 35-46 14-14 28-25 42-32 18-7 32-11 46-14 14 0 28 3 42 7 15 7 29 17 43 28 7 11 17 21 21 35 7 11 10 26 10 40 4 11 4 25 4 42 0 15 0 29-4 46 0 14 0 29-3 46 0 14-4 28-4 43 0 14 0 28 4 42 0 14 3 25 7 35l153-148 31 28z">
          <text:p/>
        </draw:path>
        <draw:path draw:style-name="gr29" draw:layer="layout" svg:width="0.384cm" svg:height="0.377cm" svg:x="10.574cm" svg:y="13.344cm" svg:viewBox="0 0 385 378" svg:d="M295 90c28 29 50 53 64 78s21 46 25 67c3 21 0 39-7 56-7 18-18 36-32 46-15 14-29 25-47 32s-39 11-60 7c-21 0-42-11-67-25s-49-31-77-60c-32-31-53-56-68-81-14-24-21-46-24-67-4-21 0-39 7-56 10-14 21-32 35-46s28-25 46-32c18-8 35-11 56-8 22 5 43 12 67 26 25 14 53 35 82 63zM259 129c-24-25-46-42-63-53-18-14-35-21-50-25-14-3-28-3-38 0-14 4-25 11-32 22-11 10-18 21-25 31-3 11-3 25 0 39 4 14 14 32 25 50 14 17 32 38 53 60 24 21 42 38 63 52 18 11 36 22 50 25 14 4 28 4 38 0 15-3 25-10 36-21 7-11 14-21 17-32 4-14 4-24 0-42-3-14-10-28-24-46-11-18-29-39-50-60z">
          <text:p/>
        </draw:path>
        <draw:path draw:style-name="gr30" draw:layer="layout" svg:width="0.384cm" svg:height="0.377cm" svg:x="10.574cm" svg:y="13.344cm" svg:viewBox="0 0 385 378" svg:d="M295 90c28 29 50 53 64 78s21 46 25 67c3 21 0 39-7 56-7 18-18 36-32 46-15 14-29 25-47 32s-39 11-60 7c-21 0-42-11-67-25s-49-31-77-60c-32-31-53-56-68-81-14-24-21-46-24-67-4-21 0-39 7-56 10-14 21-32 35-46s28-25 46-32c18-8 35-11 56-8 22 5 43 12 67 26 25 14 53 35 82 63z">
          <text:p/>
        </draw:path>
        <draw:path draw:style-name="gr30" draw:layer="layout" svg:width="0.287cm" svg:height="0.284cm" svg:x="10.623cm" svg:y="13.392cm" svg:viewBox="0 0 288 285" svg:d="M211 81c-24-25-46-43-63-54-19-14-36-21-51-25-14-3-28-3-38 0-14 4-25 11-32 22-11 10-18 21-25 32-3 11-3 25 0 39 4 14 14 32 25 50 14 17 32 38 53 60 24 21 42 38 64 52 18 11 36 22 50 25 14 4 28 4 38 0 15-3 25-10 36-21 7-11 14-21 17-32 4-14 4-24 0-42-3-14-10-28-24-46-11-18-29-39-50-60z">
          <text:p/>
        </draw:path>
        <draw:polygon draw:style-name="gr29" draw:layer="layout" svg:width="0.42cm" svg:height="0.398cm" svg:x="11.299cm" svg:y="13.804cm" svg:viewBox="0 0 421 399" draw:points="237,399 205,368 280,293 53,70 35,183 0,148 21,31 56,0 318,254 389,187 421,215">
          <text:p/>
        </draw:polygon>
        <draw:polygon draw:style-name="gr30" draw:layer="layout" svg:width="0.42cm" svg:height="0.398cm" svg:x="11.299cm" svg:y="13.804cm" svg:viewBox="0 0 421 399" draw:points="237,399 205,368 280,293 53,70 35,183 0,148 21,31 56,0 318,254 389,187 421,215">
          <text:p/>
        </draw:polygon>
        <draw:path draw:style-name="gr29" draw:layer="layout" svg:width="0.331cm" svg:height="0.392cm" svg:x="11.578cm" svg:y="13.546cm" svg:viewBox="0 0 332 393" svg:d="M265 222l67 64-35 35-67-63-139 135-28-28-63-326 38-39 199 194 39-42 32 28zM46 74c0 4 0 4 0 7 3 4 3 7 3 11 4 3 4 7 4 10 3 4 3 8 3 11l35 184c0 0 0 3 0 7 4 3 4 7 4 10 0 4 0 4 0 7 0 4 0 7 0 7l107-99z">
          <text:p/>
        </draw:path>
        <draw:polygon draw:style-name="gr30" draw:layer="layout" svg:width="0.331cm" svg:height="0.392cm" svg:x="11.578cm" svg:y="13.546cm" svg:viewBox="0 0 332 393" draw:points="265,222 332,286 297,321 230,258 91,393 63,365 0,39 38,0 237,194 276,152 308,180">
          <text:p/>
        </draw:polygon>
        <draw:path draw:style-name="gr30" draw:layer="layout" svg:width="0.155cm" svg:height="0.254cm" svg:x="11.624cm" svg:y="13.62cm" svg:viewBox="0 0 156 255" svg:d="M0 0c0 4 0 4 0 7 3 4 3 7 3 11 4 3 4 7 4 10 3 4 3 8 3 11l35 185c0 0 0 3 0 7 4 3 4 7 4 10 0 4 0 4 0 7 0 4 0 7 0 7l107-100z">
          <text:p/>
        </draw:path>
        <draw:path draw:style-name="gr29" draw:layer="layout" svg:width="0.384cm" svg:height="0.377cm" svg:x="11.728cm" svg:y="13.344cm" svg:viewBox="0 0 385 378" svg:d="M294 90c28 29 51 53 65 78s21 46 24 67c4 21 0 39-7 56-7 18-17 36-31 46-16 14-33 25-51 32-17 7-35 11-56 7-21 0-43-11-67-25-25-14-53-31-81-60-29-31-50-56-64-81-14-24-25-46-25-67-3-21 0-39 7-56 7-14 18-32 36-46 14-14 28-25 46-32 17-8 35-11 56-8 21 5 42 12 67 26s53 35 81 63zM255 129c-21-25-42-42-60-53-21-14-35-21-49-25-18-3-28-3-42 0-11 4-21 11-32 22-11 10-18 21-21 31-4 11-4 25 0 39 3 14 10 32 24 50 11 17 29 38 53 60 22 21 43 38 60 52 18 11 36 22 50 25 17 4 28 4 42 0 11-3 21-10 32-21 10-11 17-21 21-32 5-14 5-24 0-42-4-14-14-28-25-46-14-18-28-39-53-60z">
          <text:p/>
        </draw:path>
        <draw:path draw:style-name="gr30" draw:layer="layout" svg:width="0.384cm" svg:height="0.377cm" svg:x="11.728cm" svg:y="13.344cm" svg:viewBox="0 0 385 378" svg:d="M294 90c28 29 51 53 65 78s21 46 24 67c4 21 0 39-7 56-7 18-17 36-31 46-16 14-33 25-51 32-17 7-35 11-56 7-21 0-43-11-67-25-25-14-53-31-81-60-29-31-50-56-64-81-14-24-25-46-25-67-3-21 0-39 7-56 7-14 18-32 36-46 14-14 28-25 46-32 17-8 35-11 56-8 21 5 42 12 67 26s53 35 81 63z">
          <text:p/>
        </draw:path>
        <draw:path draw:style-name="gr30" draw:layer="layout" svg:width="0.288cm" svg:height="0.284cm" svg:x="11.776cm" svg:y="13.392cm" svg:viewBox="0 0 289 285" svg:d="M208 81c-21-25-42-43-60-54-22-14-36-21-50-25-18-3-28-3-42 0-11 4-21 11-32 22-11 10-18 21-21 32-4 11-4 25 0 39 3 14 10 32 24 50 11 17 29 38 53 60 22 21 43 38 61 52 18 11 36 22 50 25 17 4 28 4 42 0 11-3 21-10 32-21 10-11 17-21 21-32 4-14 4-24 0-42-4-14-14-28-25-46-14-18-28-39-53-60z">
          <text:p/>
        </draw:path>
        <draw:polygon draw:style-name="gr29" draw:layer="layout" svg:width="0.419cm" svg:height="0.398cm" svg:x="12.453cm" svg:y="13.804cm" svg:viewBox="0 0 420 399" draw:points="236,399 204,368 278,293 52,70 35,183 0,148 21,31 52,0 314,254 389,187 420,215">
          <text:p/>
        </draw:polygon>
        <draw:polygon draw:style-name="gr30" draw:layer="layout" svg:width="0.419cm" svg:height="0.398cm" svg:x="12.453cm" svg:y="13.804cm" svg:viewBox="0 0 420 399" draw:points="236,399 204,368 278,293 52,70 35,183 0,148 21,31 52,0 314,254 389,187 420,215">
          <text:p/>
        </draw:polygon>
        <draw:path draw:style-name="gr29" draw:layer="layout" svg:width="0.382cm" svg:height="0.379cm" svg:x="12.667cm" svg:y="13.557cm" svg:viewBox="0 0 383 380" svg:d="M333 148c14 14 25 28 36 46 7 14 10 32 14 50 0 14-4 32-11 50-7 14-17 31-32 45-17 18-35 29-56 36-18 3-39 7-60 3-21-3-42-14-63-28-22-11-46-28-69-53-24-25-45-49-59-75-18-25-25-46-29-67-7-21-3-42 0-64 7-17 18-35 36-52 10-11 21-18 31-25 11-7 21-11 33-14 14 0 25 0 39 0 14 3 28 7 42 17l-32 39c-14-7-31-10-45-7-16 4-26 11-37 21-10 11-17 21-21 36-3 10-3 24 0 42 4 14 11 28 21 46 14 17 30 35 47 57-3-22-3-40 0-57 7-21 18-35 32-53 14-14 28-21 46-28 14-7 28-11 46-11 14 0 31 7 46 14 17 7 31 18 45 32zM298 187c-10-11-21-18-32-25-10-3-21-7-31-11-11 0-22 4-32 8-11 3-21 10-32 21-7 7-10 14-18 21-3 10-7 17-7 28-3 11 0 22 4 33 3 10 11 21 21 32 11 10 21 17 35 24 11 7 25 11 36 14 10 0 24 0 35-3 11-4 21-7 32-18 7-10 14-17 17-28 4-11 7-21 7-32-3-11-7-22-10-33-7-10-14-21-25-31z">
          <text:p/>
        </draw:path>
        <draw:path draw:style-name="gr30" draw:layer="layout" svg:width="0.382cm" svg:height="0.379cm" svg:x="12.667cm" svg:y="13.557cm" svg:viewBox="0 0 383 380" svg:d="M333 148c14 14 25 28 36 46 7 14 10 32 14 50 0 14-4 32-11 50-7 14-17 31-32 45-17 18-35 29-56 36-18 3-39 7-60 3-21-3-42-14-63-28-22-11-46-28-69-53-24-25-45-49-59-75-18-25-25-46-29-67-7-21-3-42 0-64 7-17 18-35 36-52 10-11 21-18 31-25 11-7 21-11 33-14 14 0 25 0 39 0 14 3 28 7 42 17l-32 39c-14-7-31-10-45-7-16 4-26 11-37 21-10 11-17 21-21 36-3 10-3 24 0 42 4 14 11 28 21 46 14 17 30 35 47 57-3-22-3-40 0-57 7-21 18-35 32-53 14-14 28-21 46-28 14-7 28-11 46-11 14 0 31 7 46 14 17 7 31 18 45 32z">
          <text:p/>
        </draw:path>
        <draw:path draw:style-name="gr30" draw:layer="layout" svg:width="0.188cm" svg:height="0.18cm" svg:x="12.811cm" svg:y="13.708cm" svg:viewBox="0 0 189 181" svg:d="M154 36c-10-11-21-18-32-25-10-3-21-7-31-11-11 0-22 4-33 8-11 3-21 10-32 21-7 7-10 14-18 21-3 10-7 17-7 28-3 11 0 21 4 32 3 10 11 21 21 32 11 10 21 17 35 25 12 7 26 11 37 14 10 0 24 0 35-3 11-4 21-7 32-19 7-10 14-17 17-28 4-11 7-21 7-32-3-10-7-21-10-32-7-10-14-21-25-31z">
          <text:p/>
        </draw:path>
        <draw:path draw:style-name="gr29" draw:layer="layout" svg:width="0.383cm" svg:height="0.377cm" svg:x="12.879cm" svg:y="13.344cm" svg:viewBox="0 0 384 378" svg:d="M297 90c29 29 47 53 61 78s24 46 24 67c4 21 0 39-7 56-7 18-17 36-31 46-14 14-29 25-47 32s-39 11-60 7c-18 0-43-11-67-25-25-14-50-31-78-60-28-31-53-56-67-81-14-24-21-46-25-67 0-21 0-39 11-56 7-14 18-32 32-46s32-25 46-32c17-8 35-11 56-8 21 5 46 12 71 26 24 14 49 35 81 63zM258 129c-25-25-46-42-64-53-17-14-35-21-49-25-14-3-28-3-39 0-10 4-21 11-31 22-11 10-18 21-22 31-7 11-7 25-3 39 3 14 14 32 25 50 14 17 31 38 56 60 21 21 42 38 60 52 18 11 35 22 49 25 14 4 29 4 39 0 14-3 26-10 36-21 11-11 15-21 22-32 3-14 3-24 0-42-7-14-15-28-25-46-15-18-33-39-54-60z">
          <text:p/>
        </draw:path>
        <draw:path draw:style-name="gr30" draw:layer="layout" svg:width="0.383cm" svg:height="0.377cm" svg:x="12.879cm" svg:y="13.344cm" svg:viewBox="0 0 384 378" svg:d="M297 90c29 29 47 53 61 78s24 46 24 67c4 21 0 39-7 56-7 18-17 36-31 46-14 14-29 25-47 32s-39 11-60 7c-18 0-43-11-67-25-25-14-50-31-78-60-28-31-53-56-67-81-14-24-21-46-25-67 0-21 0-39 11-56 7-14 18-32 32-46s32-25 46-32c17-8 35-11 56-8 21 5 46 12 71 26 24 14 49 35 81 63z">
          <text:p/>
        </draw:path>
        <draw:path draw:style-name="gr30" draw:layer="layout" svg:width="0.291cm" svg:height="0.284cm" svg:x="12.927cm" svg:y="13.392cm" svg:viewBox="0 0 292 285" svg:d="M211 81c-25-25-46-43-64-54-17-14-35-21-49-25-14-3-28-3-39 0-10 4-21 11-31 22-11 10-18 21-22 32-7 11-7 25-3 39 3 14 14 32 25 50 14 17 31 38 56 60 21 21 42 38 60 52 18 11 35 22 49 25 14 4 29 4 39 0 14-3 25-10 35-21 12-11 16-21 23-32 3-14 3-24 0-42-7-14-15-28-26-46-14-18-32-39-53-60z">
          <text:p/>
        </draw:path>
        <draw:polygon draw:style-name="gr29" draw:layer="layout" svg:width="0.419cm" svg:height="0.398cm" svg:x="13.603cm" svg:y="13.804cm" svg:viewBox="0 0 420 399" draw:points="237,399 205,368 279,293 57,70 36,183 0,148 22,31 57,0 318,254 389,187 420,215">
          <text:p/>
        </draw:polygon>
        <draw:polygon draw:style-name="gr30" draw:layer="layout" svg:width="0.419cm" svg:height="0.398cm" svg:x="13.603cm" svg:y="13.804cm" svg:viewBox="0 0 420 399" draw:points="237,399 205,368 279,293 57,70 36,183 0,148 22,31 57,0 318,254 389,187 420,215">
          <text:p/>
        </draw:polygon>
        <draw:path draw:style-name="gr29" draw:layer="layout" svg:width="0.4cm" svg:height="0.395cm" svg:x="13.804cm" svg:y="13.557cm" svg:viewBox="0 0 401 396" svg:d="M363 163c11 11 21 25 28 39 8 14 12 28 8 46 0 14-4 28-11 46-11 17-21 35-39 49-18 18-35 32-53 39-14 7-32 14-46 14-17 0-32-4-46-11s-28-14-42-28c-11-11-18-21-21-32-7-10-11-21-11-35 0-11 0-21 4-32 3-10 10-17 14-28-11 7-21 11-32 11-10 3-21 3-32 3-10-3-17-7-28-10-10-7-17-11-28-22-11-10-18-21-21-31-7-14-7-29-7-43s3-28 14-46c7-14 17-29 32-43 17-17 31-28 49-35 14-7 28-14 46-14 14 0 28 3 39 7 14 7 24 14 35 25 7 7 14 14 21 24 4 11 7 22 7 29 4 11 4 22 0 32 0 11-7 21-14 32h4c7-7 17-11 28-14 10-4 24-7 35-4 11 0 21 4 32 7 14 7 24 14 35 25zM180 70c-7-7-18-14-25-17-7-4-18-7-25-7s-17 3-28 7c-7 7-18 14-28 22-11 10-18 21-21 28-4 11-7 18-7 28 0 7 3 18 7 25 3 7 10 14 17 21s11 11 21 18c7 3 15 7 25 7 7 0 18 0 28-4 11-3 22-10 32-24 11-11 18-22 25-32 3-11 3-18 3-28-3-7-3-14-10-22-4-7-11-14-14-22zM321 198c-7-7-14-14-25-17-7-7-18-7-28-7-7-4-18 0-32 3-11 7-21 14-32 25-10 10-21 25-24 35-4 11-7 18-7 28 0 11 3 22 7 29 7 10 10 17 17 24 11 7 21 14 28 21 11 4 22 7 32 7 11 0 21 0 32-7 11-3 21-10 32-24 10-11 21-21 24-32 4-11 7-21 7-28 0-11-3-21-10-32-4-7-14-18-21-25z">
          <text:p/>
        </draw:path>
        <draw:path draw:style-name="gr30" draw:layer="layout" svg:width="0.4cm" svg:height="0.395cm" svg:x="13.804cm" svg:y="13.557cm" svg:viewBox="0 0 401 396" svg:d="M363 163c11 11 21 25 28 39 8 14 12 28 8 46 0 14-4 28-11 46-11 17-21 35-39 49-18 18-35 32-53 39-14 7-32 14-46 14-17 0-32-4-46-11s-28-14-42-28c-11-11-18-21-21-32-7-10-11-21-11-35 0-11 0-21 4-32 3-10 10-17 14-28-11 7-21 11-32 11-10 3-21 3-32 3-10-3-17-7-28-10-10-7-17-11-28-22-11-10-18-21-21-31-7-14-7-29-7-43s3-28 14-46c7-14 17-29 32-43 17-17 31-28 49-35 14-7 28-14 46-14 14 0 28 3 39 7 14 7 24 14 35 25 7 7 14 14 21 24 4 11 7 22 7 29 4 11 4 22 0 32 0 11-7 21-14 32h4c7-7 17-11 28-14 10-4 24-7 35-4 11 0 21 4 32 7 14 7 24 14 35 25z">
          <text:p/>
        </draw:path>
        <draw:path draw:style-name="gr30" draw:layer="layout" svg:width="0.158cm" svg:height="0.155cm" svg:x="13.85cm" svg:y="13.603cm" svg:viewBox="0 0 159 156" svg:d="M135 24c-8-7-19-14-26-17-7-4-18-7-25-7s-17 3-28 7c-7 7-18 14-28 21-11 10-18 21-21 28-4 11-7 18-7 28 0 7 3 18 7 25 3 8 10 15 17 22s11 11 21 18c7 3 15 7 25 7 7 0 18 0 28-4 11-3 22-10 32-24 12-11 19-23 26-33 3-11 3-18 3-28-3-7-3-14-10-22-4-7-11-14-14-21z">
          <text:p/>
        </draw:path>
        <draw:path draw:style-name="gr30" draw:layer="layout" svg:width="0.179cm" svg:height="0.174cm" svg:x="13.977cm" svg:y="13.728cm" svg:viewBox="0 0 180 175" svg:d="M149 26c-7-7-14-14-25-17-7-7-18-7-28-7-7-4-18 0-33 3-11 7-21 14-32 25-10 10-21 25-24 35-4 11-7 18-7 28 0 11 3 23 7 30 7 10 10 17 17 24 11 7 21 14 28 21 11 4 22 7 33 7s21 0 32-7c11-3 21-10 32-24 10-11 21-21 24-32 4-12 7-22 7-29 0-11-3-21-10-32-4-7-14-18-21-25z">
          <text:p/>
        </draw:path>
        <draw:path draw:style-name="gr29" draw:layer="layout" svg:width="0.385cm" svg:height="0.377cm" svg:x="14.032cm" svg:y="13.344cm" svg:viewBox="0 0 386 378" svg:d="M296 90c28 29 49 53 63 78s21 46 25 67c7 21 0 39-7 56-7 18-18 36-32 46-14 14-32 25-49 32-18 7-35 11-57 7-21 0-42-11-67-25-24-14-49-31-77-60-32-31-53-56-67-81-15-24-22-46-26-67s0-39 7-56c7-14 22-32 36-46s29-25 46-32c18-8 35-11 57-8 21 5 42 12 67 26 24 14 53 35 81 63zM257 129c-21-25-42-42-60-53-18-14-35-21-49-25-14-3-29-3-39 0-14 4-25 11-35 22-11 10-18 21-22 31-3 11-3 25 0 39 4 14 11 32 25 50 14 17 32 38 53 60 25 21 42 38 64 52 17 11 31 22 49 25 14 4 28 4 39 0 10-3 21-10 31-21 11-11 18-21 25-32 0-14 0-24 0-42-7-14-14-28-28-46-11-18-28-39-53-60z">
          <text:p/>
        </draw:path>
        <draw:path draw:style-name="gr30" draw:layer="layout" svg:width="0.385cm" svg:height="0.377cm" svg:x="14.032cm" svg:y="13.344cm" svg:viewBox="0 0 386 378" svg:d="M296 90c28 29 49 53 63 78s21 46 25 67c7 21 0 39-7 56-7 18-18 36-32 46-14 14-32 25-49 32-18 7-35 11-57 7-21 0-42-11-67-25-24-14-49-31-77-60-32-31-53-56-67-81-15-24-22-46-26-67s0-39 7-56c7-14 22-32 36-46s29-25 46-32c18-8 35-11 57-8 21 5 42 12 67 26 24 14 53 35 81 63z">
          <text:p/>
        </draw:path>
        <draw:path draw:style-name="gr30" draw:layer="layout" svg:width="0.288cm" svg:height="0.284cm" svg:x="14.08cm" svg:y="13.392cm" svg:viewBox="0 0 289 285" svg:d="M208 81c-21-25-43-43-61-54-18-14-35-21-49-25-14-3-29-3-39 0-14 4-25 11-35 22-11 10-18 21-22 32-3 11-3 25 0 39 4 14 11 32 25 50 14 17 32 38 53 60 25 21 42 38 64 52 17 11 31 22 50 25 14 4 28 4 39 0 10-3 21-10 31-21 11-11 18-21 25-32 0-14 0-24 0-42-7-14-14-28-28-46-11-18-28-39-53-60z">
          <text:p/>
        </draw:path>
        <draw:path draw:style-name="gr29" draw:layer="layout" svg:width="0.441cm" svg:height="0.436cm" svg:x="14.735cm" svg:y="13.778cm" svg:viewBox="0 0 442 437" svg:d="M248 437l-28-25c-7-21-14-49-18-71 0-21 0-43 0-64s4-42 7-60c0-21 4-39 4-56 0-18-4-32-7-46-4-18-11-28-25-42-7-7-14-15-25-18-7-4-17-4-24-4-11 0-22 4-29 7-7 4-17 11-24 18s-14 18-18 25c-7 7-7 17-11 24 0 11 0 22 4 29 3 10 11 17 18 28l-43 35c-10-14-17-24-21-39-8-14-8-28-8-42 4-14 8-32 15-46s18-28 32-42 28-28 46-35c14-7 28-11 42-11 14-4 28 0 42 7 15 4 29 14 43 25 10 10 17 21 21 35 7 11 11 25 14 39 0 14 0 28 0 42s0 28 0 46c-3 14-3 28-7 46 0 14 0 28 0 42-4 14 0 28 0 43 0 14 4 24 7 36l155-149 32 31z">
          <text:p/>
        </draw:path>
        <draw:path draw:style-name="gr30" draw:layer="layout" svg:width="0.441cm" svg:height="0.436cm" svg:x="14.735cm" svg:y="13.778cm" svg:viewBox="0 0 442 437" svg:d="M248 437l-28-25c-7-21-14-49-18-71 0-21 0-43 0-64s4-42 7-60c0-21 4-39 4-56 0-18-4-32-7-46-4-18-11-28-25-42-7-7-14-15-25-18-7-4-17-4-24-4-11 0-22 4-29 7-7 4-17 11-24 18s-14 18-18 25c-7 7-7 17-11 24 0 11 0 22 4 29 3 10 11 17 18 28l-43 35c-10-14-17-24-21-39-8-14-8-28-8-42 4-14 8-32 15-46s18-28 32-42 28-28 46-35c14-7 28-11 42-11 14-4 28 0 42 7 15 4 29 14 43 25 10 10 17 21 21 35 7 11 11 25 14 39 0 14 0 28 0 42s0 28 0 46c-3 14-3 28-7 46 0 14 0 28 0 42-4 14 0 28 0 43 0 14 4 24 7 36l155-149 32 31z">
          <text:p/>
        </draw:path>
        <draw:path draw:style-name="gr29" draw:layer="layout" svg:width="0.383cm" svg:height="0.377cm" svg:x="14.961cm" svg:y="13.562cm" svg:viewBox="0 0 384 378" svg:d="M297 90c28 28 46 53 60 78 14 24 25 46 25 68 3 21 3 38-7 56-7 18-18 35-32 49-14 15-28 25-46 32-17 7-39 7-56 4-21 0-46-11-71-25-26-11-50-32-78-60-29-28-53-56-67-81-15-26-22-47-25-68 0-18 0-39 10-53 7-18 18-35 32-49s32-25 46-32c18-7 35-11 56-7 22 3 47 10 72 25 25 14 49 35 81 63zM258 129c-24-25-46-43-63-53-18-14-36-21-51-25-14-3-28-3-38 0-11 4-22 11-32 21-11 11-18 22-21 32-7 11-7 25-4 39 4 14 14 32 25 49 14 19 32 40 56 61 22 25 44 39 61 53 18 11 36 21 50 25 14 3 28 3 39 0 14-4 24-11 35-21 10-11 14-21 21-32 3-14 3-25 0-39-7-17-14-32-25-50-14-18-31-39-53-60z">
          <text:p/>
        </draw:path>
        <draw:path draw:style-name="gr30" draw:layer="layout" svg:width="0.383cm" svg:height="0.377cm" svg:x="14.961cm" svg:y="13.562cm" svg:viewBox="0 0 384 378" svg:d="M297 90c28 28 46 53 60 78 14 24 25 46 25 68 3 21 3 38-7 56-7 18-18 35-32 49-14 15-28 25-46 32-17 7-39 7-56 4-21 0-46-11-71-25-26-11-50-32-78-60-29-28-53-56-67-81-15-26-22-47-25-68 0-18 0-39 10-53 7-18 18-35 32-49s32-25 46-32c18-7 35-11 56-7 22 3 47 10 72 25 25 14 49 35 81 63z">
          <text:p/>
        </draw:path>
        <draw:path draw:style-name="gr30" draw:layer="layout" svg:width="0.29cm" svg:height="0.284cm" svg:x="15.008cm" svg:y="13.611cm" svg:viewBox="0 0 291 285" svg:d="M210 80c-24-25-46-43-63-53-18-14-35-21-50-25-14-3-28-3-38 0-11 4-22 11-32 21-11 11-18 22-21 32-7 11-7 25-4 39 4 14 14 33 25 50 14 18 32 39 56 60 22 25 43 39 60 53 18 11 36 21 50 25 14 3 29 3 40 0 14-4 24-11 35-21 10-11 14-21 21-32 3-14 3-25 0-39-7-17-14-32-25-49-14-18-31-40-54-61z">
          <text:p/>
        </draw:path>
        <draw:path draw:style-name="gr29" draw:layer="layout" svg:width="0.383cm" svg:height="0.377cm" svg:x="15.185cm" svg:y="13.344cm" svg:viewBox="0 0 384 378" svg:d="M295 90c29 29 50 53 64 78s21 46 25 67c0 21 0 39-7 56-8 18-18 36-32 46-18 14-32 25-50 32s-36 11-57 7c-21 0-46-11-71-25-21-14-49-31-77-60-28-31-50-56-64-81-14-24-24-46-24-67-4-21 0-39 7-56 7-14 17-32 31-46 15-14 32-25 50-32 14-8 35-11 56-8 18 5 43 12 67 26 25 14 50 35 82 63zM256 129c-25-25-43-42-64-53-18-14-32-21-49-25-14-3-25-3-39 0-11 4-21 11-32 22-10 10-17 21-21 31-4 11-4 25 0 39s11 32 25 50c10 17 28 38 53 60 21 21 42 38 60 52 17 11 35 22 49 25 14 4 28 4 42 0 12-3 22-10 33-21s18-21 21-32c4-14 4-24 0-42-3-14-14-28-24-46-15-18-33-39-54-60z">
          <text:p/>
        </draw:path>
        <draw:path draw:style-name="gr30" draw:layer="layout" svg:width="0.383cm" svg:height="0.377cm" svg:x="15.185cm" svg:y="13.344cm" svg:viewBox="0 0 384 378" svg:d="M295 90c29 29 50 53 64 78s21 46 25 67c0 21 0 39-7 56-8 18-18 36-32 46-18 14-32 25-50 32s-36 11-57 7c-21 0-46-11-71-25-21-14-49-31-77-60-28-31-50-56-64-81-14-24-24-46-24-67-4-21 0-39 7-56 7-14 17-32 31-46 15-14 32-25 50-32 14-8 35-11 56-8 18 5 43 12 67 26 25 14 50 35 82 63z">
          <text:p/>
        </draw:path>
        <draw:path draw:style-name="gr30" draw:layer="layout" svg:width="0.288cm" svg:height="0.284cm" svg:x="15.233cm" svg:y="13.392cm" svg:viewBox="0 0 289 285" svg:d="M209 81c-25-25-43-43-64-54-18-14-33-21-50-25-14-3-25-3-39 0-11 4-21 11-32 22-10 10-17 21-21 32s-4 25 0 39 11 32 25 50c10 17 28 38 53 60 21 21 43 38 61 52 17 11 35 22 49 25 14 4 28 4 42 0 11-3 21-10 32-21s18-21 21-32c4-14 4-24 0-42-3-14-14-28-24-46-15-18-32-39-53-60z">
          <text:p/>
        </draw:path>
        <draw:path draw:style-name="gr29" draw:layer="layout" svg:width="0.437cm" svg:height="0.436cm" svg:x="15.889cm" svg:y="13.778cm" svg:viewBox="0 0 438 437" svg:d="M244 437l-25-25c-10-21-14-49-17-71-4-21-4-43 0-64 0-21 0-42 3-60 4-21 4-39 4-56 0-18 0-32-4-46-3-18-14-28-24-42-8-7-18-15-25-18-11-4-18-4-28-4-7 0-18 4-25 7-11 4-18 11-28 18-7 7-11 18-19 25-3 7-7 17-7 24 0 11 0 22 4 29 3 10 7 17 15 28l-44 35c-7-14-14-24-21-39-3-14-3-28-3-42s3-32 10-46 21-28 35-42c15-14 30-28 44-35s32-11 46-11c14-4 28 0 42 7 14 4 28 14 42 25 7 10 14 21 22 35 3 11 10 25 10 39 4 14 4 28 4 42s0 28-4 46c0 14-3 28-3 46 0 14-4 28-4 42s0 28 4 43c0 14 3 24 7 36l151-149 32 31z">
          <text:p/>
        </draw:path>
        <draw:path draw:style-name="gr30" draw:layer="layout" svg:width="0.437cm" svg:height="0.436cm" svg:x="15.889cm" svg:y="13.778cm" svg:viewBox="0 0 438 437" svg:d="M244 437l-25-25c-10-21-14-49-17-71-4-21-4-43 0-64 0-21 0-42 3-60 4-21 4-39 4-56 0-18 0-32-4-46-3-18-14-28-24-42-8-7-18-15-25-18-11-4-18-4-28-4-7 0-18 4-25 7-11 4-18 11-28 18-7 7-11 18-19 25-3 7-7 17-7 24 0 11 0 22 4 29 3 10 7 17 15 28l-44 35c-7-14-14-24-21-39-3-14-3-28-3-42s3-32 10-46 21-28 35-42c15-14 30-28 44-35s32-11 46-11c14-4 28 0 42 7 14 4 28 14 42 25 7 10 14 21 22 35 3 11 10 25 10 39 4 14 4 28 4 42s0 28-4 46c0 14-3 28-3 46 0 14-4 28-4 42s0 28 4 43c0 14 3 24 7 36l151-149 32 31z">
          <text:p/>
        </draw:path>
        <draw:path draw:style-name="gr29" draw:layer="layout" svg:width="0.441cm" svg:height="0.434cm" svg:x="16.111cm" svg:y="13.557cm" svg:viewBox="0 0 442 435" svg:d="M247 435l-28-25c-11-21-15-46-18-67 0-21-4-42 0-64 0-21 3-42 3-60 4-21 4-38 4-56 4-18 0-32-4-46-3-17-10-28-24-43-7-7-18-14-25-18-10-3-18-3-28-3-7 0-18 3-25 7-10 3-17 10-25 17-7 8-14 15-17 26-7 7-7 18-11 25 0 10 0 17 4 28 3 11 7 18 14 28l-39 35c-10-14-18-24-21-38-7-14-7-29-7-43s7-31 14-46 18-29 32-46c14-14 28-25 42-32 18-7 32-11 46-14 14 0 28 3 42 7 14 7 28 17 43 28 10 11 17 21 21 35 7 11 10 26 10 40 4 11 4 25 4 42 0 15 0 29-4 46 0 14 0 29-3 46 0 14-4 28-4 43 0 14 0 28 4 42 0 14 3 25 7 35l153-148 35 28z">
          <text:p/>
        </draw:path>
        <draw:path draw:style-name="gr30" draw:layer="layout" svg:width="0.441cm" svg:height="0.434cm" svg:x="16.111cm" svg:y="13.557cm" svg:viewBox="0 0 442 435" svg:d="M247 435l-28-25c-11-21-15-46-18-67 0-21-4-42 0-64 0-21 3-42 3-60 4-21 4-38 4-56 4-18 0-32-4-46-3-17-10-28-24-43-7-7-18-14-25-18-10-3-18-3-28-3-7 0-18 3-25 7-10 3-17 10-25 17-7 8-14 15-17 26-7 7-7 18-11 25 0 10 0 17 4 28 3 11 7 18 14 28l-39 35c-10-14-18-24-21-38-7-14-7-29-7-43s7-31 14-46 18-29 32-46c14-14 28-25 42-32 18-7 32-11 46-14 14 0 28 3 42 7 14 7 28 17 43 28 10 11 17 21 21 35 7 11 10 26 10 40 4 11 4 25 4 42 0 15 0 29-4 46 0 14 0 29-3 46 0 14-4 28-4 43 0 14 0 28 4 42 0 14 3 25 7 35l153-148 35 28z">
          <text:p/>
        </draw:path>
        <draw:path draw:style-name="gr29" draw:layer="layout" svg:width="0.384cm" svg:height="0.377cm" svg:x="16.335cm" svg:y="13.344cm" svg:viewBox="0 0 385 378" svg:d="M294 90c29 29 51 53 65 78s21 46 25 67c3 21 0 39-7 56-7 18-18 36-32 46-14 14-29 25-47 32s-39 11-60 7c-21 0-42-11-67-25s-49-31-78-60c-31-31-53-56-67-81-14-24-21-46-24-67-4-21 0-39 7-56 10-14 21-32 35-46s28-25 46-32c17-8 35-11 56-8 21 5 43 12 67 26 25 14 53 35 81 63zM259 129c-25-25-46-42-63-53-18-14-36-21-50-25-14-3-28-3-39 0-10 4-24 11-31 22-11 10-18 21-25 31-3 11-3 25 0 39 4 14 14 32 25 50 14 17 31 38 53 60 24 21 46 38 63 52 18 11 35 22 50 25 14 4 28 4 38 0 14-3 25-10 36-21 7-11 15-21 18-32 4-14 4-24 0-42-3-14-11-28-25-46-11-18-29-39-50-60z">
          <text:p/>
        </draw:path>
        <draw:path draw:style-name="gr30" draw:layer="layout" svg:width="0.384cm" svg:height="0.377cm" svg:x="16.335cm" svg:y="13.344cm" svg:viewBox="0 0 385 378" svg:d="M294 90c29 29 51 53 65 78s21 46 25 67c3 21 0 39-7 56-7 18-18 36-32 46-14 14-29 25-47 32s-39 11-60 7c-21 0-42-11-67-25s-49-31-78-60c-31-31-53-56-67-81-14-24-21-46-24-67-4-21 0-39 7-56 10-14 21-32 35-46s28-25 46-32c17-8 35-11 56-8 21 5 43 12 67 26 25 14 53 35 81 63z">
          <text:p/>
        </draw:path>
        <draw:path draw:style-name="gr30" draw:layer="layout" svg:width="0.287cm" svg:height="0.284cm" svg:x="16.383cm" svg:y="13.392cm" svg:viewBox="0 0 288 285" svg:d="M211 81c-25-25-46-43-63-54-18-14-37-21-51-25-14-3-28-3-39 0-10 4-24 11-31 22-11 10-18 21-25 32-3 11-3 25 0 39 4 14 14 32 25 50 14 17 31 38 53 60 24 21 47 38 64 52 18 11 35 22 50 25 14 4 28 4 38 0 14-3 25-10 36-21 7-11 14-21 17-32 4-14 4-24 0-42-3-14-10-28-24-46-11-18-29-39-50-60z">
          <text:p/>
        </draw:path>
        <draw:path draw:style-name="gr29" draw:layer="layout" svg:width="0.441cm" svg:height="0.436cm" svg:x="17.039cm" svg:y="13.778cm" svg:viewBox="0 0 442 437" svg:d="M247 437l-29-25c-7-21-14-49-14-71-3-21-3-43-3-64 3-21 3-42 7-60 0-21 3-39 3-56 0-18-3-32-7-46-3-18-10-28-21-42-10-7-18-15-28-18-7-4-18-4-25-4-10 0-17 4-28 7-7 4-18 11-25 18s-14 18-17 25c-4 7-7 17-7 24-4 11 0 22 0 29 3 10 10 17 17 28l-42 35c-11-14-18-24-21-39-4-14-7-28-7-42 3-14 7-32 14-46s17-28 32-42c14-14 31-28 45-35 15-7 29-11 43-11 17-4 31 0 46 7 14 4 24 14 38 25 11 10 18 21 25 35 4 11 7 25 11 39 0 14 3 28 3 42-3 14-3 28-3 46 0 14-4 28-4 46-3 14-3 28-3 42s0 28 0 43c0 14 3 24 10 36l153-149 32 31z">
          <text:p/>
        </draw:path>
        <draw:path draw:style-name="gr30" draw:layer="layout" svg:width="0.441cm" svg:height="0.436cm" svg:x="17.039cm" svg:y="13.778cm" svg:viewBox="0 0 442 437" svg:d="M247 437l-29-25c-7-21-14-49-14-71-3-21-3-43-3-64 3-21 3-42 7-60 0-21 3-39 3-56 0-18-3-32-7-46-3-18-10-28-21-42-10-7-18-15-28-18-7-4-18-4-25-4-10 0-17 4-28 7-7 4-18 11-25 18s-14 18-17 25c-4 7-7 17-7 24-4 11 0 22 0 29 3 10 10 17 17 28l-42 35c-11-14-18-24-21-39-4-14-7-28-7-42 3-14 7-32 14-46s17-28 32-42c14-14 31-28 45-35 15-7 29-11 43-11 17-4 31 0 46 7 14 4 24 14 38 25 11 10 18 21 25 35 4 11 7 25 11 39 0 14 3 28 3 42-3 14-3 28-3 46 0 14-4 28-4 46-3 14-3 28-3 42s0 28 0 43c0 14 3 24 10 36l153-149 32 31z">
          <text:p/>
        </draw:path>
        <draw:path draw:style-name="gr29" draw:layer="layout" svg:width="0.331cm" svg:height="0.392cm" svg:x="17.339cm" svg:y="13.546cm" svg:viewBox="0 0 332 393" svg:d="M265 222l67 64-35 35-67-63-138 135-28-28-64-326 38-39 199 194 39-42 31 28zM46 74c0 4 0 4 0 7 4 4 4 7 4 11 3 3 3 7 3 10 4 4 4 8 4 11l35 184c0 0 0 3 0 7 4 3 4 7 4 10 0 4 0 4 0 7 0 4 0 7 0 7l106-99z">
          <text:p/>
        </draw:path>
        <draw:polygon draw:style-name="gr30" draw:layer="layout" svg:width="0.331cm" svg:height="0.392cm" svg:x="17.339cm" svg:y="13.546cm" svg:viewBox="0 0 332 393" draw:points="265,222 332,286 297,321 230,258 92,393 64,365 0,39 38,0 237,194 276,152 307,180">
          <text:p/>
        </draw:polygon>
        <draw:path draw:style-name="gr30" draw:layer="layout" svg:width="0.156cm" svg:height="0.254cm" svg:x="17.384cm" svg:y="13.62cm" svg:viewBox="0 0 157 255" svg:d="M0 0c0 4 0 4 0 7 4 4 4 7 4 11 3 3 3 7 3 10 4 4 4 8 4 11l35 185c0 0 0 3 0 7 4 3 4 7 4 10 0 4 0 4 0 7 0 4 0 7 0 7l107-100z">
          <text:p/>
        </draw:path>
        <draw:path draw:style-name="gr29" draw:layer="layout" svg:width="0.384cm" svg:height="0.377cm" svg:x="17.489cm" svg:y="13.344cm" svg:viewBox="0 0 385 378" svg:d="M294 90c29 29 50 53 65 78 14 25 21 46 24 67 4 21 0 39-7 56-7 18-17 36-32 46-14 14-32 25-50 32s-35 11-56 7c-22 0-43-11-67-25-25-14-53-31-82-60-28-31-49-56-63-81-14-24-25-46-25-67-3-21 0-39 7-56 7-14 21-32 36-46 14-14 28-25 45-32 18-8 36-11 57-8 21 5 42 12 67 26s53 35 81 63zM255 129c-21-25-42-42-60-53-21-14-35-21-49-25-18-3-28-3-42 0-11 4-22 11-32 22-11 10-18 21-21 31-4 11-4 25 0 39 3 14 10 32 24 50 11 17 32 38 53 60 21 21 43 38 60 52 21 11 35 22 50 25 17 4 28 4 42 0 11-3 21-10 32-21s18-21 22-32c3-14 3-24 0-42-4-14-11-28-26-46-10-18-28-39-53-60z">
          <text:p/>
        </draw:path>
        <draw:path draw:style-name="gr30" draw:layer="layout" svg:width="0.384cm" svg:height="0.377cm" svg:x="17.489cm" svg:y="13.344cm" svg:viewBox="0 0 385 378" svg:d="M294 90c29 29 50 53 65 78 14 25 21 46 24 67 4 21 0 39-7 56-7 18-17 36-32 46-14 14-32 25-50 32s-35 11-56 7c-22 0-43-11-67-25-25-14-53-31-82-60-28-31-49-56-63-81-14-24-25-46-25-67-3-21 0-39 7-56 7-14 21-32 36-46 14-14 28-25 45-32 18-8 36-11 57-8 21 5 42 12 67 26s53 35 81 63z">
          <text:p/>
        </draw:path>
        <draw:path draw:style-name="gr30" draw:layer="layout" svg:width="0.287cm" svg:height="0.284cm" svg:x="17.537cm" svg:y="13.392cm" svg:viewBox="0 0 288 285" svg:d="M208 81c-21-25-42-43-60-54-21-14-36-21-50-25-18-3-28-3-42 0-11 4-22 11-32 22-11 10-18 21-21 32-4 11-4 25 0 39 3 14 10 32 24 50 11 17 32 38 53 60 21 21 44 38 61 52 21 11 35 22 50 25 17 4 28 4 42 0 11-3 21-10 32-21 10-11 17-21 21-32 3-14 3-24 0-42-4-14-11-28-25-46-10-18-28-39-53-60z">
          <text:p/>
        </draw:path>
        <draw:path draw:style-name="gr29" draw:layer="layout" svg:width="0.441cm" svg:height="0.436cm" svg:x="18.192cm" svg:y="13.778cm" svg:viewBox="0 0 442 437" svg:d="M248 437l-28-25c-7-21-14-49-18-71 0-21-3-43 0-64 0-21 4-42 4-60 3-21 3-39 7-56 0-18-4-32-7-46-4-18-11-28-25-42-7-7-17-15-25-18-10-4-17-4-28-4-7 0-17 4-24 7-11 4-18 11-25 18s-15 18-19 25c-7 7-7 17-10 24 0 11 0 22 3 29 4 10 7 17 14 28l-39 35c-10-14-17-24-21-39-7-14-7-28-7-42s7-32 14-46 18-28 32-42 29-28 43-35c18-7 32-11 46-11 14-4 29 0 43 7 14 4 28 14 42 25 11 10 18 21 21 35 7 11 11 25 11 39 3 14 3 28 3 42s0 28-3 46c0 14 0 28-4 46 0 14 0 28-3 42 0 14 0 28 3 43 0 14 4 24 7 36l155-149 32 31z">
          <text:p/>
        </draw:path>
        <draw:path draw:style-name="gr30" draw:layer="layout" svg:width="0.441cm" svg:height="0.436cm" svg:x="18.192cm" svg:y="13.778cm" svg:viewBox="0 0 442 437" svg:d="M248 437l-28-25c-7-21-14-49-18-71 0-21-3-43 0-64 0-21 4-42 4-60 3-21 3-39 7-56 0-18-4-32-7-46-4-18-11-28-25-42-7-7-17-15-25-18-10-4-17-4-28-4-7 0-17 4-24 7-11 4-18 11-25 18s-15 18-19 25c-7 7-7 17-10 24 0 11 0 22 3 29 4 10 7 17 14 28l-39 35c-10-14-17-24-21-39-7-14-7-28-7-42s7-32 14-46 18-28 32-42 29-28 43-35c18-7 32-11 46-11 14-4 29 0 43 7 14 4 28 14 42 25 11 10 18 21 21 35 7 11 11 25 11 39 3 14 3 28 3 42s0 28-3 46c0 14 0 28-4 46 0 14 0 28-3 42 0 14 0 28 3 43 0 14 4 24 7 36l155-149 32 31z">
          <text:p/>
        </draw:path>
        <draw:path draw:style-name="gr29" draw:layer="layout" svg:width="0.382cm" svg:height="0.379cm" svg:x="18.428cm" svg:y="13.557cm" svg:viewBox="0 0 383 380" svg:d="M333 148c14 14 28 28 36 46 7 14 10 32 14 50 0 14-4 32-11 50-7 14-18 31-32 45-17 18-35 29-56 36-18 3-39 7-60 3-21-3-42-14-64-28-21-11-42-28-67-53-24-25-47-49-61-75-17-25-24-46-28-67-7-21-3-42 4-64 3-17 17-35 31-52 11-11 23-18 33-25 11-7 21-11 35-14 11 0 22 0 36 0 14 3 28 7 42 17l-32 39c-14-7-31-10-46-7-14 4-24 11-35 21-10 11-17 21-22 36-4 10-4 24 0 42 5 14 12 28 22 46 14 17 28 35 46 57-3-22-3-40 0-57 7-21 18-35 35-53 11-14 25-21 43-28 14-7 28-11 46-11 14 0 31 7 45 14 18 7 32 18 46 32zM298 187c-11-11-21-18-32-25-10-3-21-7-32-11-10 0-21 4-31 8-11 3-21 10-32 21-7 7-11 14-18 21-3 10-7 17-7 28-3 11 0 22 4 33 3 10 10 21 21 32 11 10 21 17 35 24 11 7 25 11 36 14 14 0 24 0 35-3 10-4 21-7 32-18 7-10 14-17 17-28 4-11 7-21 7-32-3-11-7-22-10-33-7-10-14-21-25-31z">
          <text:p/>
        </draw:path>
        <draw:path draw:style-name="gr30" draw:layer="layout" svg:width="0.382cm" svg:height="0.379cm" svg:x="18.428cm" svg:y="13.557cm" svg:viewBox="0 0 383 380" svg:d="M333 148c14 14 28 28 36 46 7 14 10 32 14 50 0 14-4 32-11 50-7 14-18 31-32 45-17 18-35 29-56 36-18 3-39 7-60 3-21-3-42-14-64-28-21-11-42-28-67-53-24-25-47-49-61-75-17-25-24-46-28-67-7-21-3-42 4-64 3-17 17-35 31-52 11-11 23-18 33-25 11-7 21-11 35-14 11 0 22 0 36 0 14 3 28 7 42 17l-32 39c-14-7-31-10-46-7-14 4-24 11-35 21-10 11-17 21-22 36-4 10-4 24 0 42 5 14 12 28 22 46 14 17 28 35 46 57-3-22-3-40 0-57 7-21 18-35 35-53 11-14 25-21 43-28 14-7 28-11 46-11 14 0 31 7 45 14 18 7 32 18 46 32z">
          <text:p/>
        </draw:path>
        <draw:path draw:style-name="gr30" draw:layer="layout" svg:width="0.188cm" svg:height="0.18cm" svg:x="18.572cm" svg:y="13.708cm" svg:viewBox="0 0 189 181" svg:d="M154 36c-11-11-22-18-33-25-10-3-21-7-32-11-10 0-21 4-31 8-11 3-21 10-32 21-7 7-11 14-18 21-3 10-7 17-7 28-3 11 0 21 4 32 3 10 10 21 21 32 11 10 21 17 35 25 11 7 25 11 36 14 14 0 24 0 35-3 11-4 22-7 33-19 7-10 14-17 17-28 4-11 7-21 7-32-3-10-7-21-10-32-7-10-14-21-25-31z">
          <text:p/>
        </draw:path>
        <draw:path draw:style-name="gr29" draw:layer="layout" svg:width="0.383cm" svg:height="0.377cm" svg:x="18.64cm" svg:y="13.344cm" svg:viewBox="0 0 384 378" svg:d="M297 90c29 29 50 53 61 78 14 25 24 46 24 67 4 21 4 39-7 56-7 18-17 36-32 46-14 14-29 25-46 32-18 7-39 11-57 7-21 0-46-11-70-25-25-14-50-31-78-60-28-31-53-56-67-81-14-24-21-46-25-67 0-21 0-39 11-56 7-14 18-32 32-46s31-25 45-32c18-8 39-11 57-8 21 5 46 12 70 26 25 14 50 35 82 63zM258 129c-25-25-46-42-64-53-17-14-35-21-49-25-14-3-28-3-39 0-10 4-21 11-32 22-10 10-17 21-21 31-7 11-7 25-3 39 7 14 14 32 24 50 14 17 32 38 57 60 21 21 42 38 60 52 17 11 35 22 49 25 14 4 28 4 39 0 14-3 25-10 35-21 12-11 19-21 22-32 4-14 4-24 0-42-7-14-14-28-25-46-14-18-32-39-53-60z">
          <text:p/>
        </draw:path>
        <draw:path draw:style-name="gr30" draw:layer="layout" svg:width="0.383cm" svg:height="0.377cm" svg:x="18.64cm" svg:y="13.344cm" svg:viewBox="0 0 384 378" svg:d="M297 90c29 29 50 53 61 78 14 25 24 46 24 67 4 21 4 39-7 56-7 18-17 36-32 46-14 14-29 25-46 32-18 7-39 11-57 7-21 0-46-11-70-25-25-14-50-31-78-60-28-31-53-56-67-81-14-24-21-46-25-67 0-21 0-39 11-56 7-14 18-32 32-46s31-25 45-32c18-8 39-11 57-8 21 5 46 12 70 26 25 14 50 35 82 63z">
          <text:p/>
        </draw:path>
        <draw:path draw:style-name="gr30" draw:layer="layout" svg:width="0.291cm" svg:height="0.284cm" svg:x="18.687cm" svg:y="13.392cm" svg:viewBox="0 0 292 285" svg:d="M212 81c-25-25-46-43-64-54-17-14-35-21-49-25-14-3-28-3-39 0-10 4-21 11-32 22-11 10-18 21-22 32-7 11-7 25-3 39 7 14 14 32 25 50 14 17 32 38 57 60 21 21 42 38 60 52 17 11 35 22 49 25 14 4 28 4 39 0 14-3 25-10 35-21 11-11 18-21 21-32 4-14 4-24 0-42-7-14-14-28-24-46-14-18-32-39-53-60z">
          <text:p/>
        </draw:path>
        <draw:path draw:style-name="gr29" draw:layer="layout" svg:width="0.439cm" svg:height="0.436cm" svg:x="19.344cm" svg:y="13.778cm" svg:viewBox="0 0 440 437" svg:d="M246 437l-24-25c-11-21-15-49-18-71-4-21-4-43-4-64 4-21 4-42 7-60 4-21 4-39 4-56 0-18 0-32-4-46-7-18-14-28-24-42-11-7-18-15-25-18-12-4-19-4-29-4-11 0-18 4-28 7-7 4-14 11-25 18-7 7-14 18-18 25-3 7-7 17-7 24 0 11 0 22 4 29 3 10 7 17 14 28l-42 35c-8-14-15-24-22-39-3-14-7-28-3-42 0-14 3-32 10-46s18-28 36-42c14-14 28-28 42-35s28-11 46-11c15-4 29 0 43 7 14 4 28 14 39 25 11 10 18 21 25 35 3 11 7 25 10 39 4 14 4 28 4 42s-4 28-4 46c0 14-3 28-3 46-4 14-4 28-4 42s0 28 0 43c4 14 7 24 11 36l152-149 31 31z">
          <text:p/>
        </draw:path>
        <draw:path draw:style-name="gr30" draw:layer="layout" svg:width="0.439cm" svg:height="0.436cm" svg:x="19.344cm" svg:y="13.778cm" svg:viewBox="0 0 440 437" svg:d="M246 437l-24-25c-11-21-15-49-18-71-4-21-4-43-4-64 4-21 4-42 7-60 4-21 4-39 4-56 0-18 0-32-4-46-7-18-14-28-24-42-11-7-18-15-25-18-12-4-19-4-29-4-11 0-18 4-28 7-7 4-14 11-25 18-7 7-14 18-18 25-3 7-7 17-7 24 0 11 0 22 4 29 3 10 7 17 14 28l-42 35c-8-14-15-24-22-39-3-14-7-28-3-42 0-14 3-32 10-46s18-28 36-42c14-14 28-28 42-35s28-11 46-11c15-4 29 0 43 7 14 4 28 14 39 25 11 10 18 21 25 35 3 11 7 25 10 39 4 14 4 28 4 42s-4 28-4 46c0 14-3 28-3 46-4 14-4 28-4 42s0 28 0 43c4 14 7 24 11 36l152-149 31 31z">
          <text:p/>
        </draw:path>
        <draw:path draw:style-name="gr29" draw:layer="layout" svg:width="0.4cm" svg:height="0.395cm" svg:x="19.565cm" svg:y="13.557cm" svg:viewBox="0 0 401 396" svg:d="M364 163c11 11 21 25 28 39s11 28 7 46c0 14-3 28-10 46-11 17-22 35-39 49-18 18-35 32-53 39-14 7-32 14-46 14-19 0-33-4-47-11s-28-14-42-28c-11-11-18-21-21-32-7-10-11-21-11-35 0-11 4-21 4-32 3-10 10-17 17-28h-3c-11 7-21 11-32 11-11 3-21 3-32 3-7-3-17-7-28-10-11-7-18-11-28-22-11-10-18-21-21-31-7-14-7-29-7-43s7-28 14-46c7-14 17-29 31-43 18-17 32-28 50-35 14-7 28-14 46-14 14 0 28 3 38 7 15 7 25 14 36 25 7 7 14 14 22 24 3 11 7 22 11 29 0 11 0 22-4 32 0 11-7 21-15 32h3c8-7 19-11 30-14 14-4 24-7 35-4 10 0 21 4 35 7 11 7 21 14 32 25zM179 70c-7-7-17-14-24-17-7-4-14-7-25-7-7 0-18 3-28 7-7 7-18 14-28 22-11 10-18 21-22 28-3 11-7 18-7 28 0 7 4 18 7 25 4 7 11 14 18 21s11 11 21 18c7 3 14 7 25 7 7 0 18 0 28-4 11-3 21-10 32-24 11-11 21-22 25-32 3-11 3-18 3-28-3-7-3-14-10-22-4-7-11-14-15-22zM322 198c-7-7-15-14-25-17-7-7-18-7-28-7-7-4-18 0-29 3-15 7-25 14-36 25-10 10-21 25-25 35-3 11-7 18-7 28 4 11 4 22 7 29 8 10 11 17 18 24 11 7 21 14 28 21 12 4 23 7 33 7 11 0 21 0 32-7 10-3 21-10 32-24 10-11 21-21 24-32 4-11 7-21 7-28 0-11-3-21-10-32-4-7-14-18-21-25z">
          <text:p/>
        </draw:path>
        <draw:path draw:style-name="gr30" draw:layer="layout" svg:width="0.4cm" svg:height="0.395cm" svg:x="19.565cm" svg:y="13.557cm" svg:viewBox="0 0 401 396" svg:d="M364 163c11 11 21 25 28 39s11 28 7 46c0 14-3 28-10 46-11 17-22 35-39 49-18 18-35 32-53 39-14 7-32 14-46 14-19 0-33-4-47-11s-28-14-42-28c-11-11-18-21-21-32-7-10-11-21-11-35 0-11 4-21 4-32 3-10 10-17 17-28h-3c-11 7-21 11-32 11-11 3-21 3-32 3-7-3-17-7-28-10-11-7-18-11-28-22-11-10-18-21-21-31-7-14-7-29-7-43s7-28 14-46c7-14 17-29 31-43 18-17 32-28 50-35 14-7 28-14 46-14 14 0 28 3 38 7 15 7 25 14 36 25 7 7 14 14 22 24 3 11 7 22 11 29 0 11 0 22-4 32 0 11-7 21-15 32h3c8-7 19-11 30-14 14-4 24-7 35-4 10 0 21 4 35 7 11 7 21 14 32 25z">
          <text:p/>
        </draw:path>
        <draw:path draw:style-name="gr30" draw:layer="layout" svg:width="0.159cm" svg:height="0.155cm" svg:x="19.61cm" svg:y="13.603cm" svg:viewBox="0 0 160 156" svg:d="M135 24c-7-7-17-14-24-17-7-4-14-7-25-7-7 0-18 3-29 7-7 7-18 14-28 21-11 10-18 21-22 28-3 11-7 18-7 28 0 7 4 18 7 25 4 8 11 15 18 22s11 11 21 18c7 3 14 7 26 7 7 0 18 0 28-4 11-3 21-10 32-24 11-11 21-23 25-33 3-11 3-18 3-28-3-7-3-14-10-22-4-7-11-14-15-21z">
          <text:p/>
        </draw:path>
        <draw:path draw:style-name="gr30" draw:layer="layout" svg:width="0.18cm" svg:height="0.174cm" svg:x="19.737cm" svg:y="13.728cm" svg:viewBox="0 0 181 175" svg:d="M150 26c-7-7-15-14-25-17-7-7-18-7-28-7-7-4-18 0-29 3-14 7-24 14-36 25-10 10-21 25-25 35-3 11-7 18-7 28 4 11 4 23 7 30 8 10 11 17 18 24 11 7 22 14 29 21 11 4 22 7 32 7 11 0 21 0 32-7 10-3 21-10 32-24 10-11 21-21 24-32 4-12 7-22 7-29 0-11-3-21-10-32-4-7-14-18-21-25z">
          <text:p/>
        </draw:path>
        <draw:path draw:style-name="gr29" draw:layer="layout" svg:width="0.384cm" svg:height="0.377cm" svg:x="19.792cm" svg:y="13.344cm" svg:viewBox="0 0 385 378" svg:d="M295 90c29 29 50 53 64 78s21 46 25 67c3 21 0 39-7 56-7 18-18 36-32 46-14 14-33 25-50 32-14 7-36 11-57 7-21 0-42-11-67-25-24-14-49-31-77-60-32-31-53-56-67-81-15-24-22-46-25-67-4-21 0-39 7-56 11-14 21-32 35-46s28-25 46-32c18-8 35-11 57-8 21 5 42 12 67 26 24 14 52 35 81 63zM256 129c-21-25-42-42-60-53-18-14-35-21-49-25-15-3-29-3-39 0-14 4-25 11-36 22-7 10-17 21-21 31-3 11-3 25 0 39 4 14 11 32 25 50 14 17 32 38 53 60 25 21 42 38 63 52 18 11 32 22 50 25 14 4 28 4 39 0 10-3 24-10 31-21 12-11 19-21 22-32 4-14 4-24 0-42-3-14-10-28-25-46-11-18-28-39-53-60z">
          <text:p/>
        </draw:path>
        <draw:path draw:style-name="gr30" draw:layer="layout" svg:width="0.384cm" svg:height="0.377cm" svg:x="19.792cm" svg:y="13.344cm" svg:viewBox="0 0 385 378" svg:d="M295 90c29 29 50 53 64 78s21 46 25 67c3 21 0 39-7 56-7 18-18 36-32 46-14 14-33 25-50 32-14 7-36 11-57 7-21 0-42-11-67-25-24-14-49-31-77-60-32-31-53-56-67-81-15-24-22-46-25-67-4-21 0-39 7-56 11-14 21-32 35-46s28-25 46-32c18-8 35-11 57-8 21 5 42 12 67 26 24 14 52 35 81 63z">
          <text:p/>
        </draw:path>
        <draw:path draw:style-name="gr30" draw:layer="layout" svg:width="0.287cm" svg:height="0.284cm" svg:x="19.841cm" svg:y="13.392cm" svg:viewBox="0 0 288 285" svg:d="M208 81c-21-25-42-43-60-54-18-14-35-21-50-25-15-3-29-3-39 0-14 4-25 11-36 22-7 10-17 21-21 32-3 11-3 25 0 39 4 14 11 32 25 50 14 17 32 38 53 60 25 21 43 38 64 52 18 11 32 22 50 25 14 4 28 4 39 0 10-3 24-10 31-21 11-11 18-21 21-32 4-14 4-24 0-42-3-14-10-28-24-46-11-18-28-39-53-60z">
          <text:p/>
        </draw:path>
        <draw:path draw:style-name="gr29" draw:layer="layout" svg:width="0.402cm" svg:height="0.397cm" svg:x="20.493cm" svg:y="13.778cm" svg:viewBox="0 0 403 398" svg:d="M364 161c14 14 24 28 31 42 8 14 8 28 8 46 0 14-8 36-15 47-10 17-21 35-38 49-18 18-36 28-53 35-14 11-32 18-46 18-18 0-32-7-46-7-11-11-25-18-35-25l35-42c7 7 18 14 28 14 7 7 18 7 28 7 7 0 18 0 29-7 10-7 21-14 31-25 18-17 29-36 29-57 3-21-7-39-25-53-11-14-21-21-32-25-14 0-25 0-35 4-11 3-21 7-32 14-7 7-17 14-25 21l-21 21-32-28 22-25c7-7 14-14 21-21 3-7 10-14 10-28 4-11 4-21 0-32 0-10-7-21-17-31-14-15-33-22-51-22-21 0-38 11-56 29-18 14-25 31-28 49 0 21 7 35 17 53l-38 35c-11-14-18-28-25-42-4-18-4-32 0-46 0-14 7-28 14-42s18-29 32-39c14-18 32-28 46-35 17-7 31-11 45-11 15-4 30 0 44 7 10 4 25 14 35 25 7 7 14 17 21 24 4 11 7 22 7 32 0 11 0 21-3 35-4 11-11 25-18 36 14-11 28-18 39-18 14-7 25-10 39-10 10 0 21 3 32 10 10 7 21 14 28 18z">
          <text:p/>
        </draw:path>
        <draw:path draw:style-name="gr30" draw:layer="layout" svg:width="0.402cm" svg:height="0.397cm" svg:x="20.493cm" svg:y="13.778cm" svg:viewBox="0 0 403 398" svg:d="M364 161c14 14 24 28 31 42 8 14 8 28 8 46 0 14-8 36-15 47-10 17-21 35-38 49-18 18-36 28-53 35-14 11-32 18-46 18-18 0-32-7-46-7-11-11-25-18-35-25l35-42c7 7 18 14 28 14 7 7 18 7 28 7 7 0 18 0 29-7 10-7 21-14 31-25 18-17 29-36 29-57 3-21-7-39-25-53-11-14-21-21-32-25-14 0-25 0-35 4-11 3-21 7-32 14-7 7-17 14-25 21l-21 21-32-28 22-25c7-7 14-14 21-21 3-7 10-14 10-28 4-11 4-21 0-32 0-10-7-21-17-31-14-15-33-22-51-22-21 0-38 11-56 29-18 14-25 31-28 49 0 21 7 35 17 53l-38 35c-11-14-18-28-25-42-4-18-4-32 0-46 0-14 7-28 14-42s18-29 32-39c14-18 32-28 46-35 17-7 31-11 45-11 15-4 30 0 44 7 10 4 25 14 35 25 7 7 14 17 21 24 4 11 7 22 7 32 0 11 0 21-3 35-4 11-11 25-18 36 14-11 28-18 39-18 14-7 25-10 39-10 10 0 21 3 32 10 10 7 21 14 28 18z">
          <text:p/>
        </draw:path>
        <draw:path draw:style-name="gr29" draw:layer="layout" svg:width="0.383cm" svg:height="0.377cm" svg:x="20.722cm" svg:y="13.562cm" svg:viewBox="0 0 384 378" svg:d="M297 90c28 28 49 53 60 78 14 24 25 46 25 68 3 21 3 38-7 56-7 18-18 35-32 49-14 15-28 25-46 32s-39 7-56 4c-22 0-46-11-71-25-26-11-50-32-79-60-28-28-53-56-67-81-14-26-21-47-24-68 0-18 3-39 10-53 7-18 18-35 32-49s32-25 46-32c18-7 39-11 56-7 22 3 47 10 72 25 25 14 49 35 81 63zM258 129c-24-25-46-43-63-53-18-14-36-21-51-25-14-3-28-3-38 0-11 4-22 11-32 21-11 11-18 22-21 32-7 11-7 25-4 39 7 14 14 32 25 49 14 19 32 40 56 61 21 25 44 39 61 53 18 11 35 21 50 25 14 3 28 3 38 0 14-4 25-11 36-21 10-11 17-21 21-32 3-14 3-25 0-39-7-17-14-32-25-50-14-18-32-39-53-60z">
          <text:p/>
        </draw:path>
        <draw:path draw:style-name="gr30" draw:layer="layout" svg:width="0.383cm" svg:height="0.377cm" svg:x="20.722cm" svg:y="13.562cm" svg:viewBox="0 0 384 378" svg:d="M297 90c28 28 49 53 60 78 14 24 25 46 25 68 3 21 3 38-7 56-7 18-18 35-32 49-14 15-28 25-46 32s-39 7-56 4c-22 0-46-11-71-25-26-11-50-32-79-60-28-28-53-56-67-81-14-26-21-47-24-68 0-18 3-39 10-53 7-18 18-35 32-49s32-25 46-32c18-7 39-11 56-7 22 3 47 10 72 25 25 14 49 35 81 63z">
          <text:p/>
        </draw:path>
        <draw:path draw:style-name="gr30" draw:layer="layout" svg:width="0.29cm" svg:height="0.284cm" svg:x="20.769cm" svg:y="13.611cm" svg:viewBox="0 0 291 285" svg:d="M210 80c-24-25-46-43-63-53-18-14-36-21-50-25-14-3-28-3-38 0-11 4-22 11-32 21-11 11-18 22-21 32-7 11-7 25-4 39 7 14 14 33 25 50 14 18 32 39 56 60 21 25 43 39 60 53 18 11 35 21 50 25 14 3 28 3 38 0 14-4 25-11 37-21 10-11 17-21 21-32 3-14 3-25 0-39-7-17-14-32-25-49-15-18-33-40-54-61z">
          <text:p/>
        </draw:path>
        <draw:path draw:style-name="gr31" draw:layer="layout" svg:width="0.382cm" svg:height="0.377cm" svg:x="20.946cm" svg:y="13.344cm" svg:viewBox="0 0 383 378" svg:d="M295 90c28 29 50 53 64 78s21 46 24 67c0 21 0 39-7 56-7 18-17 36-31 46-14 14-32 25-50 32-17 7-35 11-57 7-21 0-46-11-67-25-25-14-53-31-81-60-29-31-50-56-64-81-14-24-25-46-25-67-3-21 0-39 8-56 7-14 17-32 35-46 10-14 28-25 46-32 14-8 35-11 56-8 18 5 42 12 67 26s51 35 82 63zM256 129c-25-25-43-42-64-53-18-14-32-21-49-25-15-3-25-3-39 0-11 4-21 11-32 22-11 10-18 21-21 31-4 11-4 25 0 39 3 14 10 32 25 50 10 17 28 38 52 60 22 21 43 38 60 52 18 11 36 22 50 25 14 4 29 4 43 0 11-3 21-10 32-21 10-11 18-21 21-32 4-14 4-24 0-42-3-14-14-28-25-46-14-18-31-39-53-60z">
          <text:p/>
        </draw:path>
        <draw:path draw:style-name="gr32" draw:layer="layout" svg:width="0.382cm" svg:height="0.377cm" svg:x="20.946cm" svg:y="13.344cm" svg:viewBox="0 0 383 378" svg:d="M295 90c28 29 50 53 64 78s21 46 24 67c0 21 0 39-7 56-7 18-17 36-31 46-14 14-32 25-50 32-17 7-35 11-57 7-21 0-46-11-67-25-25-14-53-31-81-60-29-31-50-56-64-81-14-24-25-46-25-67-3-21 0-39 8-56 7-14 17-32 35-46 10-14 28-25 46-32 14-8 35-11 56-8 18 5 42 12 67 26s51 35 82 63zM256 129c-25-25-43-42-64-53-18-14-32-21-49-25-15-3-25-3-39 0-11 4-21 11-32 22-11 10-18 21-21 31-4 11-4 25 0 39 3 14 10 32 25 50 10 17 28 38 52 60 22 21 43 38 60 52 18 11 36 22 50 25 14 4 29 4 43 0 11-3 21-10 32-21 10-11 18-21 21-32 4-14 4-24 0-42-3-14-14-28-25-46-14-18-31-39-53-60z">
          <text:p/>
        </draw:path>
        <draw:path draw:style-name="gr30" draw:layer="layout" svg:width="0.382cm" svg:height="0.377cm" svg:x="20.946cm" svg:y="13.344cm" svg:viewBox="0 0 383 378" svg:d="M295 90c28 29 50 53 64 78s21 46 24 67c0 21 0 39-7 56-7 18-17 36-31 46-14 14-32 25-50 32-17 7-35 11-57 7-21 0-46-11-67-25-25-14-53-31-81-60-29-31-50-56-64-81-14-24-25-46-25-67-3-21 0-39 8-56 7-14 17-32 35-46 10-14 28-25 46-32 14-8 35-11 56-8 18 5 42 12 67 26s51 35 82 63z">
          <text:p/>
        </draw:path>
        <draw:path draw:style-name="gr30" draw:layer="layout" svg:width="0.288cm" svg:height="0.284cm" svg:x="20.994cm" svg:y="13.392cm" svg:viewBox="0 0 289 285" svg:d="M208 81c-24-25-42-43-63-54-18-14-32-21-50-25-15-3-25-3-39 0-11 4-21 11-32 22-11 10-18 21-21 32-4 11-4 25 0 39 3 14 10 32 25 50 10 17 28 38 52 60 23 21 44 38 61 52 18 11 36 22 50 25 14 4 28 4 42 0 11-3 21-10 32-21 10-11 18-21 21-32 4-14 4-24 0-42-3-14-14-28-25-46-14-18-31-39-53-60z">
          <text:p/>
        </draw:path>
        <draw:path draw:style-name="gr29" draw:layer="layout" svg:width="0.402cm" svg:height="0.397cm" svg:x="21.646cm" svg:y="13.778cm" svg:viewBox="0 0 403 398" svg:d="M364 161c14 14 25 28 29 42 7 14 10 28 10 46-3 14-7 36-18 47-7 17-17 35-35 49-17 18-35 28-53 35-17 11-31 18-50 18-14 0-28-7-42-7-15-11-25-18-39-25l35-42c11 7 18 14 28 14 11 7 18 7 28 7 12 0 23 0 33-7 7-7 18-14 28-25 22-17 29-36 32-57 0-21-7-39-24-53-11-14-25-21-36-25-10 0-21 0-33 4-10 3-21 7-31 14-11 7-18 14-25 21l-21 21-32-28 21-25c7-7 11-14 18-21s11-14 14-28c4-11 4-21 0-32-3-10-11-21-18-31-17-15-35-22-53-22-17 0-35 11-52 29-18 14-29 31-29 49-3 21 4 35 18 53l-39 35c-14-14-21-28-25-42-3-18-3-32-3-46 3-14 7-28 18-42 7-14 17-29 28-39 17-18 32-28 49-35 14-7 32-11 46-11 14-4 28 0 39 7 14 4 25 14 35 25 11 7 18 17 21 24 7 11 7 22 11 32 0 11 0 21-4 35-3 11-10 25-17 36 14-11 24-18 40-18 10-7 24-10 35-10 14 0 25 3 35 10 11 7 21 14 28 18z">
          <text:p/>
        </draw:path>
        <draw:path draw:style-name="gr30" draw:layer="layout" svg:width="0.402cm" svg:height="0.397cm" svg:x="21.646cm" svg:y="13.778cm" svg:viewBox="0 0 403 398" svg:d="M364 161c14 14 25 28 29 42 7 14 10 28 10 46-3 14-7 36-18 47-7 17-17 35-35 49-17 18-35 28-53 35-17 11-31 18-50 18-14 0-28-7-42-7-15-11-25-18-39-25l35-42c11 7 18 14 28 14 11 7 18 7 28 7 12 0 23 0 33-7 7-7 18-14 28-25 22-17 29-36 32-57 0-21-7-39-24-53-11-14-25-21-36-25-10 0-21 0-33 4-10 3-21 7-31 14-11 7-18 14-25 21l-21 21-32-28 21-25c7-7 11-14 18-21s11-14 14-28c4-11 4-21 0-32-3-10-11-21-18-31-17-15-35-22-53-22-17 0-35 11-52 29-18 14-29 31-29 49-3 21 4 35 18 53l-39 35c-14-14-21-28-25-42-3-18-3-32-3-46 3-14 7-28 18-42 7-14 17-29 28-39 17-18 32-28 49-35 14-7 32-11 46-11 14-4 28 0 39 7 14 4 25 14 35 25 11 7 18 17 21 24 7 11 7 22 11 32 0 11 0 21-4 35-3 11-10 25-17 36 14-11 24-18 40-18 10-7 24-10 35-10 14 0 25 3 35 10 11 7 21 14 28 18z">
          <text:p/>
        </draw:path>
        <draw:path draw:style-name="gr29" draw:layer="layout" svg:width="0.441cm" svg:height="0.434cm" svg:x="21.872cm" svg:y="13.557cm" svg:viewBox="0 0 442 435" svg:d="M247 435l-29-25c-7-21-14-46-17-67 0-21 0-42 0-64 0-21 3-42 3-60 4-21 4-38 7-56 0-18-3-32-7-46-3-17-10-28-24-43-7-7-18-14-25-18-11-3-18-3-28-3-7 0-18 3-25 7-11 3-18 10-25 17-7 8-14 15-17 26-7 7-7 18-11 25 0 10 0 17 4 28 3 11 7 18 14 28l-39 35c-11-14-18-24-21-38-7-14-7-29-7-43s7-31 14-46 17-29 32-46c14-14 28-25 45-32 15-7 29-11 43-14 14 0 28 3 42 7 14 7 28 17 42 28 11 11 18 21 22 35 7 11 10 26 10 40 4 11 4 25 4 42 0 15 0 29 0 46-4 14-4 29-7 46 0 14 0 28-4 43 0 14 0 28 4 42 0 14 3 25 7 35l156-148 32 28z">
          <text:p/>
        </draw:path>
        <draw:path draw:style-name="gr30" draw:layer="layout" svg:width="0.441cm" svg:height="0.434cm" svg:x="21.872cm" svg:y="13.557cm" svg:viewBox="0 0 442 435" svg:d="M247 435l-29-25c-7-21-14-46-17-67 0-21 0-42 0-64 0-21 3-42 3-60 4-21 4-38 7-56 0-18-3-32-7-46-3-17-10-28-24-43-7-7-18-14-25-18-11-3-18-3-28-3-7 0-18 3-25 7-11 3-18 10-25 17-7 8-14 15-17 26-7 7-7 18-11 25 0 10 0 17 4 28 3 11 7 18 14 28l-39 35c-11-14-18-24-21-38-7-14-7-29-7-43s7-31 14-46 17-29 32-46c14-14 28-25 45-32 15-7 29-11 43-14 14 0 28 3 42 7 14 7 28 17 42 28 11 11 18 21 22 35 7 11 10 26 10 40 4 11 4 25 4 42 0 15 0 29 0 46-4 14-4 29-7 46 0 14 0 28-4 43 0 14 0 28 4 42 0 14 3 25 7 35l156-148 32 28z">
          <text:p/>
        </draw:path>
        <draw:path draw:style-name="gr29" draw:layer="layout" svg:width="0.382cm" svg:height="0.377cm" svg:x="22.098cm" svg:y="13.344cm" svg:viewBox="0 0 383 378" svg:d="M293 90c29 29 50 53 64 78s25 46 25 67c3 21 0 39-8 56-7 18-17 36-31 46-14 14-29 25-46 32-18 7-39 11-61 7-21 0-42-11-67-25s-50-31-78-60c-32-31-53-56-67-81-14-24-21-46-24-67 0-21 0-39 10-56 7-14 18-32 32-46s28-25 46-32c17-8 35-11 56-8 21 5 42 12 67 26s54 35 82 63zM258 129c-26-25-47-42-64-53-18-14-36-21-50-25-14-3-28-3-39 0-10 4-21 11-31 22-11 10-18 21-25 31-4 11-4 25 0 39 3 14 14 32 25 50 14 17 31 38 56 60 21 21 42 38 60 52 18 11 35 22 49 25 16 4 30 4 40 0 14-3 25-10 35-21 8-11 15-21 18-32 7-14 7-24 0-42-3-14-10-28-25-46-10-18-28-39-49-60z">
          <text:p/>
        </draw:path>
        <draw:path draw:style-name="gr30" draw:layer="layout" svg:width="0.382cm" svg:height="0.377cm" svg:x="22.098cm" svg:y="13.344cm" svg:viewBox="0 0 383 378" svg:d="M293 90c29 29 50 53 64 78s25 46 25 67c3 21 0 39-8 56-7 18-17 36-31 46-14 14-29 25-46 32-18 7-39 11-61 7-21 0-42-11-67-25s-50-31-78-60c-32-31-53-56-67-81-14-24-21-46-24-67 0-21 0-39 10-56 7-14 18-32 32-46s28-25 46-32c17-8 35-11 56-8 21 5 42 12 67 26s54 35 82 63z">
          <text:p/>
        </draw:path>
        <draw:path draw:style-name="gr30" draw:layer="layout" svg:width="0.29cm" svg:height="0.284cm" svg:x="22.144cm" svg:y="13.392cm" svg:viewBox="0 0 291 285" svg:d="M212 81c-25-25-46-43-63-54-18-14-36-21-50-25-14-3-28-3-39 0-10 4-22 11-32 22-11 10-18 21-25 32-4 11-4 25 0 39 3 14 14 32 25 50 15 17 32 38 57 60 21 21 42 38 60 52 18 11 35 22 49 25 15 4 29 4 39 0 14-3 25-10 35-21 8-11 15-21 18-32 7-14 7-24 0-42-3-14-10-28-25-46-10-18-28-39-49-60z">
          <text:p/>
        </draw:path>
        <draw:path draw:style-name="gr29" draw:layer="layout" svg:width="0.4cm" svg:height="0.397cm" svg:x="22.798cm" svg:y="13.778cm" svg:viewBox="0 0 401 398" svg:d="M366 161c10 14 21 28 28 42s7 28 7 46c0 14-7 36-14 47-7 17-21 35-35 49-21 18-35 28-53 35-18 11-35 18-50 18-14 0-31-7-42-7-15-11-29-18-40-25l37-42c7 7 17 14 28 14 7 7 17 7 28 7s18 0 28-7c11-7 21-14 32-25 18-17 28-36 28-57 4-21-7-39-24-53-11-14-22-21-32-25-11 0-25 0-35 4-11 3-22 7-29 14-10 7-17 14-24 21l-23 21-35-28 21-25c7-7 14-14 22-21 3-7 10-14 10-28 5-11 5-21 0-32 0-10-7-21-18-31-14-15-31-22-49-22s-39 11-56 29c-14 14-25 31-25 49-4 21 3 35 18 53l-43 35c-10-14-17-28-21-42-3-18-7-32-3-46 3-14 7-28 14-42s17-29 31-39c15-18 32-28 46-35 18-7 32-11 46-11 14-4 28 0 42 7 15 4 26 14 37 25 7 7 14 17 21 24 3 11 7 22 7 32 3 11 0 21-4 35-3 11-7 25-17 36 14-11 28-18 39-18 14-7 28-10 38-10 11 0 22 3 32 10 11 7 21 14 32 18z">
          <text:p/>
        </draw:path>
        <draw:path draw:style-name="gr30" draw:layer="layout" svg:width="0.4cm" svg:height="0.397cm" svg:x="22.798cm" svg:y="13.778cm" svg:viewBox="0 0 401 398" svg:d="M366 161c10 14 21 28 28 42s7 28 7 46c0 14-7 36-14 47-7 17-21 35-35 49-21 18-35 28-53 35-18 11-35 18-50 18-14 0-31-7-42-7-15-11-29-18-40-25l37-42c7 7 17 14 28 14 7 7 17 7 28 7s18 0 28-7c11-7 21-14 32-25 18-17 28-36 28-57 4-21-7-39-24-53-11-14-22-21-32-25-11 0-25 0-35 4-11 3-22 7-29 14-10 7-17 14-24 21l-23 21-35-28 21-25c7-7 14-14 22-21 3-7 10-14 10-28 5-11 5-21 0-32 0-10-7-21-18-31-14-15-31-22-49-22s-39 11-56 29c-14 14-25 31-25 49-4 21 3 35 18 53l-43 35c-10-14-17-28-21-42-3-18-7-32-3-46 3-14 7-28 14-42s17-29 31-39c15-18 32-28 46-35 18-7 32-11 46-11 14-4 28 0 42 7 15 4 26 14 37 25 7 7 14 17 21 24 3 11 7 22 7 32 3 11 0 21-4 35-3 11-7 25-17 36 14-11 28-18 39-18 14-7 28-10 38-10 11 0 22 3 32 10 11 7 21 14 32 18z">
          <text:p/>
        </draw:path>
        <draw:path draw:style-name="gr29" draw:layer="layout" svg:width="0.332cm" svg:height="0.392cm" svg:x="23.099cm" svg:y="13.546cm" svg:viewBox="0 0 333 393" svg:d="M266 222l67 64-35 35-68-63-138 135-28-28-64-326 39-39 199 194 42-42 28 28zM46 74c0 4 0 4 4 7 0 4 0 7 0 11 3 3 3 7 3 10 4 4 4 8 4 11l35 184c0 0 0 3 4 7 0 3 0 7 0 10 0 4 0 4 0 7 0 4 3 7 3 7l102-99z">
          <text:p/>
        </draw:path>
        <draw:polygon draw:style-name="gr30" draw:layer="layout" svg:width="0.332cm" svg:height="0.392cm" svg:x="23.099cm" svg:y="13.546cm" svg:viewBox="0 0 333 393" draw:points="266,222 333,286 298,321 230,258 92,393 64,365 0,39 39,0 238,194 280,152 308,180">
          <text:p/>
        </draw:polygon>
        <draw:path draw:style-name="gr30" draw:layer="layout" svg:width="0.155cm" svg:height="0.254cm" svg:x="23.145cm" svg:y="13.62cm" svg:viewBox="0 0 156 255" svg:d="M0 0c0 4 0 4 4 7 0 4 0 7 0 11 3 3 3 7 3 10 4 4 4 8 4 11l36 185c0 0 0 3 4 7 0 3 0 7 0 10 0 4 0 4 0 7 0 4 3 7 3 7l102-100z">
          <text:p/>
        </draw:path>
        <draw:path draw:style-name="gr31" draw:layer="layout" svg:width="0.384cm" svg:height="0.377cm" svg:x="23.25cm" svg:y="13.344cm" svg:viewBox="0 0 385 378" svg:d="M294 90c29 29 50 53 64 78 15 25 22 46 25 67 4 21 0 39-7 56-7 18-18 36-32 46-14 14-31 25-50 32-18 7-35 11-57 7-21 0-42-11-67-25-24-14-52-31-81-60-28-31-49-56-63-81-14-24-21-46-25-67-3-21 0-39 7-56 7-14 21-32 35-46 15-14 29-25 46-32 18-8 36-11 57-8 21 5 42 12 67 26 24 14 53 35 81 63zM255 129c-21-25-42-42-60-53-21-14-35-21-49-25-14-3-28-3-39 0-14 4-25 11-35 22-11 10-18 21-22 31-3 11-3 25 0 39 4 14 11 32 25 50 11 17 32 38 53 60 21 21 42 38 60 52 21 11 35 22 49 25 18 4 29 4 43 0 10-3 21-10 33-21 10-11 17-21 21-32 3-14 3-24 0-42-4-14-11-28-25-46-12-18-29-39-54-60z">
          <text:p/>
        </draw:path>
        <draw:path draw:style-name="gr32" draw:layer="layout" svg:width="0.384cm" svg:height="0.377cm" svg:x="23.25cm" svg:y="13.344cm" svg:viewBox="0 0 385 378" svg:d="M294 90c29 29 50 53 64 78 15 25 22 46 25 67 4 21 0 39-7 56-7 18-18 36-32 46-14 14-31 25-50 32-18 7-35 11-57 7-21 0-42-11-67-25-24-14-52-31-81-60-28-31-49-56-63-81-14-24-21-46-25-67-3-21 0-39 7-56 7-14 21-32 35-46 15-14 29-25 46-32 18-8 36-11 57-8 21 5 42 12 67 26 24 14 53 35 81 63zM255 129c-21-25-42-42-60-53-21-14-35-21-49-25-14-3-28-3-39 0-14 4-25 11-35 22-11 10-18 21-22 31-3 11-3 25 0 39 4 14 11 32 25 50 11 17 32 38 53 60 21 21 42 38 60 52 21 11 35 22 49 25 18 4 29 4 43 0 10-3 21-10 33-21 10-11 17-21 21-32 3-14 3-24 0-42-4-14-11-28-25-46-12-18-29-39-54-60z">
          <text:p/>
        </draw:path>
        <draw:path draw:style-name="gr30" draw:layer="layout" svg:width="0.384cm" svg:height="0.377cm" svg:x="23.25cm" svg:y="13.344cm" svg:viewBox="0 0 385 378" svg:d="M294 90c29 29 50 53 64 78 15 25 22 46 25 67 4 21 0 39-7 56-7 18-18 36-32 46-14 14-31 25-50 32-18 7-35 11-57 7-21 0-42-11-67-25-24-14-52-31-81-60-28-31-49-56-63-81-14-24-21-46-25-67-3-21 0-39 7-56 7-14 21-32 35-46 15-14 29-25 46-32 18-8 36-11 57-8 21 5 42 12 67 26 24 14 53 35 81 63z">
          <text:p/>
        </draw:path>
        <draw:path draw:style-name="gr30" draw:layer="layout" svg:width="0.288cm" svg:height="0.284cm" svg:x="23.298cm" svg:y="13.392cm" svg:viewBox="0 0 289 285" svg:d="M208 81c-21-25-42-43-60-54-21-14-35-21-49-25-15-3-29-3-40 0-14 4-25 11-35 22-11 10-18 21-22 32-3 11-3 25 0 39 4 14 11 32 25 50 11 17 32 38 53 60 22 21 43 38 61 52 21 11 35 22 49 25 18 4 29 4 43 0 10-3 21-10 32-21 10-11 17-21 21-32 3-14 3-24 0-42-4-14-11-28-25-46-11-18-28-39-53-60z">
          <text:p/>
        </draw:path>
        <draw:path draw:style-name="gr29" draw:layer="layout" svg:width="0.401cm" svg:height="0.397cm" svg:x="23.952cm" svg:y="13.778cm" svg:viewBox="0 0 402 398" svg:d="M365 161c15 14 22 28 29 42s10 28 7 46c0 14-4 36-14 47-7 17-22 35-36 49-17 18-35 28-54 35-17 11-35 18-49 18s-28-7-42-7c-14-11-28-18-39-25l35-42c11 7 18 14 28 14 7 7 18 7 29 7 10 0 21 0 28-7 10-7 21-14 33-25 17-17 28-36 31-57 0-21-7-39-28-53-10-14-22-21-33-25-10 0-21 0-35 4-10 3-21 7-28 14-11 7-18 14-25 21l-21 21-35-28 21-25c7-7 14-14 21-21s11-14 14-28c0-11 0-21 0-32-3-10-10-21-21-31-14-15-32-22-49-22-18 0-36 11-57 29-14 14-24 31-24 49-4 21 3 35 17 53l-42 35c-11-14-18-28-21-42-4-18-7-32-4-46 4-14 7-28 14-42s18-29 32-39c14-18 32-28 49-35 14-7 29-11 43-11 14-4 28 0 42 7 14 4 25 14 35 25 7 7 14 17 21 24 4 11 8 22 8 32 3 11 0 21-4 35-4 11-7 25-18 36h4c10-11 25-18 39-18 10-7 24-10 35-10 12 0 26 3 36 10 11 7 18 14 28 18z">
          <text:p/>
        </draw:path>
        <draw:path draw:style-name="gr30" draw:layer="layout" svg:width="0.401cm" svg:height="0.397cm" svg:x="23.952cm" svg:y="13.778cm" svg:viewBox="0 0 402 398" svg:d="M365 161c15 14 22 28 29 42s10 28 7 46c0 14-4 36-14 47-7 17-22 35-36 49-17 18-35 28-54 35-17 11-35 18-49 18s-28-7-42-7c-14-11-28-18-39-25l35-42c11 7 18 14 28 14 7 7 18 7 29 7 10 0 21 0 28-7 10-7 21-14 33-25 17-17 28-36 31-57 0-21-7-39-28-53-10-14-22-21-33-25-10 0-21 0-35 4-10 3-21 7-28 14-11 7-18 14-25 21l-21 21-35-28 21-25c7-7 14-14 21-21s11-14 14-28c0-11 0-21 0-32-3-10-10-21-21-31-14-15-32-22-49-22-18 0-36 11-57 29-14 14-24 31-24 49-4 21 3 35 17 53l-42 35c-11-14-18-28-21-42-4-18-7-32-4-46 4-14 7-28 14-42s18-29 32-39c14-18 32-28 49-35 14-7 29-11 43-11 14-4 28 0 42 7 14 4 25 14 35 25 7 7 14 17 21 24 4 11 8 22 8 32 3 11 0 21-4 35-4 11-7 25-18 36h4c10-11 25-18 39-18 10-7 24-10 35-10 12 0 26 3 36 10 11 7 18 14 28 18z">
          <text:p/>
        </draw:path>
        <draw:path draw:style-name="gr29" draw:layer="layout" svg:width="0.38cm" svg:height="0.379cm" svg:x="24.191cm" svg:y="13.557cm" svg:viewBox="0 0 381 380" svg:d="M339 148c14 14 21 28 28 46 11 14 14 32 14 50 0 14 0 32-7 50-7 14-17 31-35 45-14 18-35 29-53 36-21 3-40 7-61 3-21-3-42-14-63-28-25-11-46-28-67-53-28-25-50-49-64-75-14-25-24-46-28-67s-4-42 4-64c7-17 17-35 35-52 10-11 17-18 32-25 10-7 21-11 31-14 11 0 25 0 39 0 11 3 25 7 39 17l-28 39c-18-7-32-10-46-7-14 4-28 11-39 21-11 11-18 21-21 36-4 10-4 24 0 42 7 14 14 28 25 46 10 17 24 35 45 57-7-22-7-40 0-57 7-21 18-35 32-53 14-14 28-21 43-28 14-7 31-11 45-11 19 0 33 7 51 14 14 7 35 18 49 32zM297 187c-11-11-18-18-32-25-12-3-22-7-33-11-10 0-21 4-31 8-11 3-18 10-29 21-7 7-14 14-17 21-7 10-7 17-11 28 0 11 0 22 4 33 3 10 14 21 24 32 11 10 22 17 32 24 14 7 25 11 39 14 10 0 22 0 36-3 11-4 21-7 28-18 11-10 18-17 25-28 0-11 0-21 0-32s0-22-7-33c-7-10-18-21-28-31z">
          <text:p/>
        </draw:path>
        <draw:path draw:style-name="gr30" draw:layer="layout" svg:width="0.38cm" svg:height="0.379cm" svg:x="24.191cm" svg:y="13.557cm" svg:viewBox="0 0 381 380" svg:d="M339 148c14 14 21 28 28 46 11 14 14 32 14 50 0 14 0 32-7 50-7 14-17 31-35 45-14 18-35 29-53 36-21 3-40 7-61 3-21-3-42-14-63-28-25-11-46-28-67-53-28-25-50-49-64-75-14-25-24-46-28-67s-4-42 4-64c7-17 17-35 35-52 10-11 17-18 32-25 10-7 21-11 31-14 11 0 25 0 39 0 11 3 25 7 39 17l-28 39c-18-7-32-10-46-7-14 4-28 11-39 21-11 11-18 21-21 36-4 10-4 24 0 42 7 14 14 28 25 46 10 17 24 35 45 57-7-22-7-40 0-57 7-21 18-35 32-53 14-14 28-21 43-28 14-7 31-11 45-11 19 0 33 7 51 14 14 7 35 18 49 32z">
          <text:p/>
        </draw:path>
        <draw:path draw:style-name="gr30" draw:layer="layout" svg:width="0.187cm" svg:height="0.18cm" svg:x="24.334cm" svg:y="13.708cm" svg:viewBox="0 0 188 181" svg:d="M153 36c-11-11-18-18-33-25-11-3-21-7-32-11-10 0-21 4-31 8-11 3-18 10-29 21-7 7-14 14-17 21-7 10-7 17-11 28 0 11 0 21 4 32 3 10 14 21 24 32 11 10 22 17 32 25 14 7 25 11 39 14 10 0 21 0 36-3 11-4 21-7 28-19 11-10 18-17 25-28 0-11 0-21 0-32 0-10 0-21-7-32-7-10-18-21-28-31z">
          <text:p/>
        </draw:path>
        <draw:path draw:style-name="gr29" draw:layer="layout" svg:width="0.384cm" svg:height="0.377cm" svg:x="24.403cm" svg:y="13.344cm" svg:viewBox="0 0 385 378" svg:d="M294 90c30 29 51 53 65 78s21 46 25 67c3 21 0 39-7 56-7 18-18 36-32 46-14 14-32 25-51 32-17 7-35 11-56 7-21 0-42-11-67-25s-49-31-78-60c-31-31-53-56-67-81-14-24-21-46-24-67-4-21 0-39 7-56 7-14 21-32 35-46s28-25 46-32c18-8 35-11 56-8 21 5 43 12 67 26 25 14 53 35 81 63zM256 129c-21-25-43-42-60-53-18-14-36-21-50-25-14-3-28-3-38 0-15 4-25 11-36 22-10 10-17 21-21 31-3 11-3 25 0 39 4 14 11 32 25 50 14 17 32 38 53 60 24 21 42 38 63 52 18 11 32 22 50 25 14 4 28 4 38 0 11-3 23-10 33-21 11-11 18-21 21-32 4-14 4-24 0-42-3-14-10-28-24-46-12-18-30-39-54-60z">
          <text:p/>
        </draw:path>
        <draw:path draw:style-name="gr30" draw:layer="layout" svg:width="0.384cm" svg:height="0.377cm" svg:x="24.403cm" svg:y="13.344cm" svg:viewBox="0 0 385 378" svg:d="M294 90c30 29 51 53 65 78s21 46 25 67c3 21 0 39-7 56-7 18-18 36-32 46-14 14-32 25-51 32-17 7-35 11-56 7-21 0-42-11-67-25s-49-31-78-60c-31-31-53-56-67-81-14-24-21-46-24-67-4-21 0-39 7-56 7-14 21-32 35-46s28-25 46-32c18-8 35-11 56-8 21 5 43 12 67 26 25 14 53 35 81 63z">
          <text:p/>
        </draw:path>
        <draw:path draw:style-name="gr30" draw:layer="layout" svg:width="0.287cm" svg:height="0.284cm" svg:x="24.451cm" svg:y="13.392cm" svg:viewBox="0 0 288 285" svg:d="M208 81c-21-25-43-43-60-54-18-14-36-21-50-25-15-3-29-3-39 0-15 4-25 11-36 22-10 10-17 21-21 32-3 11-3 25 0 39 4 14 11 32 25 50 14 17 32 38 53 60 25 21 43 38 64 52 18 11 32 22 50 25 14 4 28 4 38 0 11-3 22-10 32-21 11-11 18-21 21-32 4-14 4-24 0-42-3-14-10-28-24-46-11-18-29-39-53-60z">
          <text:p/>
        </draw:path>
        <draw:frame draw:style-name="gr33" draw:layer="layout" svg:width="1.026cm" svg:height="0.666cm" svg:x="2.547cm" svg:y="19.349cm">
          <draw:text-box>
            <text:p text:style-name="P1"><text:span text:style-name="T8">-1,5</text:span></text:p>
          </draw:text-box>
        </draw:frame>
        <draw:frame draw:style-name="gr34" draw:layer="layout" svg:width="0.531cm" svg:height="0.666cm" svg:x="3.044cm" svg:y="17.046cm">
          <draw:text-box>
            <text:p text:style-name="P1"><text:span text:style-name="T8">-1</text:span></text:p>
          </draw:text-box>
        </draw:frame>
        <draw:frame draw:style-name="gr33" draw:layer="layout" svg:width="1.026cm" svg:height="0.666cm" svg:x="2.547cm" svg:y="14.742cm">
          <draw:text-box>
            <text:p text:style-name="P1"><text:span text:style-name="T8">-0,5</text:span></text:p>
          </draw:text-box>
        </draw:frame>
        <draw:frame draw:style-name="gr35" draw:layer="layout" svg:width="0.332cm" svg:height="0.666cm" svg:x="3.224cm" svg:y="12.442cm">
          <draw:text-box>
            <text:p text:style-name="P1"><text:span text:style-name="T8">0</text:span></text:p>
          </draw:text-box>
        </draw:frame>
        <draw:frame draw:style-name="gr36" draw:layer="layout" svg:width="0.828cm" svg:height="0.666cm" svg:x="2.73cm" svg:y="10.142cm">
          <draw:text-box>
            <text:p text:style-name="P1"><text:span text:style-name="T8">0,5</text:span></text:p>
          </draw:text-box>
        </draw:frame>
        <draw:frame draw:style-name="gr35" draw:layer="layout" svg:width="0.332cm" svg:height="0.666cm" svg:x="3.224cm" svg:y="7.838cm">
          <draw:text-box>
            <text:p text:style-name="P1"><text:span text:style-name="T8">1</text:span></text:p>
          </draw:text-box>
        </draw:frame>
        <draw:line draw:style-name="gr16" draw:layer="layout" svg:x1="4.042cm" svg:y1="19.73cm" svg:x2="4.042cm" svg:y2="4.402cm">
          <text:p/>
        </draw:line>
        <draw:frame draw:style-name="gr36" draw:layer="layout" svg:width="0.828cm" svg:height="0.666cm" svg:x="2.73cm" svg:y="5.538cm">
          <draw:text-box>
            <text:p text:style-name="P1"><text:span text:style-name="T8">1,5</text:span></text:p>
          </draw:text-box>
        </draw:frame>
        <draw:line draw:style-name="gr16" draw:layer="layout" svg:x1="4.042cm" svg:y1="12.865cm" svg:x2="24.916cm" svg:y2="12.865cm">
          <text:p/>
        </draw:line>
        <draw:frame draw:style-name="gr37" draw:layer="layout" svg:width="2.457cm" svg:height="0.479cm" svg:x="2.589cm" svg:y="3.204cm">
          <draw:text-box>
            <text:p text:style-name="P1"><text:span text:style-name="T9">Tensión en V</text:span></text:p>
          </draw:text-box>
        </draw:frame>
        <draw:line draw:style-name="gr38" draw:layer="layout" svg:x1="4.032cm" svg:y1="12.816cm" svg:x2="25.463cm" svg:y2="12.816cm">
          <text:p/>
        </draw:line>
        <draw:polygon draw:style-name="gr18" draw:layer="layout" svg:width="0.3cm" svg:height="0.198cm" svg:x="25.449cm" svg:y="12.717cm" svg:viewBox="0 0 301 199" draw:points="301,99 0,0 0,199">
          <text:p/>
        </draw:polygon>
        <draw:line draw:style-name="gr38" draw:layer="layout" svg:x1="4.032cm" svg:y1="19.988cm" svg:x2="4.032cm" svg:y2="4.674cm">
          <text:p/>
        </draw:line>
        <draw:polygon draw:style-name="gr18" draw:layer="layout" svg:width="0.201cm" svg:height="0.3cm" svg:x="3.933cm" svg:y="4.388cm" svg:viewBox="0 0 202 301" draw:points="99,0 0,301 202,301">
          <text:p/>
        </draw:polygon>
        <draw:line draw:style-name="gr39" draw:layer="layout" svg:x1="24.676cm" svg:y1="12.851cm" svg:x2="24.676cm" svg:y2="8.237cm">
          <text:p/>
        </draw:line>
        <draw:line draw:style-name="gr39" draw:layer="layout" svg:x1="14.375cm" svg:y1="17.451cm" svg:x2="14.375cm" svg:y2="12.837cm">
          <text:p/>
        </draw:line>
        <draw:line draw:style-name="gr39" draw:layer="layout" svg:x1="5.235cm" svg:y1="12.781cm" svg:x2="5.235cm" svg:y2="12.52cm">
          <text:p/>
        </draw:line>
        <draw:line draw:style-name="gr39" draw:layer="layout" svg:x1="6.335cm" svg:y1="12.784cm" svg:x2="6.335cm" svg:y2="12.523cm">
          <text:p/>
        </draw:line>
        <draw:line draw:style-name="gr39" draw:layer="layout" svg:x1="7.535cm" svg:y1="12.784cm" svg:x2="7.535cm" svg:y2="12.523cm">
          <text:p/>
        </draw:line>
        <draw:line draw:style-name="gr39" draw:layer="layout" svg:x1="8.537cm" svg:y1="12.784cm" svg:x2="8.537cm" svg:y2="12.523cm">
          <text:p/>
        </draw:line>
        <draw:line draw:style-name="gr39" draw:layer="layout" svg:x1="9.736cm" svg:y1="12.784cm" svg:x2="9.736cm" svg:y2="12.523cm">
          <text:p/>
        </draw:line>
        <draw:line draw:style-name="gr39" draw:layer="layout" svg:x1="10.936cm" svg:y1="12.788cm" svg:x2="10.936cm" svg:y2="12.527cm">
          <text:p/>
        </draw:line>
        <draw:line draw:style-name="gr39" draw:layer="layout" svg:x1="12.135cm" svg:y1="12.788cm" svg:x2="12.135cm" svg:y2="12.527cm">
          <text:p/>
        </draw:line>
        <draw:line draw:style-name="gr39" draw:layer="layout" svg:x1="13.236cm" svg:y1="12.788cm" svg:x2="13.236cm" svg:y2="12.527cm">
          <text:p/>
        </draw:line>
        <draw:line draw:style-name="gr39" draw:layer="layout" svg:x1="15.536cm" svg:y1="12.788cm" svg:x2="15.536cm" svg:y2="12.527cm">
          <text:p/>
        </draw:line>
        <draw:line draw:style-name="gr39" draw:layer="layout" svg:x1="16.637cm" svg:y1="12.791cm" svg:x2="16.637cm" svg:y2="12.53cm">
          <text:p/>
        </draw:line>
        <draw:line draw:style-name="gr39" draw:layer="layout" svg:x1="17.836cm" svg:y1="12.791cm" svg:x2="17.836cm" svg:y2="12.53cm">
          <text:p/>
        </draw:line>
        <draw:line draw:style-name="gr39" draw:layer="layout" svg:x1="18.937cm" svg:y1="12.791cm" svg:x2="18.937cm" svg:y2="12.53cm">
          <text:p/>
        </draw:line>
        <draw:line draw:style-name="gr39" draw:layer="layout" svg:x1="20.136cm" svg:y1="12.791cm" svg:x2="20.136cm" svg:y2="12.53cm">
          <text:p/>
        </draw:line>
        <draw:line draw:style-name="gr39" draw:layer="layout" svg:x1="21.336cm" svg:y1="12.795cm" svg:x2="21.336cm" svg:y2="12.534cm">
          <text:p/>
        </draw:line>
        <draw:line draw:style-name="gr39" draw:layer="layout" svg:x1="22.436cm" svg:y1="12.795cm" svg:x2="22.436cm" svg:y2="12.534cm">
          <text:p/>
        </draw:line>
        <draw:line draw:style-name="gr39" draw:layer="layout" svg:x1="23.636cm" svg:y1="12.795cm" svg:x2="23.636cm" svg:y2="12.534cm">
          <text:p/>
        </draw:line>
        <draw:frame draw:style-name="gr40" draw:layer="layout" svg:width="2.322cm" svg:height="0.479cm" svg:x="25.086cm" svg:y="14.003cm">
          <draw:text-box>
            <text:p text:style-name="P1"><text:span text:style-name="T9">Tiempo en s</text:span></text:p>
          </draw:text-box>
        </draw:frame>
        <draw:line draw:style-name="gr41" draw:text-style-name="P2" draw:layer="layout" svg:x1="1.232cm" svg:y1="8.181cm" svg:x2="26.233cm" svg:y2="8.181cm">
          <text:p/>
        </draw:line>
        <draw:frame draw:style-name="gr42" draw:text-style-name="P2" draw:layer="layout" svg:width="3.247cm" svg:height="1.011cm" svg:x="6.872cm" svg:y="2.409cm">
          <text:p/>
          <draw:object xlink:href="./Object 1" xlink:type="simple" xlink:show="embed" xlink:actuate="onLoad"/>
          <draw:image xlink:href="./ObjectReplacements/Object 1" xlink:type="simple" xlink:show="embed" xlink:actuate="onLoad"/>
        </draw:frame>
        <draw:line draw:style-name="gr41" draw:text-style-name="P2" draw:layer="layout" svg:x1="5.256cm" svg:y1="12.823cm" svg:x2="5.256cm" svg:y2="8.572cm">
          <text:p/>
        </draw:line>
        <draw:line draw:style-name="gr41" draw:text-style-name="P2" draw:layer="layout" svg:x1="14.076cm" svg:y1="13.241cm" svg:x2="3.463cm" svg:y2="7.497cm">
          <text:p/>
        </draw:line>
        <draw:frame draw:style-name="gr42" draw:text-style-name="P2" draw:layer="layout" svg:width="4.518cm" svg:height="1.011cm" svg:x="6.973cm" svg:y="3.61cm">
          <text:p/>
          <draw:object xlink:href="./Object 2" xlink:type="simple" xlink:show="embed" xlink:actuate="onLoad"/>
          <draw:image xlink:href="./ObjectReplacements/Object 2" xlink:type="simple" xlink:show="embed" xlink:actuate="onLoad"/>
        </draw:frame>
        <draw:line draw:style-name="gr41" draw:text-style-name="P2" draw:layer="layout" svg:x1="6.356cm" svg:y1="12.824cm" svg:x2="6.367cm" svg:y2="9.349cm">
          <text:p/>
        </draw:line>
        <draw:line draw:style-name="gr41" draw:text-style-name="P2" draw:layer="layout" svg:x1="12.488cm" svg:y1="14.806cm" svg:x2="3.88cm" svg:y2="7.032cm">
          <text:p/>
        </draw:line>
        <draw:frame draw:style-name="gr42" draw:text-style-name="P2" draw:layer="layout" svg:width="4.497cm" svg:height="1.011cm" svg:x="6.973cm" svg:y="4.711cm">
          <text:p/>
          <draw:object xlink:href="./Object 3" xlink:type="simple" xlink:show="embed" xlink:actuate="onLoad"/>
          <draw:image xlink:href="./ObjectReplacements/Object 3" xlink:type="simple" xlink:show="embed" xlink:actuate="onLoad"/>
        </draw:frame>
        <draw:line draw:style-name="gr41" draw:text-style-name="P2" draw:layer="layout" svg:x1="7.562cm" svg:y1="12.825cm" svg:x2="7.562cm" svg:y2="10.672cm">
          <text:p/>
        </draw:line>
        <draw:line draw:style-name="gr41" draw:text-style-name="P2" draw:layer="layout" svg:x1="12.144cm" svg:y1="16.149cm" svg:x2="3.942cm" svg:y2="6.227cm">
          <text:p/>
        </draw:line>
        <draw:frame draw:style-name="gr42" draw:text-style-name="P2" draw:layer="layout" svg:width="4.53cm" svg:height="1.011cm" svg:x="6.973cm" svg:y="5.712cm">
          <text:p/>
          <draw:object xlink:href="./Object 4" xlink:type="simple" xlink:show="embed" xlink:actuate="onLoad"/>
          <draw:image xlink:href="./ObjectReplacements/Object 4" xlink:type="simple" xlink:show="embed" xlink:actuate="onLoad"/>
        </draw:frame>
        <draw:line draw:style-name="gr41" draw:text-style-name="P2" draw:layer="layout" svg:x1="8.554cm" svg:y1="12.826cm" svg:x2="8.554cm" svg:y2="12.038cm">
          <text:p/>
        </draw:line>
        <draw:line draw:style-name="gr41" draw:text-style-name="P2" draw:layer="layout" svg:x1="11.044cm" svg:y1="15.349cm" svg:x2="3.719cm" svg:y2="5.2cm">
          <text:p/>
        </draw:line>
        <draw:frame draw:style-name="gr42" draw:text-style-name="P2" draw:layer="layout" svg:width="4.514cm" svg:height="1.011cm" svg:x="6.973cm" svg:y="6.913cm">
          <text:p/>
          <draw:object xlink:href="./Object 5" xlink:type="simple" xlink:show="embed" xlink:actuate="onLoad"/>
          <draw:image xlink:href="./ObjectReplacements/Object 5" xlink:type="simple" xlink:show="embed" xlink:actuate="onLoad"/>
        </draw:frame>
      </draw:page>
      <draw:page draw:name="page3" draw:style-name="dp1" draw:master-page-name="master-page32">
        <draw:line draw:style-name="gr43" draw:text-style-name="P2" draw:layer="layout" svg:x1="0.463cm" svg:y1="3.995cm" svg:x2="20.464cm" svg:y2="3.995cm">
          <text:p/>
        </draw:line>
        <draw:line draw:style-name="gr41" draw:text-style-name="P2" draw:layer="layout" svg:x1="3.031cm" svg:y1="3.731cm" svg:x2="3.031cm" svg:y2="4.231cm">
          <text:p/>
        </draw:line>
        <draw:line draw:style-name="gr41" draw:text-style-name="P2" draw:layer="layout" svg:x1="4.03cm" svg:y1="3.73cm" svg:x2="4.03cm" svg:y2="4.23cm">
          <text:p/>
        </draw:line>
        <draw:line draw:style-name="gr41" draw:text-style-name="P2" draw:layer="layout" svg:x1="5.03cm" svg:y1="3.73cm" svg:x2="5.03cm" svg:y2="4.23cm">
          <text:p/>
        </draw:line>
        <draw:line draw:style-name="gr41" draw:text-style-name="P2" draw:layer="layout" svg:x1="6.03cm" svg:y1="3.73cm" svg:x2="6.03cm" svg:y2="4.23cm">
          <text:p/>
        </draw:line>
        <draw:line draw:style-name="gr41" draw:text-style-name="P2" draw:layer="layout" svg:x1="7.032cm" svg:y1="3.732cm" svg:x2="7.032cm" svg:y2="4.232cm">
          <text:p/>
        </draw:line>
        <draw:line draw:style-name="gr41" draw:text-style-name="P2" draw:layer="layout" svg:x1="8.031cm" svg:y1="3.731cm" svg:x2="8.031cm" svg:y2="4.231cm">
          <text:p/>
        </draw:line>
        <draw:line draw:style-name="gr41" draw:text-style-name="P2" draw:layer="layout" svg:x1="9.031cm" svg:y1="3.731cm" svg:x2="9.031cm" svg:y2="4.231cm">
          <text:p/>
        </draw:line>
        <draw:line draw:style-name="gr41" draw:text-style-name="P2" draw:layer="layout" svg:x1="10.031cm" svg:y1="3.731cm" svg:x2="10.031cm" svg:y2="4.231cm">
          <text:p/>
        </draw:line>
        <draw:line draw:style-name="gr41" draw:text-style-name="P2" draw:layer="layout" svg:x1="11.033cm" svg:y1="3.733cm" svg:x2="11.033cm" svg:y2="4.233cm">
          <text:p/>
        </draw:line>
        <draw:line draw:style-name="gr41" draw:text-style-name="P2" draw:layer="layout" svg:x1="12.032cm" svg:y1="3.732cm" svg:x2="12.032cm" svg:y2="4.232cm">
          <text:p/>
        </draw:line>
        <draw:line draw:style-name="gr41" draw:text-style-name="P2" draw:layer="layout" svg:x1="13.032cm" svg:y1="3.732cm" svg:x2="13.032cm" svg:y2="4.232cm">
          <text:p/>
        </draw:line>
        <draw:line draw:style-name="gr41" draw:text-style-name="P2" draw:layer="layout" svg:x1="14.032cm" svg:y1="3.732cm" svg:x2="14.032cm" svg:y2="4.232cm">
          <text:p/>
        </draw:line>
        <draw:line draw:style-name="gr41" draw:text-style-name="P2" draw:layer="layout" svg:x1="15.034cm" svg:y1="3.734cm" svg:x2="15.034cm" svg:y2="4.234cm">
          <text:p/>
        </draw:line>
        <draw:line draw:style-name="gr41" draw:text-style-name="P2" draw:layer="layout" svg:x1="16.033cm" svg:y1="3.733cm" svg:x2="16.033cm" svg:y2="4.233cm">
          <text:p/>
        </draw:line>
        <draw:line draw:style-name="gr41" draw:text-style-name="P2" draw:layer="layout" svg:x1="17.033cm" svg:y1="3.733cm" svg:x2="17.033cm" svg:y2="4.233cm">
          <text:p/>
        </draw:line>
        <draw:line draw:style-name="gr41" draw:text-style-name="P2" draw:layer="layout" svg:x1="18.033cm" svg:y1="3.733cm" svg:x2="18.033cm" svg:y2="4.233cm">
          <text:p/>
        </draw:line>
        <draw:line draw:style-name="gr41" draw:text-style-name="P2" draw:layer="layout" svg:x1="19.035cm" svg:y1="3.735cm" svg:x2="19.035cm" svg:y2="4.235cm">
          <text:p/>
        </draw:line>
        <draw:frame draw:style-name="gr44" draw:text-style-name="P3" draw:layer="layout" svg:width="0.794cm" svg:height="0.688cm" svg:x="2.752cm" svg:y="4.429cm">
          <draw:text-box>
            <text:p text:style-name="P3"><text:span text:style-name="T10">10</text:span></text:p>
          </draw:text-box>
        </draw:frame>
        <draw:frame draw:style-name="gr44" draw:text-style-name="P3" draw:layer="layout" svg:width="0.794cm" svg:height="0.688cm" svg:x="3.752cm" svg:y="4.429cm">
          <draw:text-box>
            <text:p text:style-name="P3"><text:span text:style-name="T10">20</text:span></text:p>
          </draw:text-box>
        </draw:frame>
        <draw:frame draw:style-name="gr44" draw:text-style-name="P3" draw:layer="layout" svg:width="0.794cm" svg:height="0.688cm" svg:x="4.752cm" svg:y="4.429cm">
          <draw:text-box>
            <text:p text:style-name="P3"><text:span text:style-name="T10">30</text:span></text:p>
          </draw:text-box>
        </draw:frame>
        <draw:frame draw:style-name="gr44" draw:text-style-name="P3" draw:layer="layout" svg:width="0.794cm" svg:height="0.688cm" svg:x="5.752cm" svg:y="4.429cm">
          <draw:text-box>
            <text:p text:style-name="P3"><text:span text:style-name="T10">40</text:span></text:p>
          </draw:text-box>
        </draw:frame>
        <draw:frame draw:style-name="gr44" draw:text-style-name="P3" draw:layer="layout" svg:width="0.794cm" svg:height="0.688cm" svg:x="6.752cm" svg:y="4.429cm">
          <draw:text-box>
            <text:p text:style-name="P3"><text:span text:style-name="T10">50</text:span></text:p>
          </draw:text-box>
        </draw:frame>
        <draw:frame draw:style-name="gr44" draw:text-style-name="P3" draw:layer="layout" svg:width="0.794cm" svg:height="0.688cm" svg:x="7.752cm" svg:y="4.429cm">
          <draw:text-box>
            <text:p text:style-name="P3"><text:span text:style-name="T10">60</text:span></text:p>
          </draw:text-box>
        </draw:frame>
        <draw:frame draw:style-name="gr44" draw:text-style-name="P3" draw:layer="layout" svg:width="0.794cm" svg:height="0.688cm" svg:x="8.752cm" svg:y="4.429cm">
          <draw:text-box>
            <text:p text:style-name="P3"><text:span text:style-name="T10">70</text:span></text:p>
          </draw:text-box>
        </draw:frame>
        <draw:frame draw:style-name="gr44" draw:text-style-name="P3" draw:layer="layout" svg:width="0.794cm" svg:height="0.688cm" svg:x="9.752cm" svg:y="4.429cm">
          <draw:text-box>
            <text:p text:style-name="P3"><text:span text:style-name="T10">80</text:span></text:p>
          </draw:text-box>
        </draw:frame>
        <draw:frame draw:style-name="gr44" draw:text-style-name="P3" draw:layer="layout" svg:width="0.794cm" svg:height="0.688cm" svg:x="10.752cm" svg:y="4.429cm">
          <draw:text-box>
            <text:p text:style-name="P3"><text:span text:style-name="T10">90</text:span></text:p>
          </draw:text-box>
        </draw:frame>
        <draw:frame draw:style-name="gr44" draw:text-style-name="P3" draw:layer="layout" svg:width="0.794cm" svg:height="0.688cm" svg:x="11.752cm" svg:y="4.429cm">
          <draw:text-box>
            <text:p text:style-name="P3"><text:span text:style-name="T10">100</text:span></text:p>
          </draw:text-box>
        </draw:frame>
        <draw:frame draw:style-name="gr44" draw:text-style-name="P3" draw:layer="layout" svg:width="0.794cm" svg:height="0.688cm" svg:x="12.752cm" svg:y="4.429cm">
          <draw:text-box>
            <text:p text:style-name="P3"><text:span text:style-name="T10">120</text:span></text:p>
          </draw:text-box>
        </draw:frame>
        <draw:frame draw:style-name="gr44" draw:text-style-name="P3" draw:layer="layout" svg:width="0.794cm" svg:height="0.688cm" svg:x="13.752cm" svg:y="4.429cm">
          <draw:text-box>
            <text:p text:style-name="P3"><text:span text:style-name="T10">130</text:span></text:p>
          </draw:text-box>
        </draw:frame>
        <draw:frame draw:style-name="gr44" draw:text-style-name="P3" draw:layer="layout" svg:width="0.794cm" svg:height="0.688cm" svg:x="14.752cm" svg:y="4.429cm">
          <draw:text-box>
            <text:p text:style-name="P3"><text:span text:style-name="T10">140</text:span></text:p>
          </draw:text-box>
        </draw:frame>
        <draw:frame draw:style-name="gr44" draw:text-style-name="P3" draw:layer="layout" svg:width="0.794cm" svg:height="0.688cm" svg:x="15.752cm" svg:y="4.429cm">
          <draw:text-box>
            <text:p text:style-name="P3"><text:span text:style-name="T10">150</text:span></text:p>
          </draw:text-box>
        </draw:frame>
        <draw:frame draw:style-name="gr44" draw:text-style-name="P3" draw:layer="layout" svg:width="0.794cm" svg:height="0.688cm" svg:x="16.752cm" svg:y="4.429cm">
          <draw:text-box>
            <text:p text:style-name="P3"><text:span text:style-name="T10">160</text:span></text:p>
          </draw:text-box>
        </draw:frame>
        <draw:frame draw:style-name="gr44" draw:text-style-name="P3" draw:layer="layout" svg:width="0.794cm" svg:height="0.688cm" svg:x="17.752cm" svg:y="4.429cm">
          <draw:text-box>
            <text:p text:style-name="P3"><text:span text:style-name="T10">170</text:span></text:p>
          </draw:text-box>
        </draw:frame>
        <draw:frame draw:style-name="gr44" draw:text-style-name="P3" draw:layer="layout" svg:width="0.794cm" svg:height="0.688cm" svg:x="18.752cm" svg:y="4.429cm">
          <draw:text-box>
            <text:p text:style-name="P3"><text:span text:style-name="T10">180</text:span></text:p>
          </draw:text-box>
        </draw:frame>
        <draw:frame draw:style-name="gr42" draw:text-style-name="P2" draw:layer="layout" svg:width="1.038cm" svg:height="0.474cm" svg:x="19.211cm" svg:y="3.138cm">
          <text:p/>
          <draw:object xlink:href="./Object 6" xlink:type="simple" xlink:show="embed" xlink:actuate="onLoad"/>
          <draw:image xlink:href="./ObjectReplacements/Object 6" xlink:type="simple" xlink:show="embed" xlink:actuate="onLoad"/>
        </draw:frame>
        <draw:line draw:style-name="gr45" draw:text-style-name="P2" draw:layer="layout" svg:x1="1.965cm" svg:y1="2.204cm" svg:x2="1.965cm" svg:y2="22.205cm">
          <text:p/>
        </draw:line>
        <draw:line draw:style-name="gr41" draw:text-style-name="P2" draw:layer="layout" svg:x1="1.681cm" svg:y1="4.979cm" svg:x2="2.181cm" svg:y2="4.979cm">
          <text:p/>
        </draw:line>
        <draw:line draw:style-name="gr41" draw:text-style-name="P2" draw:layer="layout" svg:x1="1.681cm" svg:y1="5.979cm" svg:x2="2.181cm" svg:y2="5.979cm">
          <text:p/>
        </draw:line>
        <draw:line draw:style-name="gr41" draw:text-style-name="P2" draw:layer="layout" svg:x1="1.681cm" svg:y1="6.979cm" svg:x2="2.181cm" svg:y2="6.979cm">
          <text:p/>
        </draw:line>
        <draw:line draw:style-name="gr41" draw:text-style-name="P2" draw:layer="layout" svg:x1="1.681cm" svg:y1="7.979cm" svg:x2="2.181cm" svg:y2="7.979cm">
          <text:p/>
        </draw:line>
        <draw:line draw:style-name="gr41" draw:text-style-name="P2" draw:layer="layout" svg:x1="1.681cm" svg:y1="8.979cm" svg:x2="2.181cm" svg:y2="8.979cm">
          <text:p/>
        </draw:line>
        <draw:line draw:style-name="gr41" draw:text-style-name="P2" draw:layer="layout" svg:x1="1.681cm" svg:y1="9.979cm" svg:x2="2.181cm" svg:y2="9.979cm">
          <text:p/>
        </draw:line>
        <draw:frame draw:style-name="gr42" draw:text-style-name="P2" draw:layer="layout" svg:width="1.419cm" svg:height="0.474cm" svg:x="1.011cm" svg:y="1.438cm">
          <text:p/>
          <draw:object xlink:href="./Object 7" xlink:type="simple" xlink:show="embed" xlink:actuate="onLoad"/>
          <draw:image xlink:href="./ObjectReplacements/Object 7" xlink:type="simple" xlink:show="embed" xlink:actuate="onLoad"/>
        </draw:frame>
        <draw:frame draw:style-name="gr44" draw:text-style-name="P3" draw:layer="layout" svg:width="1.052cm" svg:height="0.688cm" svg:x="0.494cm" svg:y="4.729cm">
          <draw:text-box>
            <text:p text:style-name="P3"><text:span text:style-name="T10">-0,02</text:span></text:p>
          </draw:text-box>
        </draw:frame>
        <draw:frame draw:style-name="gr44" draw:text-style-name="P3" draw:layer="layout" svg:width="1.052cm" svg:height="0.688cm" svg:x="0.494cm" svg:y="5.729cm">
          <draw:text-box>
            <text:p text:style-name="P3"><text:span text:style-name="T10">-0,04</text:span></text:p>
          </draw:text-box>
        </draw:frame>
        <draw:frame draw:style-name="gr44" draw:text-style-name="P3" draw:layer="layout" svg:width="1.052cm" svg:height="0.688cm" svg:x="0.494cm" svg:y="6.629cm">
          <draw:text-box>
            <text:p text:style-name="P3"><text:span text:style-name="T10">-0,06</text:span></text:p>
          </draw:text-box>
        </draw:frame>
        <draw:frame draw:style-name="gr44" draw:text-style-name="P3" draw:layer="layout" svg:width="1.052cm" svg:height="0.688cm" svg:x="0.494cm" svg:y="7.729cm">
          <draw:text-box>
            <text:p text:style-name="P3"><text:span text:style-name="T10">-0,08</text:span></text:p>
          </draw:text-box>
        </draw:frame>
        <draw:frame draw:style-name="gr44" draw:text-style-name="P3" draw:layer="layout" svg:width="1.052cm" svg:height="0.688cm" svg:x="0.494cm" svg:y="8.629cm">
          <draw:text-box>
            <text:p text:style-name="P3"><text:span text:style-name="T10">-0,1</text:span></text:p>
          </draw:text-box>
        </draw:frame>
        <draw:frame draw:style-name="gr44" draw:text-style-name="P3" draw:layer="layout" svg:width="1.052cm" svg:height="0.688cm" svg:x="0.494cm" svg:y="9.629cm">
          <draw:text-box>
            <text:p text:style-name="P3"><text:span text:style-name="T10">-0,12</text:span></text:p>
          </draw:text-box>
        </draw:frame>
        <draw:line draw:style-name="gr41" draw:text-style-name="P2" draw:layer="layout" svg:x1="1.682cm" svg:y1="10.979cm" svg:x2="2.182cm" svg:y2="10.979cm">
          <text:p/>
        </draw:line>
        <draw:line draw:style-name="gr41" draw:text-style-name="P2" draw:layer="layout" svg:x1="1.682cm" svg:y1="11.979cm" svg:x2="2.182cm" svg:y2="11.979cm">
          <text:p/>
        </draw:line>
        <draw:line draw:style-name="gr41" draw:text-style-name="P2" draw:layer="layout" svg:x1="1.682cm" svg:y1="12.979cm" svg:x2="2.182cm" svg:y2="12.979cm">
          <text:p/>
        </draw:line>
        <draw:line draw:style-name="gr41" draw:text-style-name="P2" draw:layer="layout" svg:x1="1.682cm" svg:y1="13.979cm" svg:x2="2.182cm" svg:y2="13.979cm">
          <text:p/>
        </draw:line>
        <draw:line draw:style-name="gr41" draw:text-style-name="P2" draw:layer="layout" svg:x1="1.682cm" svg:y1="14.979cm" svg:x2="2.182cm" svg:y2="14.979cm">
          <text:p/>
        </draw:line>
        <draw:frame draw:style-name="gr44" draw:text-style-name="P3" draw:layer="layout" svg:width="1.052cm" svg:height="0.688cm" svg:x="0.495cm" svg:y="10.729cm">
          <draw:text-box>
            <text:p text:style-name="P3"><text:span text:style-name="T10">-0,14</text:span></text:p>
          </draw:text-box>
        </draw:frame>
        <draw:frame draw:style-name="gr44" draw:text-style-name="P3" draw:layer="layout" svg:width="1.052cm" svg:height="0.688cm" svg:x="0.495cm" svg:y="11.629cm">
          <draw:text-box>
            <text:p text:style-name="P3"><text:span text:style-name="T10">-0,16</text:span></text:p>
          </draw:text-box>
        </draw:frame>
        <draw:frame draw:style-name="gr44" draw:text-style-name="P3" draw:layer="layout" svg:width="1.052cm" svg:height="0.688cm" svg:x="0.495cm" svg:y="12.729cm">
          <draw:text-box>
            <text:p text:style-name="P3"><text:span text:style-name="T10">-0,18</text:span></text:p>
          </draw:text-box>
        </draw:frame>
        <draw:frame draw:style-name="gr44" draw:text-style-name="P3" draw:layer="layout" svg:width="1.052cm" svg:height="0.688cm" svg:x="0.495cm" svg:y="13.629cm">
          <draw:text-box>
            <text:p text:style-name="P3"><text:span text:style-name="T10">-0,2</text:span></text:p>
          </draw:text-box>
        </draw:frame>
        <draw:frame draw:style-name="gr44" draw:text-style-name="P3" draw:layer="layout" svg:width="1.052cm" svg:height="0.688cm" svg:x="0.495cm" svg:y="14.629cm">
          <draw:text-box>
            <text:p text:style-name="P3"><text:span text:style-name="T10">-0,22</text:span></text:p>
          </draw:text-box>
        </draw:frame>
        <draw:custom-shape draw:style-name="gr46" draw:text-style-name="P2" draw:layer="layout" svg:width="0.15cm" svg:height="0.15cm" svg:x="1.933cm" svg:y="3.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3.934cm" svg:y="10.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5.935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2" draw:layer="layout" svg:x1="1.683cm" svg:y1="15.979cm" svg:x2="2.183cm" svg:y2="15.979cm">
          <text:p/>
        </draw:line>
        <draw:line draw:style-name="gr41" draw:text-style-name="P2" draw:layer="layout" svg:x1="1.683cm" svg:y1="16.979cm" svg:x2="2.183cm" svg:y2="16.979cm">
          <text:p/>
        </draw:line>
        <draw:line draw:style-name="gr41" draw:text-style-name="P2" draw:layer="layout" svg:x1="1.683cm" svg:y1="17.979cm" svg:x2="2.183cm" svg:y2="17.979cm">
          <text:p/>
        </draw:line>
        <draw:line draw:style-name="gr41" draw:text-style-name="P2" draw:layer="layout" svg:x1="1.683cm" svg:y1="18.979cm" svg:x2="2.183cm" svg:y2="18.979cm">
          <text:p/>
        </draw:line>
        <draw:line draw:style-name="gr41" draw:text-style-name="P2" draw:layer="layout" svg:x1="1.683cm" svg:y1="19.979cm" svg:x2="2.183cm" svg:y2="19.979cm">
          <text:p/>
        </draw:line>
        <draw:frame draw:style-name="gr44" draw:text-style-name="P3" draw:layer="layout" svg:width="1.052cm" svg:height="0.688cm" svg:x="0.496cm" svg:y="15.729cm">
          <draw:text-box>
            <text:p text:style-name="P3"><text:span text:style-name="T10">-0,24</text:span></text:p>
          </draw:text-box>
        </draw:frame>
        <draw:frame draw:style-name="gr44" draw:text-style-name="P3" draw:layer="layout" svg:width="1.052cm" svg:height="0.688cm" svg:x="0.496cm" svg:y="16.629cm">
          <draw:text-box>
            <text:p text:style-name="P3"><text:span text:style-name="T10">-0,26</text:span></text:p>
          </draw:text-box>
        </draw:frame>
        <draw:frame draw:style-name="gr44" draw:text-style-name="P3" draw:layer="layout" svg:width="1.052cm" svg:height="0.688cm" svg:x="0.496cm" svg:y="17.729cm">
          <draw:text-box>
            <text:p text:style-name="P3"><text:span text:style-name="T10">-0,28</text:span></text:p>
          </draw:text-box>
        </draw:frame>
        <draw:frame draw:style-name="gr44" draw:text-style-name="P3" draw:layer="layout" svg:width="1.052cm" svg:height="0.688cm" svg:x="0.496cm" svg:y="18.629cm">
          <draw:text-box>
            <text:p text:style-name="P3"><text:span text:style-name="T10">-0,3</text:span></text:p>
          </draw:text-box>
        </draw:frame>
        <draw:frame draw:style-name="gr44" draw:text-style-name="P3" draw:layer="layout" svg:width="1.052cm" svg:height="0.688cm" svg:x="0.496cm" svg:y="19.629cm">
          <draw:text-box>
            <text:p text:style-name="P3"><text:span text:style-name="T10">-0,32</text:span></text:p>
          </draw:text-box>
        </draw:frame>
        <draw:custom-shape draw:style-name="gr46" draw:text-style-name="P2" draw:layer="layout" svg:width="0.15cm" svg:height="0.15cm" svg:x="7.936cm" svg:y="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9.937cm" svg:y="1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11.938cm" svg:y="19.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13.939cm" svg:y="1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15.936cm" svg:y="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17.935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18.934cm" svg:y="3.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ce style:name="Liberation Serif2" svg:font-family="'Liberation Serif'"/>
    <style:font-face style:name="OpenSymbol1" svg:font-family="OpenSymbol"/>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OpenSymbol" svg:font-family="Open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2"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4-11-19T13:41:24.477496635</dc:date>
    <meta:document-statistic meta:object-count="630"/>
    <meta:generator>LibreOffice/4.2.8.2$Linux_x86 LibreOffice_project/420m0$Build-2</meta:generator>
  </office:meta>
</office:document-meta>
</file>

<file path=Object 1/content.xml><?xml version="1.0" encoding="utf-8"?>
<math xmlns="http://www.w3.org/1998/Math/MathML" display="block">
  <semantics>
    <mrow>
      <mrow>
        <msub>
          <mi>t</mi>
          <mn>1</mn>
        </msub>
        <mo stretchy="false">=</mo>
        <mn>0</mn>
      </mrow>
      <mi>s</mi>
      <mo stretchy="false">→</mo>
      <mrow>
        <mfrac>
          <mi mathvariant="italic">dv</mi>
          <mi mathvariant="italic">dt</mi>
        </mfrac>
        <mo stretchy="false">=</mo>
        <mn>0</mn>
      </mrow>
      <mfrac>
        <mi>V</mi>
        <mi>s</mi>
      </mfrac>
    </mrow>
    <annotation encoding="StarMath 5.0">t rsub 1 = 0s rightarrow  dv over dt = 0 V over s</annotation>
  </semantics>
</math>
</file>

<file path=Object 2/content.xml><?xml version="1.0" encoding="utf-8"?>
<math xmlns="http://www.w3.org/1998/Math/MathML" display="block">
  <semantics>
    <mrow>
      <mrow>
        <msub>
          <mi>t</mi>
          <mn>2</mn>
        </msub>
        <mo stretchy="false">=</mo>
        <mn>20</mn>
      </mrow>
      <mi>s</mi>
      <mo stretchy="false">→</mo>
      <mrow>
        <mfrac>
          <mi mathvariant="italic">dv</mi>
          <mi mathvariant="italic">dt</mi>
        </mfrac>
        <mo stretchy="false">=</mo>
        <mrow>
          <mo stretchy="false">−</mo>
          <mn>0,007</mn>
        </mrow>
      </mrow>
      <mfrac>
        <mi>V</mi>
        <mi>s</mi>
      </mfrac>
    </mrow>
    <annotation encoding="StarMath 5.0">t rsub 2 = 20s rightarrow  dv over dt = -0,007 V over s</annotation>
  </semantics>
</math>
</file>

<file path=Object 3/content.xml><?xml version="1.0" encoding="utf-8"?>
<math xmlns="http://www.w3.org/1998/Math/MathML" display="block">
  <semantics>
    <mrow>
      <mrow>
        <msub>
          <mi>t</mi>
          <mn>3</mn>
        </msub>
        <mo stretchy="false">=</mo>
        <mn>40</mn>
      </mrow>
      <mi>s</mi>
      <mo stretchy="false">→</mo>
      <mrow>
        <mfrac>
          <mi mathvariant="italic">dv</mi>
          <mi mathvariant="italic">dt</mi>
        </mfrac>
        <mo stretchy="false">=</mo>
        <mrow>
          <mo stretchy="false">−</mo>
          <mn>0,011</mn>
        </mrow>
      </mrow>
      <mfrac>
        <mi>V</mi>
        <mi>s</mi>
      </mfrac>
    </mrow>
    <annotation encoding="StarMath 5.0">t rsub 3 = 40s rightarrow  dv over dt = -0,011 V over s</annotation>
  </semantics>
</math>
</file>

<file path=Object 4/content.xml><?xml version="1.0" encoding="utf-8"?>
<math xmlns="http://www.w3.org/1998/Math/MathML" display="block">
  <semantics>
    <mrow>
      <mrow>
        <msub>
          <mi>t</mi>
          <mn>4</mn>
        </msub>
        <mo stretchy="false">=</mo>
        <mn>60</mn>
      </mrow>
      <mi>s</mi>
      <mo stretchy="false">→</mo>
      <mrow>
        <mfrac>
          <mi mathvariant="italic">dv</mi>
          <mi mathvariant="italic">dt</mi>
        </mfrac>
        <mo stretchy="false">=</mo>
        <mrow>
          <mo stretchy="false">−</mo>
          <mn>0,014</mn>
        </mrow>
      </mrow>
      <mfrac>
        <mi>V</mi>
        <mi>s</mi>
      </mfrac>
    </mrow>
    <annotation encoding="StarMath 5.0">t rsub 4 = 60s rightarrow  dv over dt = -0,014 V over s</annotation>
  </semantics>
</math>
</file>

<file path=Object 5/content.xml><?xml version="1.0" encoding="utf-8"?>
<math xmlns="http://www.w3.org/1998/Math/MathML" display="block">
  <semantics>
    <mrow>
      <mrow>
        <msub>
          <mi>t</mi>
          <mn>5</mn>
        </msub>
        <mo stretchy="false">=</mo>
        <mn>80</mn>
      </mrow>
      <mi>s</mi>
      <mo stretchy="false">→</mo>
      <mrow>
        <mfrac>
          <mi mathvariant="italic">dv</mi>
          <mi mathvariant="italic">dt</mi>
        </mfrac>
        <mo stretchy="false">=</mo>
        <mrow>
          <mo stretchy="false">−</mo>
          <mn>0,016</mn>
        </mrow>
      </mrow>
      <mfrac>
        <mi>V</mi>
        <mi>s</mi>
      </mfrac>
    </mrow>
    <annotation encoding="StarMath 5.0">t rsub 5 = 80s rightarrow  dv over dt = -0,016 V over s</annotation>
  </semantics>
</math>
</file>

<file path=Object 6/content.xml><?xml version="1.0" encoding="utf-8"?>
<math xmlns="http://www.w3.org/1998/Math/MathML" display="block">
  <semantics>
    <mrow>
      <mi>t</mi>
      <mi mathvariant="italic">en</mi>
      <mi>s</mi>
    </mrow>
    <annotation encoding="StarMath 5.0">t en s</annotation>
  </semantics>
</math>
</file>

<file path=Object 7/content.xml><?xml version="1.0" encoding="utf-8"?>
<math xmlns="http://www.w3.org/1998/Math/MathML" display="block">
  <semantics>
    <mrow>
      <mi>i</mi>
      <mi mathvariant="italic">en</mi>
      <mi mathvariant="italic">mA</mi>
    </mrow>
    <annotation encoding="StarMath 5.0">i en mA</annotation>
  </semantics>
</math>
</file>